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tch_P_controller" table:style-name="ta1">
        <table:shapes>
          <draw:frame draw:z-index="0" draw:style-name="gr1" draw:text-style-name="P1" svg:width="17.7925in" svg:height="7.2547in" svg:x="2.7843in" svg:y="0.1882in">
            <draw:object draw:notify-on-update-of-ranges="Pitch_P_controller.A1:Pitch_P_controller.A1 Pitch_P_controller.A2:Pitch_P_controller.A412 Pitch_P_controller.B1:Pitch_P_controller.B1 Pitch_P_controller.B2:Pitch_P_controller.B412 Pitch_P_controller.C1:Pitch_P_controller.C1 Pitch_P_controller.C2:Pitch_P_controller.C412 Pitch_P_controller.D1:Pitch_P_controller.D1 Pitch_P_controller.D2:Pitch_P_controller.D4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WM0&amp;3</text:p>
          </table:table-cell>
          <table:table-cell office:value-type="string" calcext:value-type="string">
            <text:p>PWM1&amp;2</text:p>
          </table:table-cell>
          <table:table-cell office:value-type="string" calcext:value-type="string">
            <text:p>Accel Pitch angle * 20</text:p>
          </table:table-cell>
          <table:table-cell office:value-type="string" calcext:value-type="string">
            <text:p>Filtered Pitch angel * 2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1.284227" calcext:value-type="float">
            <text:p>1.284227</text:p>
          </table:table-cell>
          <table:table-cell office:value-type="float" office:value="-7.447391" calcext:value-type="float">
            <text:p>-7.44739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2.394669" calcext:value-type="float">
            <text:p>-2.394669</text:p>
          </table:table-cell>
          <table:table-cell office:value-type="float" office:value="-7.964026" calcext:value-type="float">
            <text:p>-7.96402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0.275939" calcext:value-type="float">
            <text:p>0.275939</text:p>
          </table:table-cell>
          <table:table-cell office:value-type="float" office:value="-8.62641" calcext:value-type="float">
            <text:p>-8.6264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39.517895" calcext:value-type="float">
            <text:p>-39.517895</text:p>
          </table:table-cell>
          <table:table-cell office:value-type="float" office:value="-9.586405" calcext:value-type="float">
            <text:p>-9.58640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85.513077" calcext:value-type="float">
            <text:p>-85.513077</text:p>
          </table:table-cell>
          <table:table-cell office:value-type="float" office:value="-11.316387" calcext:value-type="float">
            <text:p>-11.316387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3.52953" calcext:value-type="float">
            <text:p>3.52953</text:p>
          </table:table-cell>
          <table:table-cell office:value-type="float" office:value="-12.60968" calcext:value-type="float">
            <text:p>-12.6096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03" calcext:value-type="float">
            <text:p>1103</text:p>
          </table:table-cell>
          <table:table-cell office:value-type="float" office:value="49.103722" calcext:value-type="float">
            <text:p>49.103722</text:p>
          </table:table-cell>
          <table:table-cell office:value-type="float" office:value="-13.619198" calcext:value-type="float">
            <text:p>-13.61919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03" calcext:value-type="float">
            <text:p>1103</text:p>
          </table:table-cell>
          <table:table-cell office:value-type="float" office:value="67.646927" calcext:value-type="float">
            <text:p>67.646927</text:p>
          </table:table-cell>
          <table:table-cell office:value-type="float" office:value="-11.03886" calcext:value-type="float">
            <text:p>-11.0388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42.380753" calcext:value-type="float">
            <text:p>42.380753</text:p>
          </table:table-cell>
          <table:table-cell office:value-type="float" office:value="-3.020424" calcext:value-type="float">
            <text:p>-3.02042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-0.476892" calcext:value-type="float">
            <text:p>-0.476892</text:p>
          </table:table-cell>
          <table:table-cell office:value-type="float" office:value="-5.580249" calcext:value-type="float">
            <text:p>-5.58024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76.656815" calcext:value-type="float">
            <text:p>76.656815</text:p>
          </table:table-cell>
          <table:table-cell office:value-type="float" office:value="-1.717355" calcext:value-type="float">
            <text:p>-1.71735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99.293938" calcext:value-type="float">
            <text:p>99.293938</text:p>
          </table:table-cell>
          <table:table-cell office:value-type="float" office:value="-1.355258" calcext:value-type="float">
            <text:p>-1.35525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114.341965" calcext:value-type="float">
            <text:p>114.341965</text:p>
          </table:table-cell>
          <table:table-cell office:value-type="float" office:value="13.819197" calcext:value-type="float">
            <text:p>13.819197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96" calcext:value-type="float">
            <text:p>1096</text:p>
          </table:table-cell>
          <table:table-cell office:value-type="float" office:value="-72.571762" calcext:value-type="float">
            <text:p>-72.571762</text:p>
          </table:table-cell>
          <table:table-cell office:value-type="float" office:value="-7.268056" calcext:value-type="float">
            <text:p>-7.26805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68.253845" calcext:value-type="float">
            <text:p>68.253845</text:p>
          </table:table-cell>
          <table:table-cell office:value-type="float" office:value="65.889786" calcext:value-type="float">
            <text:p>65.88978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83" calcext:value-type="float">
            <text:p>1083</text:p>
          </table:table-cell>
          <table:table-cell office:value-type="float" office:value="-148.497498" calcext:value-type="float">
            <text:p>-148.497498</text:p>
          </table:table-cell>
          <table:table-cell office:value-type="float" office:value="50.722748" calcext:value-type="float">
            <text:p>50.72274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87" calcext:value-type="float">
            <text:p>1087</text:p>
          </table:table-cell>
          <table:table-cell office:value-type="float" office:value="-43.189835" calcext:value-type="float">
            <text:p>-43.189835</text:p>
          </table:table-cell>
          <table:table-cell office:value-type="float" office:value="61.487778" calcext:value-type="float">
            <text:p>61.48777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84" calcext:value-type="float">
            <text:p>1084</text:p>
          </table:table-cell>
          <table:table-cell office:value-type="float" office:value="176.743149" calcext:value-type="float">
            <text:p>176.743149</text:p>
          </table:table-cell>
          <table:table-cell office:value-type="float" office:value="116.041077" calcext:value-type="float">
            <text:p>116.041077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70" calcext:value-type="float">
            <text:p>1070</text:p>
          </table:table-cell>
          <table:table-cell office:value-type="float" office:value="154.825668" calcext:value-type="float">
            <text:p>154.825668</text:p>
          </table:table-cell>
          <table:table-cell office:value-type="float" office:value="115.657166" calcext:value-type="float">
            <text:p>115.65716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71" calcext:value-type="float">
            <text:p>1071</text:p>
          </table:table-cell>
          <table:table-cell office:value-type="float" office:value="80.518799" calcext:value-type="float">
            <text:p>80.518799</text:p>
          </table:table-cell>
          <table:table-cell office:value-type="float" office:value="99.339867" calcext:value-type="float">
            <text:p>99.33986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75" calcext:value-type="float">
            <text:p>1075</text:p>
          </table:table-cell>
          <table:table-cell office:value-type="float" office:value="-54.684219" calcext:value-type="float">
            <text:p>-54.684219</text:p>
          </table:table-cell>
          <table:table-cell office:value-type="float" office:value="77.917244" calcext:value-type="float">
            <text:p>77.91724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80" calcext:value-type="float">
            <text:p>1080</text:p>
          </table:table-cell>
          <table:table-cell office:value-type="float" office:value="-70.338776" calcext:value-type="float">
            <text:p>-70.338776</text:p>
          </table:table-cell>
          <table:table-cell office:value-type="float" office:value="75.046219" calcext:value-type="float">
            <text:p>75.04621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81" calcext:value-type="float">
            <text:p>1081</text:p>
          </table:table-cell>
          <table:table-cell office:value-type="float" office:value="-79.138405" calcext:value-type="float">
            <text:p>-79.138405</text:p>
          </table:table-cell>
          <table:table-cell office:value-type="float" office:value="32.394066" calcext:value-type="float">
            <text:p>32.394066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91" calcext:value-type="float">
            <text:p>1091</text:p>
          </table:table-cell>
          <table:table-cell office:value-type="float" office:value="50.545277" calcext:value-type="float">
            <text:p>50.545277</text:p>
          </table:table-cell>
          <table:table-cell office:value-type="float" office:value="1.689029" calcext:value-type="float">
            <text:p>1.68902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99" calcext:value-type="float">
            <text:p>1099</text:p>
          </table:table-cell>
          <table:table-cell office:value-type="float" office:value="-8.685053" calcext:value-type="float">
            <text:p>-8.685053</text:p>
          </table:table-cell>
          <table:table-cell office:value-type="float" office:value="-17.433918" calcext:value-type="float">
            <text:p>-17.43391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04" calcext:value-type="float">
            <text:p>1104</text:p>
          </table:table-cell>
          <table:table-cell office:value-type="float" office:value="-929.582458" calcext:value-type="float">
            <text:p>-929.582458</text:p>
          </table:table-cell>
          <table:table-cell office:value-type="float" office:value="-35.987045" calcext:value-type="float">
            <text:p>-35.98704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108" calcext:value-type="float">
            <text:p>1108</text:p>
          </table:table-cell>
          <table:table-cell office:value-type="float" office:value="-929.582458" calcext:value-type="float">
            <text:p>-929.582458</text:p>
          </table:table-cell>
          <table:table-cell office:value-type="float" office:value="-54.162613" calcext:value-type="float">
            <text:p>-54.16261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113" calcext:value-type="float">
            <text:p>1113</text:p>
          </table:table-cell>
          <table:table-cell office:value-type="float" office:value="-929.582458" calcext:value-type="float">
            <text:p>-929.582458</text:p>
          </table:table-cell>
          <table:table-cell office:value-type="float" office:value="-71.976044" calcext:value-type="float">
            <text:p>-71.976044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117" calcext:value-type="float">
            <text:p>1117</text:p>
          </table:table-cell>
          <table:table-cell office:value-type="float" office:value="-929.582458" calcext:value-type="float">
            <text:p>-929.582458</text:p>
          </table:table-cell>
          <table:table-cell office:value-type="float" office:value="-89.434593" calcext:value-type="float">
            <text:p>-89.43459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122" calcext:value-type="float">
            <text:p>1122</text:p>
          </table:table-cell>
          <table:table-cell office:value-type="float" office:value="-929.582458" calcext:value-type="float">
            <text:p>-929.582458</text:p>
          </table:table-cell>
          <table:table-cell office:value-type="float" office:value="-106.539185" calcext:value-type="float">
            <text:p>-106.53918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126" calcext:value-type="float">
            <text:p>1126</text:p>
          </table:table-cell>
          <table:table-cell office:value-type="float" office:value="-227.589401" calcext:value-type="float">
            <text:p>-227.589401</text:p>
          </table:table-cell>
          <table:table-cell office:value-type="float" office:value="-138.12149" calcext:value-type="float">
            <text:p>-138.1214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34" calcext:value-type="float">
            <text:p>1134</text:p>
          </table:table-cell>
          <table:table-cell office:value-type="float" office:value="-259.39978" calcext:value-type="float">
            <text:p>-259.39978</text:p>
          </table:table-cell>
          <table:table-cell office:value-type="float" office:value="-163.706085" calcext:value-type="float">
            <text:p>-163.70608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 office:value-type="float" office:value="-274.656342" calcext:value-type="float">
            <text:p>-274.656342</text:p>
          </table:table-cell>
          <table:table-cell office:value-type="float" office:value="-199.444702" calcext:value-type="float">
            <text:p>-199.44470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49" calcext:value-type="float">
            <text:p>1149</text:p>
          </table:table-cell>
          <table:table-cell office:value-type="float" office:value="-373.225159" calcext:value-type="float">
            <text:p>-373.225159</text:p>
          </table:table-cell>
          <table:table-cell office:value-type="float" office:value="-237.911133" calcext:value-type="float">
            <text:p>-237.91113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59" calcext:value-type="float">
            <text:p>1159</text:p>
          </table:table-cell>
          <table:table-cell office:value-type="float" office:value="-929.582458" calcext:value-type="float">
            <text:p>-929.582458</text:p>
          </table:table-cell>
          <table:table-cell office:value-type="float" office:value="-252.046204" calcext:value-type="float">
            <text:p>-252.04620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63" calcext:value-type="float">
            <text:p>1163</text:p>
          </table:table-cell>
          <table:table-cell office:value-type="float" office:value="-462.594299" calcext:value-type="float">
            <text:p>-462.594299</text:p>
          </table:table-cell>
          <table:table-cell office:value-type="float" office:value="-278.030151" calcext:value-type="float">
            <text:p>-278.03015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169" calcext:value-type="float">
            <text:p>1169</text:p>
          </table:table-cell>
          <table:table-cell office:value-type="float" office:value="-541.067871" calcext:value-type="float">
            <text:p>-541.067871</text:p>
          </table:table-cell>
          <table:table-cell office:value-type="float" office:value="-290.60379" calcext:value-type="float">
            <text:p>-290.6037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172" calcext:value-type="float">
            <text:p>1172</text:p>
          </table:table-cell>
          <table:table-cell office:value-type="float" office:value="-491.56958" calcext:value-type="float">
            <text:p>-491.56958</text:p>
          </table:table-cell>
          <table:table-cell office:value-type="float" office:value="-303.40564" calcext:value-type="float">
            <text:p>-303.405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75" calcext:value-type="float">
            <text:p>1175</text:p>
          </table:table-cell>
          <table:table-cell office:value-type="float" office:value="-378.107025" calcext:value-type="float">
            <text:p>-378.107025</text:p>
          </table:table-cell>
          <table:table-cell office:value-type="float" office:value="-316.606354" calcext:value-type="float">
            <text:p>-316.60635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79" calcext:value-type="float">
            <text:p>1179</text:p>
          </table:table-cell>
          <table:table-cell office:value-type="float" office:value="-612.913818" calcext:value-type="float">
            <text:p>-612.913818</text:p>
          </table:table-cell>
          <table:table-cell office:value-type="float" office:value="-322.713989" calcext:value-type="float">
            <text:p>-322.71398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80" calcext:value-type="float">
            <text:p>1180</text:p>
          </table:table-cell>
          <table:table-cell office:value-type="float" office:value="-657.113892" calcext:value-type="float">
            <text:p>-657.113892</text:p>
          </table:table-cell>
          <table:table-cell office:value-type="float" office:value="-336.406616" calcext:value-type="float">
            <text:p>-336.40661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84" calcext:value-type="float">
            <text:p>1184</text:p>
          </table:table-cell>
          <table:table-cell office:value-type="float" office:value="-381.672028" calcext:value-type="float">
            <text:p>-381.672028</text:p>
          </table:table-cell>
          <table:table-cell office:value-type="float" office:value="-366.943634" calcext:value-type="float">
            <text:p>-366.94363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191" calcext:value-type="float">
            <text:p>1191</text:p>
          </table:table-cell>
          <table:table-cell office:value-type="float" office:value="-396.203888" calcext:value-type="float">
            <text:p>-396.203888</text:p>
          </table:table-cell>
          <table:table-cell office:value-type="float" office:value="-395.332703" calcext:value-type="float">
            <text:p>-395.33270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198" calcext:value-type="float">
            <text:p>1198</text:p>
          </table:table-cell>
          <table:table-cell office:value-type="float" office:value="-511.870789" calcext:value-type="float">
            <text:p>-511.870789</text:p>
          </table:table-cell>
          <table:table-cell office:value-type="float" office:value="-441.735229" calcext:value-type="float">
            <text:p>-441.7352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46.788818" calcext:value-type="float">
            <text:p>-646.788818</text:p>
          </table:table-cell>
          <table:table-cell office:value-type="float" office:value="-462.827759" calcext:value-type="float">
            <text:p>-462.8277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18.598877" calcext:value-type="float">
            <text:p>-518.598877</text:p>
          </table:table-cell>
          <table:table-cell office:value-type="float" office:value="-462.185059" calcext:value-type="float">
            <text:p>-462.1850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64.711426" calcext:value-type="float">
            <text:p>-664.711426</text:p>
          </table:table-cell>
          <table:table-cell office:value-type="float" office:value="-465.710724" calcext:value-type="float">
            <text:p>-465.7107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63.672546" calcext:value-type="float">
            <text:p>-663.672546</text:p>
          </table:table-cell>
          <table:table-cell office:value-type="float" office:value="-477.749512" calcext:value-type="float">
            <text:p>-477.7495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71.724792" calcext:value-type="float">
            <text:p>-671.724792</text:p>
          </table:table-cell>
          <table:table-cell office:value-type="float" office:value="-485.006897" calcext:value-type="float">
            <text:p>-485.0068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08.351929" calcext:value-type="float">
            <text:p>-608.351929</text:p>
          </table:table-cell>
          <table:table-cell office:value-type="float" office:value="-471.127136" calcext:value-type="float">
            <text:p>-471.1271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51.837219" calcext:value-type="float">
            <text:p>-551.837219</text:p>
          </table:table-cell>
          <table:table-cell office:value-type="float" office:value="-432.603882" calcext:value-type="float">
            <text:p>-432.6038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82.125488" calcext:value-type="float">
            <text:p>-682.125488</text:p>
          </table:table-cell>
          <table:table-cell office:value-type="float" office:value="-391.498047" calcext:value-type="float">
            <text:p>-391.49804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197" calcext:value-type="float">
            <text:p>1197</text:p>
          </table:table-cell>
          <table:table-cell office:value-type="float" office:value="-594.465393" calcext:value-type="float">
            <text:p>-594.465393</text:p>
          </table:table-cell>
          <table:table-cell office:value-type="float" office:value="-347.445801" calcext:value-type="float">
            <text:p>-347.44580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86" calcext:value-type="float">
            <text:p>1186</text:p>
          </table:table-cell>
          <table:table-cell office:value-type="float" office:value="-498.364563" calcext:value-type="float">
            <text:p>-498.364563</text:p>
          </table:table-cell>
          <table:table-cell office:value-type="float" office:value="-307.754852" calcext:value-type="float">
            <text:p>-307.75485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76" calcext:value-type="float">
            <text:p>1176</text:p>
          </table:table-cell>
          <table:table-cell office:value-type="float" office:value="-507.840698" calcext:value-type="float">
            <text:p>-507.840698</text:p>
          </table:table-cell>
          <table:table-cell office:value-type="float" office:value="-277.978546" calcext:value-type="float">
            <text:p>-277.97854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169" calcext:value-type="float">
            <text:p>1169</text:p>
          </table:table-cell>
          <table:table-cell office:value-type="float" office:value="-396.071808" calcext:value-type="float">
            <text:p>-396.071808</text:p>
          </table:table-cell>
          <table:table-cell office:value-type="float" office:value="-246.924164" calcext:value-type="float">
            <text:p>-246.92416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161" calcext:value-type="float">
            <text:p>1161</text:p>
          </table:table-cell>
          <table:table-cell office:value-type="float" office:value="-380.848999" calcext:value-type="float">
            <text:p>-380.848999</text:p>
          </table:table-cell>
          <table:table-cell office:value-type="float" office:value="-200.207901" calcext:value-type="float">
            <text:p>-200.20790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150" calcext:value-type="float">
            <text:p>1150</text:p>
          </table:table-cell>
          <table:table-cell office:value-type="float" office:value="-488.135406" calcext:value-type="float">
            <text:p>-488.135406</text:p>
          </table:table-cell>
          <table:table-cell office:value-type="float" office:value="-152.2603" calcext:value-type="float">
            <text:p>-152.260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38" calcext:value-type="float">
            <text:p>1138</text:p>
          </table:table-cell>
          <table:table-cell office:value-type="float" office:value="-279.854797" calcext:value-type="float">
            <text:p>-279.854797</text:p>
          </table:table-cell>
          <table:table-cell office:value-type="float" office:value="-102.922333" calcext:value-type="float">
            <text:p>-102.92233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125" calcext:value-type="float">
            <text:p>1125</text:p>
          </table:table-cell>
          <table:table-cell office:value-type="float" office:value="-244.992126" calcext:value-type="float">
            <text:p>-244.992126</text:p>
          </table:table-cell>
          <table:table-cell office:value-type="float" office:value="-64.351723" calcext:value-type="float">
            <text:p>-64.35172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116" calcext:value-type="float">
            <text:p>1116</text:p>
          </table:table-cell>
          <table:table-cell office:value-type="float" office:value="-302.509796" calcext:value-type="float">
            <text:p>-302.509796</text:p>
          </table:table-cell>
          <table:table-cell office:value-type="float" office:value="-38.298344" calcext:value-type="float">
            <text:p>-38.29834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109" calcext:value-type="float">
            <text:p>1109</text:p>
          </table:table-cell>
          <table:table-cell office:value-type="float" office:value="-49.19334" calcext:value-type="float">
            <text:p>-49.19334</text:p>
          </table:table-cell>
          <table:table-cell office:value-type="float" office:value="23.287392" calcext:value-type="float">
            <text:p>23.28739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94" calcext:value-type="float">
            <text:p>1094</text:p>
          </table:table-cell>
          <table:table-cell office:value-type="float" office:value="-196.80603" calcext:value-type="float">
            <text:p>-196.80603</text:p>
          </table:table-cell>
          <table:table-cell office:value-type="float" office:value="75.399544" calcext:value-type="float">
            <text:p>75.39954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81" calcext:value-type="float">
            <text:p>1081</text:p>
          </table:table-cell>
          <table:table-cell office:value-type="float" office:value="-97.701195" calcext:value-type="float">
            <text:p>-97.701195</text:p>
          </table:table-cell>
          <table:table-cell office:value-type="float" office:value="104.129982" calcext:value-type="float">
            <text:p>104.12998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73" calcext:value-type="float">
            <text:p>1073</text:p>
          </table:table-cell>
          <table:table-cell office:value-type="float" office:value="-81.150681" calcext:value-type="float">
            <text:p>-81.150681</text:p>
          </table:table-cell>
          <table:table-cell office:value-type="float" office:value="140.061615" calcext:value-type="float">
            <text:p>140.06161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64" calcext:value-type="float">
            <text:p>1064</text:p>
          </table:table-cell>
          <table:table-cell office:value-type="float" office:value="-25.627699" calcext:value-type="float">
            <text:p>-25.627699</text:p>
          </table:table-cell>
          <table:table-cell office:value-type="float" office:value="179.118942" calcext:value-type="float">
            <text:p>179.11894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55" calcext:value-type="float">
            <text:p>1055</text:p>
          </table:table-cell>
          <table:table-cell office:value-type="float" office:value="4.618413" calcext:value-type="float">
            <text:p>4.618413</text:p>
          </table:table-cell>
          <table:table-cell office:value-type="float" office:value="210.663849" calcext:value-type="float">
            <text:p>210.663849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47" calcext:value-type="float">
            <text:p>1047</text:p>
          </table:table-cell>
          <table:table-cell office:value-type="float" office:value="203.615967" calcext:value-type="float">
            <text:p>203.615967</text:p>
          </table:table-cell>
          <table:table-cell office:value-type="float" office:value="265.224335" calcext:value-type="float">
            <text:p>265.22433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033" calcext:value-type="float">
            <text:p>1033</text:p>
          </table:table-cell>
          <table:table-cell office:value-type="float" office:value="263.232452" calcext:value-type="float">
            <text:p>263.232452</text:p>
          </table:table-cell>
          <table:table-cell office:value-type="float" office:value="301.232483" calcext:value-type="float">
            <text:p>301.23248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24" calcext:value-type="float">
            <text:p>1024</text:p>
          </table:table-cell>
          <table:table-cell office:value-type="float" office:value="177.540283" calcext:value-type="float">
            <text:p>177.540283</text:p>
          </table:table-cell>
          <table:table-cell office:value-type="float" office:value="322.48291" calcext:value-type="float">
            <text:p>322.4829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19" calcext:value-type="float">
            <text:p>1019</text:p>
          </table:table-cell>
          <table:table-cell office:value-type="float" office:value="323.36795" calcext:value-type="float">
            <text:p>323.36795</text:p>
          </table:table-cell>
          <table:table-cell office:value-type="float" office:value="346.283417" calcext:value-type="float">
            <text:p>346.28341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013" calcext:value-type="float">
            <text:p>1013</text:p>
          </table:table-cell>
          <table:table-cell office:value-type="float" office:value="181.805893" calcext:value-type="float">
            <text:p>181.805893</text:p>
          </table:table-cell>
          <table:table-cell office:value-type="float" office:value="348.159546" calcext:value-type="float">
            <text:p>348.15954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12" calcext:value-type="float">
            <text:p>1012</text:p>
          </table:table-cell>
          <table:table-cell office:value-type="float" office:value="105.590324" calcext:value-type="float">
            <text:p>105.590324</text:p>
          </table:table-cell>
          <table:table-cell office:value-type="float" office:value="364.688263" calcext:value-type="float">
            <text:p>364.688263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008" calcext:value-type="float">
            <text:p>1008</text:p>
          </table:table-cell>
          <table:table-cell office:value-type="float" office:value="202.861862" calcext:value-type="float">
            <text:p>202.861862</text:p>
          </table:table-cell>
          <table:table-cell office:value-type="float" office:value="386.521149" calcext:value-type="float">
            <text:p>386.52114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003" calcext:value-type="float">
            <text:p>1003</text:p>
          </table:table-cell>
          <table:table-cell office:value-type="float" office:value="397.67334" calcext:value-type="float">
            <text:p>397.67334</text:p>
          </table:table-cell>
          <table:table-cell office:value-type="float" office:value="392.584259" calcext:value-type="float">
            <text:p>392.58425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001" calcext:value-type="float">
            <text:p>1001</text:p>
          </table:table-cell>
          <table:table-cell office:value-type="float" office:value="321.847778" calcext:value-type="float">
            <text:p>321.847778</text:p>
          </table:table-cell>
          <table:table-cell office:value-type="float" office:value="410.068481" calcext:value-type="float">
            <text:p>410.0684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12.338623" calcext:value-type="float">
            <text:p>312.338623</text:p>
          </table:table-cell>
          <table:table-cell office:value-type="float" office:value="429.746246" calcext:value-type="float">
            <text:p>429.7462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12.878571" calcext:value-type="float">
            <text:p>312.878571</text:p>
          </table:table-cell>
          <table:table-cell office:value-type="float" office:value="460.818115" calcext:value-type="float">
            <text:p>460.8181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04.160431" calcext:value-type="float">
            <text:p>404.160431</text:p>
          </table:table-cell>
          <table:table-cell office:value-type="float" office:value="485.532288" calcext:value-type="float">
            <text:p>485.5322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44.830048" calcext:value-type="float">
            <text:p>444.830048</text:p>
          </table:table-cell>
          <table:table-cell office:value-type="float" office:value="508.239777" calcext:value-type="float">
            <text:p>508.2397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41.716125" calcext:value-type="float">
            <text:p>541.716125</text:p>
          </table:table-cell>
          <table:table-cell office:value-type="float" office:value="529.526733" calcext:value-type="float">
            <text:p>529.5267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04.531097" calcext:value-type="float">
            <text:p>504.531097</text:p>
          </table:table-cell>
          <table:table-cell office:value-type="float" office:value="543.40979" calcext:value-type="float">
            <text:p>543.409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01.32074" calcext:value-type="float">
            <text:p>601.32074</text:p>
          </table:table-cell>
          <table:table-cell office:value-type="float" office:value="572.222046" calcext:value-type="float">
            <text:p>572.2220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68.81311" calcext:value-type="float">
            <text:p>468.81311</text:p>
          </table:table-cell>
          <table:table-cell office:value-type="float" office:value="601.079041" calcext:value-type="float">
            <text:p>601.0790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49.560181" calcext:value-type="float">
            <text:p>549.560181</text:p>
          </table:table-cell>
          <table:table-cell office:value-type="float" office:value="629.459473" calcext:value-type="float">
            <text:p>629.4594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64.149536" calcext:value-type="float">
            <text:p>664.149536</text:p>
          </table:table-cell>
          <table:table-cell office:value-type="float" office:value="650.841309" calcext:value-type="float">
            <text:p>650.84130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34.022583" calcext:value-type="float">
            <text:p>634.022583</text:p>
          </table:table-cell>
          <table:table-cell office:value-type="float" office:value="682.291748" calcext:value-type="float">
            <text:p>682.2917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02.13147" calcext:value-type="float">
            <text:p>702.13147</text:p>
          </table:table-cell>
          <table:table-cell office:value-type="float" office:value="689.235779" calcext:value-type="float">
            <text:p>689.2357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07.163086" calcext:value-type="float">
            <text:p>607.163086</text:p>
          </table:table-cell>
          <table:table-cell office:value-type="float" office:value="678.610352" calcext:value-type="float">
            <text:p>678.61035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-929.582458" calcext:value-type="float">
            <text:p>-929.582458</text:p>
          </table:table-cell>
          <table:table-cell office:value-type="float" office:value="646.144958" calcext:value-type="float">
            <text:p>646.1449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8.093933" calcext:value-type="float">
            <text:p>598.093933</text:p>
          </table:table-cell>
          <table:table-cell office:value-type="float" office:value="591.276123" calcext:value-type="float">
            <text:p>591.27612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00.289185" calcext:value-type="float">
            <text:p>600.289185</text:p>
          </table:table-cell>
          <table:table-cell office:value-type="float" office:value="546.040894" calcext:value-type="float">
            <text:p>546.0408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31091" calcext:value-type="float">
            <text:p>536.931091</text:p>
          </table:table-cell>
          <table:table-cell office:value-type="float" office:value="511.433136" calcext:value-type="float">
            <text:p>511.4331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16.078308" calcext:value-type="float">
            <text:p>516.078308</text:p>
          </table:table-cell>
          <table:table-cell office:value-type="float" office:value="460.177643" calcext:value-type="float">
            <text:p>460.1776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95.482849" calcext:value-type="float">
            <text:p>395.482849</text:p>
          </table:table-cell>
          <table:table-cell office:value-type="float" office:value="407.579956" calcext:value-type="float">
            <text:p>407.57995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38.969055" calcext:value-type="float">
            <text:p>438.969055</text:p>
          </table:table-cell>
          <table:table-cell office:value-type="float" office:value="354.34726" calcext:value-type="float">
            <text:p>354.3472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11" calcext:value-type="float">
            <text:p>1011</text:p>
          </table:table-cell>
          <table:table-cell office:value-type="float" office:value="289.679016" calcext:value-type="float">
            <text:p>289.679016</text:p>
          </table:table-cell>
          <table:table-cell office:value-type="float" office:value="290.812897" calcext:value-type="float">
            <text:p>290.81289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27" calcext:value-type="float">
            <text:p>1027</text:p>
          </table:table-cell>
          <table:table-cell office:value-type="float" office:value="370.35434" calcext:value-type="float">
            <text:p>370.35434</text:p>
          </table:table-cell>
          <table:table-cell office:value-type="float" office:value="243.262314" calcext:value-type="float">
            <text:p>243.26231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39" calcext:value-type="float">
            <text:p>1039</text:p>
          </table:table-cell>
          <table:table-cell office:value-type="float" office:value="300.704224" calcext:value-type="float">
            <text:p>300.704224</text:p>
          </table:table-cell>
          <table:table-cell office:value-type="float" office:value="196.560577" calcext:value-type="float">
            <text:p>196.560577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50" calcext:value-type="float">
            <text:p>1050</text:p>
          </table:table-cell>
          <table:table-cell office:value-type="float" office:value="126.824173" calcext:value-type="float">
            <text:p>126.824173</text:p>
          </table:table-cell>
          <table:table-cell office:value-type="float" office:value="143.085617" calcext:value-type="float">
            <text:p>143.085617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64" calcext:value-type="float">
            <text:p>1064</text:p>
          </table:table-cell>
          <table:table-cell office:value-type="float" office:value="161.106964" calcext:value-type="float">
            <text:p>161.106964</text:p>
          </table:table-cell>
          <table:table-cell office:value-type="float" office:value="98.871857" calcext:value-type="float">
            <text:p>98.87185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75" calcext:value-type="float">
            <text:p>1075</text:p>
          </table:table-cell>
          <table:table-cell office:value-type="float" office:value="-129.633728" calcext:value-type="float">
            <text:p>-129.633728</text:p>
          </table:table-cell>
          <table:table-cell office:value-type="float" office:value="32.843761" calcext:value-type="float">
            <text:p>32.84376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91" calcext:value-type="float">
            <text:p>1091</text:p>
          </table:table-cell>
          <table:table-cell office:value-type="float" office:value="8.771736" calcext:value-type="float">
            <text:p>8.771736</text:p>
          </table:table-cell>
          <table:table-cell office:value-type="float" office:value="-11.293136" calcext:value-type="float">
            <text:p>-11.29313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348.605072" calcext:value-type="float">
            <text:p>348.605072</text:p>
          </table:table-cell>
          <table:table-cell office:value-type="float" office:value="-38.102219" calcext:value-type="float">
            <text:p>-38.10221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109" calcext:value-type="float">
            <text:p>1109</text:p>
          </table:table-cell>
          <table:table-cell office:value-type="float" office:value="-154.614655" calcext:value-type="float">
            <text:p>-154.614655</text:p>
          </table:table-cell>
          <table:table-cell office:value-type="float" office:value="-110.094719" calcext:value-type="float">
            <text:p>-110.09471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127" calcext:value-type="float">
            <text:p>1127</text:p>
          </table:table-cell>
          <table:table-cell office:value-type="float" office:value="-155.507233" calcext:value-type="float">
            <text:p>-155.507233</text:p>
          </table:table-cell>
          <table:table-cell office:value-type="float" office:value="-175.121994" calcext:value-type="float">
            <text:p>-175.12199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143" calcext:value-type="float">
            <text:p>1143</text:p>
          </table:table-cell>
          <table:table-cell office:value-type="float" office:value="-96.300888" calcext:value-type="float">
            <text:p>-96.300888</text:p>
          </table:table-cell>
          <table:table-cell office:value-type="float" office:value="-224.217285" calcext:value-type="float">
            <text:p>-224.21728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56" calcext:value-type="float">
            <text:p>1156</text:p>
          </table:table-cell>
          <table:table-cell office:value-type="float" office:value="122.442688" calcext:value-type="float">
            <text:p>122.442688</text:p>
          </table:table-cell>
          <table:table-cell office:value-type="float" office:value="-267.341034" calcext:value-type="float">
            <text:p>-267.34103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66" calcext:value-type="float">
            <text:p>1166</text:p>
          </table:table-cell>
          <table:table-cell office:value-type="float" office:value="-185.143814" calcext:value-type="float">
            <text:p>-185.143814</text:p>
          </table:table-cell>
          <table:table-cell office:value-type="float" office:value="-310.255676" calcext:value-type="float">
            <text:p>-310.255676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77" calcext:value-type="float">
            <text:p>1177</text:p>
          </table:table-cell>
          <table:table-cell office:value-type="float" office:value="-304.771301" calcext:value-type="float">
            <text:p>-304.771301</text:p>
          </table:table-cell>
          <table:table-cell office:value-type="float" office:value="-359.402161" calcext:value-type="float">
            <text:p>-359.40216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89" calcext:value-type="float">
            <text:p>1189</text:p>
          </table:table-cell>
          <table:table-cell office:value-type="float" office:value="-142.262589" calcext:value-type="float">
            <text:p>-142.262589</text:p>
          </table:table-cell>
          <table:table-cell office:value-type="float" office:value="-413.097046" calcext:value-type="float">
            <text:p>-413.0970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164.093399" calcext:value-type="float">
            <text:p>-164.093399</text:p>
          </table:table-cell>
          <table:table-cell office:value-type="float" office:value="-451.358704" calcext:value-type="float">
            <text:p>-451.3587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175.087646" calcext:value-type="float">
            <text:p>-175.087646</text:p>
          </table:table-cell>
          <table:table-cell office:value-type="float" office:value="-483.410645" calcext:value-type="float">
            <text:p>-483.4106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77.361633" calcext:value-type="float">
            <text:p>-277.361633</text:p>
          </table:table-cell>
          <table:table-cell office:value-type="float" office:value="-528.216797" calcext:value-type="float">
            <text:p>-528.2167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76.987671" calcext:value-type="float">
            <text:p>-376.987671</text:p>
          </table:table-cell>
          <table:table-cell office:value-type="float" office:value="-554.140137" calcext:value-type="float">
            <text:p>-554.1401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69.924591" calcext:value-type="float">
            <text:p>-369.924591</text:p>
          </table:table-cell>
          <table:table-cell office:value-type="float" office:value="-590.009827" calcext:value-type="float">
            <text:p>-590.0098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82.813446" calcext:value-type="float">
            <text:p>-382.813446</text:p>
          </table:table-cell>
          <table:table-cell office:value-type="float" office:value="-641.023071" calcext:value-type="float">
            <text:p>-641.0230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81.879028" calcext:value-type="float">
            <text:p>-481.879028</text:p>
          </table:table-cell>
          <table:table-cell office:value-type="float" office:value="-689.283691" calcext:value-type="float">
            <text:p>-689.2836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62.338745" calcext:value-type="float">
            <text:p>-462.338745</text:p>
          </table:table-cell>
          <table:table-cell office:value-type="float" office:value="-729.288635" calcext:value-type="float">
            <text:p>-729.2886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44.128723" calcext:value-type="float">
            <text:p>-444.128723</text:p>
          </table:table-cell>
          <table:table-cell office:value-type="float" office:value="-753.700684" calcext:value-type="float">
            <text:p>-753.7006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89.420837" calcext:value-type="float">
            <text:p>-489.420837</text:p>
          </table:table-cell>
          <table:table-cell office:value-type="float" office:value="-780.889832" calcext:value-type="float">
            <text:p>-780.8898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31.817993" calcext:value-type="float">
            <text:p>-531.817993</text:p>
          </table:table-cell>
          <table:table-cell office:value-type="float" office:value="-807.30481" calcext:value-type="float">
            <text:p>-807.304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98.928833" calcext:value-type="float">
            <text:p>-698.928833</text:p>
          </table:table-cell>
          <table:table-cell office:value-type="float" office:value="-813.255737" calcext:value-type="float">
            <text:p>-813.2557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34.726562" calcext:value-type="float">
            <text:p>-734.726562</text:p>
          </table:table-cell>
          <table:table-cell office:value-type="float" office:value="-812.141846" calcext:value-type="float">
            <text:p>-812.1418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59.59906" calcext:value-type="float">
            <text:p>-759.59906</text:p>
          </table:table-cell>
          <table:table-cell office:value-type="float" office:value="-806.602844" calcext:value-type="float">
            <text:p>-806.6028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842.185059" calcext:value-type="float">
            <text:p>-842.185059</text:p>
          </table:table-cell>
          <table:table-cell office:value-type="float" office:value="-792.064575" calcext:value-type="float">
            <text:p>-792.0645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02.964111" calcext:value-type="float">
            <text:p>-702.964111</text:p>
          </table:table-cell>
          <table:table-cell office:value-type="float" office:value="-764.52002" calcext:value-type="float">
            <text:p>-764.52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84.794067" calcext:value-type="float">
            <text:p>-684.794067</text:p>
          </table:table-cell>
          <table:table-cell office:value-type="float" office:value="-727.709045" calcext:value-type="float">
            <text:p>-727.7090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60.602295" calcext:value-type="float">
            <text:p>-660.602295</text:p>
          </table:table-cell>
          <table:table-cell office:value-type="float" office:value="-692.009827" calcext:value-type="float">
            <text:p>-692.0098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81.233215" calcext:value-type="float">
            <text:p>-581.233215</text:p>
          </table:table-cell>
          <table:table-cell office:value-type="float" office:value="-643.97467" calcext:value-type="float">
            <text:p>-643.974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98.678101" calcext:value-type="float">
            <text:p>-498.678101</text:p>
          </table:table-cell>
          <table:table-cell office:value-type="float" office:value="-595.979187" calcext:value-type="float">
            <text:p>-595.9791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81.513184" calcext:value-type="float">
            <text:p>-481.513184</text:p>
          </table:table-cell>
          <table:table-cell office:value-type="float" office:value="-560.507263" calcext:value-type="float">
            <text:p>-560.5072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41.832153" calcext:value-type="float">
            <text:p>-441.832153</text:p>
          </table:table-cell>
          <table:table-cell office:value-type="float" office:value="-522.605042" calcext:value-type="float">
            <text:p>-522.6050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48.526306" calcext:value-type="float">
            <text:p>-248.526306</text:p>
          </table:table-cell>
          <table:table-cell office:value-type="float" office:value="-462.635529" calcext:value-type="float">
            <text:p>-462.6355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57.801544" calcext:value-type="float">
            <text:p>-257.801544</text:p>
          </table:table-cell>
          <table:table-cell office:value-type="float" office:value="-409.369781" calcext:value-type="float">
            <text:p>-409.3697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46.071259" calcext:value-type="float">
            <text:p>-246.071259</text:p>
          </table:table-cell>
          <table:table-cell office:value-type="float" office:value="-351.701324" calcext:value-type="float">
            <text:p>-351.70132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87" calcext:value-type="float">
            <text:p>1187</text:p>
          </table:table-cell>
          <table:table-cell office:value-type="float" office:value="-39.424667" calcext:value-type="float">
            <text:p>-39.424667</text:p>
          </table:table-cell>
          <table:table-cell office:value-type="float" office:value="-294.453949" calcext:value-type="float">
            <text:p>-294.453949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173" calcext:value-type="float">
            <text:p>1173</text:p>
          </table:table-cell>
          <table:table-cell office:value-type="float" office:value="-246.813751" calcext:value-type="float">
            <text:p>-246.813751</text:p>
          </table:table-cell>
          <table:table-cell office:value-type="float" office:value="-232.499207" calcext:value-type="float">
            <text:p>-232.49920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58" calcext:value-type="float">
            <text:p>1158</text:p>
          </table:table-cell>
          <table:table-cell office:value-type="float" office:value="-103.999252" calcext:value-type="float">
            <text:p>-103.999252</text:p>
          </table:table-cell>
          <table:table-cell office:value-type="float" office:value="-177.301514" calcext:value-type="float">
            <text:p>-177.30151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144" calcext:value-type="float">
            <text:p>1144</text:p>
          </table:table-cell>
          <table:table-cell office:value-type="float" office:value="-163.099884" calcext:value-type="float">
            <text:p>-163.099884</text:p>
          </table:table-cell>
          <table:table-cell office:value-type="float" office:value="-132.395325" calcext:value-type="float">
            <text:p>-132.39532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133" calcext:value-type="float">
            <text:p>1133</text:p>
          </table:table-cell>
          <table:table-cell office:value-type="float" office:value="201.186066" calcext:value-type="float">
            <text:p>201.186066</text:p>
          </table:table-cell>
          <table:table-cell office:value-type="float" office:value="-70.84697" calcext:value-type="float">
            <text:p>-70.8469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117" calcext:value-type="float">
            <text:p>1117</text:p>
          </table:table-cell>
          <table:table-cell office:value-type="float" office:value="108.161583" calcext:value-type="float">
            <text:p>108.161583</text:p>
          </table:table-cell>
          <table:table-cell office:value-type="float" office:value="-5.970385" calcext:value-type="float">
            <text:p>-5.97038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123.619141" calcext:value-type="float">
            <text:p>123.619141</text:p>
          </table:table-cell>
          <table:table-cell office:value-type="float" office:value="52.807144" calcext:value-type="float">
            <text:p>52.80714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86" calcext:value-type="float">
            <text:p>1086</text:p>
          </table:table-cell>
          <table:table-cell office:value-type="float" office:value="246.751099" calcext:value-type="float">
            <text:p>246.751099</text:p>
          </table:table-cell>
          <table:table-cell office:value-type="float" office:value="126.988991" calcext:value-type="float">
            <text:p>126.98899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68" calcext:value-type="float">
            <text:p>1068</text:p>
          </table:table-cell>
          <table:table-cell office:value-type="float" office:value="162.203506" calcext:value-type="float">
            <text:p>162.203506</text:p>
          </table:table-cell>
          <table:table-cell office:value-type="float" office:value="218.836441" calcext:value-type="float">
            <text:p>218.836441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45" calcext:value-type="float">
            <text:p>1045</text:p>
          </table:table-cell>
          <table:table-cell office:value-type="float" office:value="265.106689" calcext:value-type="float">
            <text:p>265.106689</text:p>
          </table:table-cell>
          <table:table-cell office:value-type="float" office:value="274.095581" calcext:value-type="float">
            <text:p>274.09558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031" calcext:value-type="float">
            <text:p>1031</text:p>
          </table:table-cell>
          <table:table-cell office:value-type="float" office:value="370.612488" calcext:value-type="float">
            <text:p>370.612488</text:p>
          </table:table-cell>
          <table:table-cell office:value-type="float" office:value="331.764984" calcext:value-type="float">
            <text:p>331.76498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17" calcext:value-type="float">
            <text:p>1017</text:p>
          </table:table-cell>
          <table:table-cell office:value-type="float" office:value="432.734619" calcext:value-type="float">
            <text:p>432.734619</text:p>
          </table:table-cell>
          <table:table-cell office:value-type="float" office:value="349.12085" calcext:value-type="float">
            <text:p>349.1208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12" calcext:value-type="float">
            <text:p>1012</text:p>
          </table:table-cell>
          <table:table-cell office:value-type="float" office:value="341.762543" calcext:value-type="float">
            <text:p>341.762543</text:p>
          </table:table-cell>
          <table:table-cell office:value-type="float" office:value="376.754944" calcext:value-type="float">
            <text:p>376.75494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05" calcext:value-type="float">
            <text:p>1005</text:p>
          </table:table-cell>
          <table:table-cell office:value-type="float" office:value="495.319977" calcext:value-type="float">
            <text:p>495.319977</text:p>
          </table:table-cell>
          <table:table-cell office:value-type="float" office:value="413.925598" calcext:value-type="float">
            <text:p>413.9255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17.593628" calcext:value-type="float">
            <text:p>517.593628</text:p>
          </table:table-cell>
          <table:table-cell office:value-type="float" office:value="444.248047" calcext:value-type="float">
            <text:p>444.2480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15.518555" calcext:value-type="float">
            <text:p>515.518555</text:p>
          </table:table-cell>
          <table:table-cell office:value-type="float" office:value="489.812378" calcext:value-type="float">
            <text:p>489.8123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27.190857" calcext:value-type="float">
            <text:p>527.190857</text:p>
          </table:table-cell>
          <table:table-cell office:value-type="float" office:value="528.761841" calcext:value-type="float">
            <text:p>528.7618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50.932556" calcext:value-type="float">
            <text:p>650.932556</text:p>
          </table:table-cell>
          <table:table-cell office:value-type="float" office:value="557.470154" calcext:value-type="float">
            <text:p>557.4701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58.12384" calcext:value-type="float">
            <text:p>558.12384</text:p>
          </table:table-cell>
          <table:table-cell office:value-type="float" office:value="580.206848" calcext:value-type="float">
            <text:p>580.2068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57.416687" calcext:value-type="float">
            <text:p>657.416687</text:p>
          </table:table-cell>
          <table:table-cell office:value-type="float" office:value="618.055542" calcext:value-type="float">
            <text:p>618.05554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81.662476" calcext:value-type="float">
            <text:p>581.662476</text:p>
          </table:table-cell>
          <table:table-cell office:value-type="float" office:value="641.371338" calcext:value-type="float">
            <text:p>641.3713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12.552979" calcext:value-type="float">
            <text:p>612.552979</text:p>
          </table:table-cell>
          <table:table-cell office:value-type="float" office:value="650.727539" calcext:value-type="float">
            <text:p>650.7275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49.905945" calcext:value-type="float">
            <text:p>649.905945</text:p>
          </table:table-cell>
          <table:table-cell office:value-type="float" office:value="665.896667" calcext:value-type="float">
            <text:p>665.8966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49.478638" calcext:value-type="float">
            <text:p>649.478638</text:p>
          </table:table-cell>
          <table:table-cell office:value-type="float" office:value="667.568604" calcext:value-type="float">
            <text:p>667.56860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70.777954" calcext:value-type="float">
            <text:p>670.777954</text:p>
          </table:table-cell>
          <table:table-cell office:value-type="float" office:value="658.708496" calcext:value-type="float">
            <text:p>658.7084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77.891479" calcext:value-type="float">
            <text:p>777.891479</text:p>
          </table:table-cell>
          <table:table-cell office:value-type="float" office:value="648.092957" calcext:value-type="float">
            <text:p>648.0929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21.674561" calcext:value-type="float">
            <text:p>721.674561</text:p>
          </table:table-cell>
          <table:table-cell office:value-type="float" office:value="613.335022" calcext:value-type="float">
            <text:p>613.3350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16.024902" calcext:value-type="float">
            <text:p>516.024902</text:p>
          </table:table-cell>
          <table:table-cell office:value-type="float" office:value="576.109924" calcext:value-type="float">
            <text:p>576.1099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81.827759" calcext:value-type="float">
            <text:p>581.827759</text:p>
          </table:table-cell>
          <table:table-cell office:value-type="float" office:value="526.595337" calcext:value-type="float">
            <text:p>526.5953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149933" calcext:value-type="float">
            <text:p>391.149933</text:p>
          </table:table-cell>
          <table:table-cell office:value-type="float" office:value="458.14978" calcext:value-type="float">
            <text:p>458.149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16.256561" calcext:value-type="float">
            <text:p>416.256561</text:p>
          </table:table-cell>
          <table:table-cell office:value-type="float" office:value="404.912964" calcext:value-type="float">
            <text:p>404.91296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09.73111" calcext:value-type="float">
            <text:p>409.73111</text:p>
          </table:table-cell>
          <table:table-cell office:value-type="float" office:value="355.935516" calcext:value-type="float">
            <text:p>355.93551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11" calcext:value-type="float">
            <text:p>1011</text:p>
          </table:table-cell>
          <table:table-cell office:value-type="float" office:value="419.30542" calcext:value-type="float">
            <text:p>419.30542</text:p>
          </table:table-cell>
          <table:table-cell office:value-type="float" office:value="303.54306" calcext:value-type="float">
            <text:p>303.5430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24" calcext:value-type="float">
            <text:p>1024</text:p>
          </table:table-cell>
          <table:table-cell office:value-type="float" office:value="133.470367" calcext:value-type="float">
            <text:p>133.470367</text:p>
          </table:table-cell>
          <table:table-cell office:value-type="float" office:value="247.403809" calcext:value-type="float">
            <text:p>247.403809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38" calcext:value-type="float">
            <text:p>1038</text:p>
          </table:table-cell>
          <table:table-cell office:value-type="float" office:value="433.637238" calcext:value-type="float">
            <text:p>433.637238</text:p>
          </table:table-cell>
          <table:table-cell office:value-type="float" office:value="181.202301" calcext:value-type="float">
            <text:p>181.20230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54" calcext:value-type="float">
            <text:p>1054</text:p>
          </table:table-cell>
          <table:table-cell office:value-type="float" office:value="136.428619" calcext:value-type="float">
            <text:p>136.428619</text:p>
          </table:table-cell>
          <table:table-cell office:value-type="float" office:value="113.723389" calcext:value-type="float">
            <text:p>113.72338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71" calcext:value-type="float">
            <text:p>1071</text:p>
          </table:table-cell>
          <table:table-cell office:value-type="float" office:value="121.808487" calcext:value-type="float">
            <text:p>121.808487</text:p>
          </table:table-cell>
          <table:table-cell office:value-type="float" office:value="31.131124" calcext:value-type="float">
            <text:p>31.131124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92" calcext:value-type="float">
            <text:p>1092</text:p>
          </table:table-cell>
          <table:table-cell office:value-type="float" office:value="-115.35849" calcext:value-type="float">
            <text:p>-115.35849</text:p>
          </table:table-cell>
          <table:table-cell office:value-type="float" office:value="-49.71891" calcext:value-type="float">
            <text:p>-49.7189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12" calcext:value-type="float">
            <text:p>1112</text:p>
          </table:table-cell>
          <table:table-cell office:value-type="float" office:value="111.912346" calcext:value-type="float">
            <text:p>111.912346</text:p>
          </table:table-cell>
          <table:table-cell office:value-type="float" office:value="-120.788544" calcext:value-type="float">
            <text:p>-120.78854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130" calcext:value-type="float">
            <text:p>1130</text:p>
          </table:table-cell>
          <table:table-cell office:value-type="float" office:value="-77.686401" calcext:value-type="float">
            <text:p>-77.686401</text:p>
          </table:table-cell>
          <table:table-cell office:value-type="float" office:value="-171.026764" calcext:value-type="float">
            <text:p>-171.02676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142" calcext:value-type="float">
            <text:p>1142</text:p>
          </table:table-cell>
          <table:table-cell office:value-type="float" office:value="-180.876862" calcext:value-type="float">
            <text:p>-180.876862</text:p>
          </table:table-cell>
          <table:table-cell office:value-type="float" office:value="-231.239487" calcext:value-type="float">
            <text:p>-231.23948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57" calcext:value-type="float">
            <text:p>1157</text:p>
          </table:table-cell>
          <table:table-cell office:value-type="float" office:value="-323.143951" calcext:value-type="float">
            <text:p>-323.143951</text:p>
          </table:table-cell>
          <table:table-cell office:value-type="float" office:value="-285.737518" calcext:value-type="float">
            <text:p>-285.73751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71" calcext:value-type="float">
            <text:p>1171</text:p>
          </table:table-cell>
          <table:table-cell office:value-type="float" office:value="-269.529083" calcext:value-type="float">
            <text:p>-269.529083</text:p>
          </table:table-cell>
          <table:table-cell office:value-type="float" office:value="-345.376617" calcext:value-type="float">
            <text:p>-345.37661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86" calcext:value-type="float">
            <text:p>1186</text:p>
          </table:table-cell>
          <table:table-cell office:value-type="float" office:value="-310.306763" calcext:value-type="float">
            <text:p>-310.306763</text:p>
          </table:table-cell>
          <table:table-cell office:value-type="float" office:value="-383.92868" calcext:value-type="float">
            <text:p>-383.9286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195" calcext:value-type="float">
            <text:p>1195</text:p>
          </table:table-cell>
          <table:table-cell office:value-type="float" office:value="-448.190125" calcext:value-type="float">
            <text:p>-448.190125</text:p>
          </table:table-cell>
          <table:table-cell office:value-type="float" office:value="-423.595032" calcext:value-type="float">
            <text:p>-423.5950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07.13559" calcext:value-type="float">
            <text:p>-507.13559</text:p>
          </table:table-cell>
          <table:table-cell office:value-type="float" office:value="-471.880432" calcext:value-type="float">
            <text:p>-471.8804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59.512024" calcext:value-type="float">
            <text:p>-459.512024</text:p>
          </table:table-cell>
          <table:table-cell office:value-type="float" office:value="-511.523499" calcext:value-type="float">
            <text:p>-511.5234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85.645477" calcext:value-type="float">
            <text:p>-385.645477</text:p>
          </table:table-cell>
          <table:table-cell office:value-type="float" office:value="-538.507751" calcext:value-type="float">
            <text:p>-538.5077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27.644165" calcext:value-type="float">
            <text:p>-427.644165</text:p>
          </table:table-cell>
          <table:table-cell office:value-type="float" office:value="-569.370544" calcext:value-type="float">
            <text:p>-569.3705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50.394836" calcext:value-type="float">
            <text:p>-450.394836</text:p>
          </table:table-cell>
          <table:table-cell office:value-type="float" office:value="-604.891357" calcext:value-type="float">
            <text:p>-604.8913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38.81189" calcext:value-type="float">
            <text:p>-438.81189</text:p>
          </table:table-cell>
          <table:table-cell office:value-type="float" office:value="-638.772278" calcext:value-type="float">
            <text:p>-638.7722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85.376617" calcext:value-type="float">
            <text:p>-385.376617</text:p>
          </table:table-cell>
          <table:table-cell office:value-type="float" office:value="-672.70166" calcext:value-type="float">
            <text:p>-672.70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84.75293" calcext:value-type="float">
            <text:p>-584.75293</text:p>
          </table:table-cell>
          <table:table-cell office:value-type="float" office:value="-693.192444" calcext:value-type="float">
            <text:p>-693.1924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30.601685" calcext:value-type="float">
            <text:p>-530.601685</text:p>
          </table:table-cell>
          <table:table-cell office:value-type="float" office:value="-719.196228" calcext:value-type="float">
            <text:p>-719.1962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70.36377" calcext:value-type="float">
            <text:p>-570.36377</text:p>
          </table:table-cell>
          <table:table-cell office:value-type="float" office:value="-750.239197" calcext:value-type="float">
            <text:p>-750.2391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80.986877" calcext:value-type="float">
            <text:p>-580.986877</text:p>
          </table:table-cell>
          <table:table-cell office:value-type="float" office:value="-777.757935" calcext:value-type="float">
            <text:p>-777.7579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10.48999" calcext:value-type="float">
            <text:p>-710.48999</text:p>
          </table:table-cell>
          <table:table-cell office:value-type="float" office:value="-790.410095" calcext:value-type="float">
            <text:p>-790.410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36.237732" calcext:value-type="float">
            <text:p>-736.237732</text:p>
          </table:table-cell>
          <table:table-cell office:value-type="float" office:value="-791.752441" calcext:value-type="float">
            <text:p>-791.7524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72.462891" calcext:value-type="float">
            <text:p>-772.462891</text:p>
          </table:table-cell>
          <table:table-cell office:value-type="float" office:value="-814.298645" calcext:value-type="float">
            <text:p>-814.2986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817.687744" calcext:value-type="float">
            <text:p>-817.687744</text:p>
          </table:table-cell>
          <table:table-cell office:value-type="float" office:value="-832.005737" calcext:value-type="float">
            <text:p>-832.0057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867.229492" calcext:value-type="float">
            <text:p>-867.229492</text:p>
          </table:table-cell>
          <table:table-cell office:value-type="float" office:value="-839.35498" calcext:value-type="float">
            <text:p>-839.354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98.455811" calcext:value-type="float">
            <text:p>-798.455811</text:p>
          </table:table-cell>
          <table:table-cell office:value-type="float" office:value="-834.8479" calcext:value-type="float">
            <text:p>-834.84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89.942749" calcext:value-type="float">
            <text:p>-789.942749</text:p>
          </table:table-cell>
          <table:table-cell office:value-type="float" office:value="-823.589966" calcext:value-type="float">
            <text:p>-823.5899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54.372864" calcext:value-type="float">
            <text:p>-754.372864</text:p>
          </table:table-cell>
          <table:table-cell office:value-type="float" office:value="-834.946533" calcext:value-type="float">
            <text:p>-834.9465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11.93103" calcext:value-type="float">
            <text:p>-711.93103</text:p>
          </table:table-cell>
          <table:table-cell office:value-type="float" office:value="-828.488464" calcext:value-type="float">
            <text:p>-828.4884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89.953613" calcext:value-type="float">
            <text:p>-789.953613</text:p>
          </table:table-cell>
          <table:table-cell office:value-type="float" office:value="-815.422058" calcext:value-type="float">
            <text:p>-815.4220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97.498901" calcext:value-type="float">
            <text:p>-697.498901</text:p>
          </table:table-cell>
          <table:table-cell office:value-type="float" office:value="-777.261719" calcext:value-type="float">
            <text:p>-777.2617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22.512268" calcext:value-type="float">
            <text:p>-722.512268</text:p>
          </table:table-cell>
          <table:table-cell office:value-type="float" office:value="-738.197266" calcext:value-type="float">
            <text:p>-738.1972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95.732178" calcext:value-type="float">
            <text:p>-695.732178</text:p>
          </table:table-cell>
          <table:table-cell office:value-type="float" office:value="-704.076538" calcext:value-type="float">
            <text:p>-704.0765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53.351807" calcext:value-type="float">
            <text:p>-653.351807</text:p>
          </table:table-cell>
          <table:table-cell office:value-type="float" office:value="-661.884155" calcext:value-type="float">
            <text:p>-661.8841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90.564087" calcext:value-type="float">
            <text:p>-590.564087</text:p>
          </table:table-cell>
          <table:table-cell office:value-type="float" office:value="-626.243652" calcext:value-type="float">
            <text:p>-626.2436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39.551758" calcext:value-type="float">
            <text:p>-539.551758</text:p>
          </table:table-cell>
          <table:table-cell office:value-type="float" office:value="-600.291687" calcext:value-type="float">
            <text:p>-600.2916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01.686768" calcext:value-type="float">
            <text:p>-601.686768</text:p>
          </table:table-cell>
          <table:table-cell office:value-type="float" office:value="-587.219971" calcext:value-type="float">
            <text:p>-587.2199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56.159058" calcext:value-type="float">
            <text:p>-456.159058</text:p>
          </table:table-cell>
          <table:table-cell office:value-type="float" office:value="-564.95874" calcext:value-type="float">
            <text:p>-564.958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93.724609" calcext:value-type="float">
            <text:p>-493.724609</text:p>
          </table:table-cell>
          <table:table-cell office:value-type="float" office:value="-550.455688" calcext:value-type="float">
            <text:p>-550.4556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88.503723" calcext:value-type="float">
            <text:p>-488.503723</text:p>
          </table:table-cell>
          <table:table-cell office:value-type="float" office:value="-544.273193" calcext:value-type="float">
            <text:p>-544.2731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04.600555" calcext:value-type="float">
            <text:p>-504.600555</text:p>
          </table:table-cell>
          <table:table-cell office:value-type="float" office:value="-539.97345" calcext:value-type="float">
            <text:p>-539.973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97.214996" calcext:value-type="float">
            <text:p>-297.214996</text:p>
          </table:table-cell>
          <table:table-cell office:value-type="float" office:value="-525.205811" calcext:value-type="float">
            <text:p>-525.2058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63.464233" calcext:value-type="float">
            <text:p>-363.464233</text:p>
          </table:table-cell>
          <table:table-cell office:value-type="float" office:value="-509.884186" calcext:value-type="float">
            <text:p>-509.8841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23.281006" calcext:value-type="float">
            <text:p>-523.281006</text:p>
          </table:table-cell>
          <table:table-cell office:value-type="float" office:value="-497.825592" calcext:value-type="float">
            <text:p>-497.8255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83.946381" calcext:value-type="float">
            <text:p>-383.946381</text:p>
          </table:table-cell>
          <table:table-cell office:value-type="float" office:value="-490.468506" calcext:value-type="float">
            <text:p>-490.4685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90.204407" calcext:value-type="float">
            <text:p>-590.204407</text:p>
          </table:table-cell>
          <table:table-cell office:value-type="float" office:value="-478.013" calcext:value-type="float">
            <text:p>-478.0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13.36554" calcext:value-type="float">
            <text:p>-413.36554</text:p>
          </table:table-cell>
          <table:table-cell office:value-type="float" office:value="-454.8526" calcext:value-type="float">
            <text:p>-454.85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96.235962" calcext:value-type="float">
            <text:p>-496.235962</text:p>
          </table:table-cell>
          <table:table-cell office:value-type="float" office:value="-438.252411" calcext:value-type="float">
            <text:p>-438.2524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93.045471" calcext:value-type="float">
            <text:p>-393.045471</text:p>
          </table:table-cell>
          <table:table-cell office:value-type="float" office:value="-420.970459" calcext:value-type="float">
            <text:p>-420.9704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01.588684" calcext:value-type="float">
            <text:p>-301.588684</text:p>
          </table:table-cell>
          <table:table-cell office:value-type="float" office:value="-402.723114" calcext:value-type="float">
            <text:p>-402.7231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13.691406" calcext:value-type="float">
            <text:p>-313.691406</text:p>
          </table:table-cell>
          <table:table-cell office:value-type="float" office:value="-377.5896" calcext:value-type="float">
            <text:p>-377.589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194" calcext:value-type="float">
            <text:p>1194</text:p>
          </table:table-cell>
          <table:table-cell office:value-type="float" office:value="-397.754272" calcext:value-type="float">
            <text:p>-397.754272</text:p>
          </table:table-cell>
          <table:table-cell office:value-type="float" office:value="-352.419678" calcext:value-type="float">
            <text:p>-352.41967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88" calcext:value-type="float">
            <text:p>1188</text:p>
          </table:table-cell>
          <table:table-cell office:value-type="float" office:value="-261.278137" calcext:value-type="float">
            <text:p>-261.278137</text:p>
          </table:table-cell>
          <table:table-cell office:value-type="float" office:value="-326.607361" calcext:value-type="float">
            <text:p>-326.60736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81" calcext:value-type="float">
            <text:p>1181</text:p>
          </table:table-cell>
          <table:table-cell office:value-type="float" office:value="-198.532349" calcext:value-type="float">
            <text:p>-198.532349</text:p>
          </table:table-cell>
          <table:table-cell office:value-type="float" office:value="-304.665649" calcext:value-type="float">
            <text:p>-304.66564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76" calcext:value-type="float">
            <text:p>1176</text:p>
          </table:table-cell>
          <table:table-cell office:value-type="float" office:value="-431.186462" calcext:value-type="float">
            <text:p>-431.186462</text:p>
          </table:table-cell>
          <table:table-cell office:value-type="float" office:value="-277.315857" calcext:value-type="float">
            <text:p>-277.31585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169" calcext:value-type="float">
            <text:p>1169</text:p>
          </table:table-cell>
          <table:table-cell office:value-type="float" office:value="-389.16626" calcext:value-type="float">
            <text:p>-389.16626</text:p>
          </table:table-cell>
          <table:table-cell office:value-type="float" office:value="-244.665985" calcext:value-type="float">
            <text:p>-244.66598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161" calcext:value-type="float">
            <text:p>1161</text:p>
          </table:table-cell>
          <table:table-cell office:value-type="float" office:value="-29.049557" calcext:value-type="float">
            <text:p>-29.049557</text:p>
          </table:table-cell>
          <table:table-cell office:value-type="float" office:value="-207.960526" calcext:value-type="float">
            <text:p>-207.96052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51" calcext:value-type="float">
            <text:p>1151</text:p>
          </table:table-cell>
          <table:table-cell office:value-type="float" office:value="-155.758698" calcext:value-type="float">
            <text:p>-155.758698</text:p>
          </table:table-cell>
          <table:table-cell office:value-type="float" office:value="-184.920959" calcext:value-type="float">
            <text:p>-184.92095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46" calcext:value-type="float">
            <text:p>1146</text:p>
          </table:table-cell>
          <table:table-cell office:value-type="float" office:value="-77.19519" calcext:value-type="float">
            <text:p>-77.19519</text:p>
          </table:table-cell>
          <table:table-cell office:value-type="float" office:value="-154.737427" calcext:value-type="float">
            <text:p>-154.73742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38" calcext:value-type="float">
            <text:p>1138</text:p>
          </table:table-cell>
          <table:table-cell office:value-type="float" office:value="-195.036179" calcext:value-type="float">
            <text:p>-195.036179</text:p>
          </table:table-cell>
          <table:table-cell office:value-type="float" office:value="-124.434891" calcext:value-type="float">
            <text:p>-124.43489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31" calcext:value-type="float">
            <text:p>1131</text:p>
          </table:table-cell>
          <table:table-cell office:value-type="float" office:value="-246.773911" calcext:value-type="float">
            <text:p>-246.773911</text:p>
          </table:table-cell>
          <table:table-cell office:value-type="float" office:value="-105.53875" calcext:value-type="float">
            <text:p>-105.5387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126" calcext:value-type="float">
            <text:p>1126</text:p>
          </table:table-cell>
          <table:table-cell office:value-type="float" office:value="15.71207" calcext:value-type="float">
            <text:p>15.71207</text:p>
          </table:table-cell>
          <table:table-cell office:value-type="float" office:value="-76.792336" calcext:value-type="float">
            <text:p>-76.79233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19" calcext:value-type="float">
            <text:p>1119</text:p>
          </table:table-cell>
          <table:table-cell office:value-type="float" office:value="-120.118561" calcext:value-type="float">
            <text:p>-120.118561</text:p>
          </table:table-cell>
          <table:table-cell office:value-type="float" office:value="-65.73571" calcext:value-type="float">
            <text:p>-65.7357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116" calcext:value-type="float">
            <text:p>1116</text:p>
          </table:table-cell>
          <table:table-cell office:value-type="float" office:value="-113.615074" calcext:value-type="float">
            <text:p>-113.615074</text:p>
          </table:table-cell>
          <table:table-cell office:value-type="float" office:value="-48.901825" calcext:value-type="float">
            <text:p>-48.90182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12" calcext:value-type="float">
            <text:p>1112</text:p>
          </table:table-cell>
          <table:table-cell office:value-type="float" office:value="28.639523" calcext:value-type="float">
            <text:p>28.639523</text:p>
          </table:table-cell>
          <table:table-cell office:value-type="float" office:value="-13.39354" calcext:value-type="float">
            <text:p>-13.3935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03" calcext:value-type="float">
            <text:p>1103</text:p>
          </table:table-cell>
          <table:table-cell office:value-type="float" office:value="218.477158" calcext:value-type="float">
            <text:p>218.477158</text:p>
          </table:table-cell>
          <table:table-cell office:value-type="float" office:value="37.495049" calcext:value-type="float">
            <text:p>37.49504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90" calcext:value-type="float">
            <text:p>1090</text:p>
          </table:table-cell>
          <table:table-cell office:value-type="float" office:value="-76.338188" calcext:value-type="float">
            <text:p>-76.338188</text:p>
          </table:table-cell>
          <table:table-cell office:value-type="float" office:value="68.306442" calcext:value-type="float">
            <text:p>68.30644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82" calcext:value-type="float">
            <text:p>1082</text:p>
          </table:table-cell>
          <table:table-cell office:value-type="float" office:value="-13.3472" calcext:value-type="float">
            <text:p>-13.3472</text:p>
          </table:table-cell>
          <table:table-cell office:value-type="float" office:value="100.901787" calcext:value-type="float">
            <text:p>100.90178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4" calcext:value-type="float">
            <text:p>1074</text:p>
          </table:table-cell>
          <table:table-cell office:value-type="float" office:value="170.92868" calcext:value-type="float">
            <text:p>170.92868</text:p>
          </table:table-cell>
          <table:table-cell office:value-type="float" office:value="157.70459" calcext:value-type="float">
            <text:p>157.70459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60" calcext:value-type="float">
            <text:p>1060</text:p>
          </table:table-cell>
          <table:table-cell office:value-type="float" office:value="128.053497" calcext:value-type="float">
            <text:p>128.053497</text:p>
          </table:table-cell>
          <table:table-cell office:value-type="float" office:value="196.783005" calcext:value-type="float">
            <text:p>196.78300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50" calcext:value-type="float">
            <text:p>1050</text:p>
          </table:table-cell>
          <table:table-cell office:value-type="float" office:value="121.313629" calcext:value-type="float">
            <text:p>121.313629</text:p>
          </table:table-cell>
          <table:table-cell office:value-type="float" office:value="224.578186" calcext:value-type="float">
            <text:p>224.57818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043" calcext:value-type="float">
            <text:p>1043</text:p>
          </table:table-cell>
          <table:table-cell office:value-type="float" office:value="240.343262" calcext:value-type="float">
            <text:p>240.343262</text:p>
          </table:table-cell>
          <table:table-cell office:value-type="float" office:value="262.081787" calcext:value-type="float">
            <text:p>262.08178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34" calcext:value-type="float">
            <text:p>1034</text:p>
          </table:table-cell>
          <table:table-cell office:value-type="float" office:value="222.165253" calcext:value-type="float">
            <text:p>222.165253</text:p>
          </table:table-cell>
          <table:table-cell office:value-type="float" office:value="292.15802" calcext:value-type="float">
            <text:p>292.1580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026" calcext:value-type="float">
            <text:p>1026</text:p>
          </table:table-cell>
          <table:table-cell office:value-type="float" office:value="375.862091" calcext:value-type="float">
            <text:p>375.862091</text:p>
          </table:table-cell>
          <table:table-cell office:value-type="float" office:value="308.499756" calcext:value-type="float">
            <text:p>308.49975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022" calcext:value-type="float">
            <text:p>1022</text:p>
          </table:table-cell>
          <table:table-cell office:value-type="float" office:value="282.782654" calcext:value-type="float">
            <text:p>282.782654</text:p>
          </table:table-cell>
          <table:table-cell office:value-type="float" office:value="340.554016" calcext:value-type="float">
            <text:p>340.55401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14" calcext:value-type="float">
            <text:p>1014</text:p>
          </table:table-cell>
          <table:table-cell office:value-type="float" office:value="428.64505" calcext:value-type="float">
            <text:p>428.64505</text:p>
          </table:table-cell>
          <table:table-cell office:value-type="float" office:value="362.669647" calcext:value-type="float">
            <text:p>362.66964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09" calcext:value-type="float">
            <text:p>1009</text:p>
          </table:table-cell>
          <table:table-cell office:value-type="float" office:value="411.988464" calcext:value-type="float">
            <text:p>411.988464</text:p>
          </table:table-cell>
          <table:table-cell office:value-type="float" office:value="391.531097" calcext:value-type="float">
            <text:p>391.53109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002" calcext:value-type="float">
            <text:p>1002</text:p>
          </table:table-cell>
          <table:table-cell office:value-type="float" office:value="344.29187" calcext:value-type="float">
            <text:p>344.29187</text:p>
          </table:table-cell>
          <table:table-cell office:value-type="float" office:value="419.816284" calcext:value-type="float">
            <text:p>419.8162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73.234222" calcext:value-type="float">
            <text:p>373.234222</text:p>
          </table:table-cell>
          <table:table-cell office:value-type="float" office:value="454.133026" calcext:value-type="float">
            <text:p>454.1330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51.183289" calcext:value-type="float">
            <text:p>551.183289</text:p>
          </table:table-cell>
          <table:table-cell office:value-type="float" office:value="512.23291" calcext:value-type="float">
            <text:p>512.232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18.562958" calcext:value-type="float">
            <text:p>418.562958</text:p>
          </table:table-cell>
          <table:table-cell office:value-type="float" office:value="531.54425" calcext:value-type="float">
            <text:p>531.544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12.793945" calcext:value-type="float">
            <text:p>512.793945</text:p>
          </table:table-cell>
          <table:table-cell office:value-type="float" office:value="548.48645" calcext:value-type="float">
            <text:p>548.486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3.570221" calcext:value-type="float">
            <text:p>483.570221</text:p>
          </table:table-cell>
          <table:table-cell office:value-type="float" office:value="563.241028" calcext:value-type="float">
            <text:p>563.24102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4.82019" calcext:value-type="float">
            <text:p>594.82019</text:p>
          </table:table-cell>
          <table:table-cell office:value-type="float" office:value="582.459045" calcext:value-type="float">
            <text:p>582.459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058777" calcext:value-type="float">
            <text:p>536.058777</text:p>
          </table:table-cell>
          <table:table-cell office:value-type="float" office:value="610.786255" calcext:value-type="float">
            <text:p>610.78625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87.10199" calcext:value-type="float">
            <text:p>587.10199</text:p>
          </table:table-cell>
          <table:table-cell office:value-type="float" office:value="628.535767" calcext:value-type="float">
            <text:p>628.5357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13.765625" calcext:value-type="float">
            <text:p>713.765625</text:p>
          </table:table-cell>
          <table:table-cell office:value-type="float" office:value="646.679749" calcext:value-type="float">
            <text:p>646.6797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64.980225" calcext:value-type="float">
            <text:p>664.980225</text:p>
          </table:table-cell>
          <table:table-cell office:value-type="float" office:value="668.034973" calcext:value-type="float">
            <text:p>668.0349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09.144714" calcext:value-type="float">
            <text:p>609.144714</text:p>
          </table:table-cell>
          <table:table-cell office:value-type="float" office:value="689.142334" calcext:value-type="float">
            <text:p>689.14233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61.430786" calcext:value-type="float">
            <text:p>561.430786</text:p>
          </table:table-cell>
          <table:table-cell office:value-type="float" office:value="714.923035" calcext:value-type="float">
            <text:p>714.92303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85.985168" calcext:value-type="float">
            <text:p>585.985168</text:p>
          </table:table-cell>
          <table:table-cell office:value-type="float" office:value="751.125183" calcext:value-type="float">
            <text:p>751.12518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93.911743" calcext:value-type="float">
            <text:p>693.911743</text:p>
          </table:table-cell>
          <table:table-cell office:value-type="float" office:value="777.78894" calcext:value-type="float">
            <text:p>777.788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57.367676" calcext:value-type="float">
            <text:p>757.367676</text:p>
          </table:table-cell>
          <table:table-cell office:value-type="float" office:value="761.840698" calcext:value-type="float">
            <text:p>761.8406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818.625549" calcext:value-type="float">
            <text:p>818.625549</text:p>
          </table:table-cell>
          <table:table-cell office:value-type="float" office:value="748.627258" calcext:value-type="float">
            <text:p>748.6272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25.640808" calcext:value-type="float">
            <text:p>725.640808</text:p>
          </table:table-cell>
          <table:table-cell office:value-type="float" office:value="723.530396" calcext:value-type="float">
            <text:p>723.5303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27.830688" calcext:value-type="float">
            <text:p>727.830688</text:p>
          </table:table-cell>
          <table:table-cell office:value-type="float" office:value="703.586731" calcext:value-type="float">
            <text:p>703.5867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64.081665" calcext:value-type="float">
            <text:p>564.081665</text:p>
          </table:table-cell>
          <table:table-cell office:value-type="float" office:value="679.044922" calcext:value-type="float">
            <text:p>679.0449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84.498352" calcext:value-type="float">
            <text:p>684.498352</text:p>
          </table:table-cell>
          <table:table-cell office:value-type="float" office:value="646.515198" calcext:value-type="float">
            <text:p>646.5151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89.437744" calcext:value-type="float">
            <text:p>589.437744</text:p>
          </table:table-cell>
          <table:table-cell office:value-type="float" office:value="589.940918" calcext:value-type="float">
            <text:p>589.9409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15.57959" calcext:value-type="float">
            <text:p>515.57959</text:p>
          </table:table-cell>
          <table:table-cell office:value-type="float" office:value="536.288879" calcext:value-type="float">
            <text:p>536.2888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93.302856" calcext:value-type="float">
            <text:p>393.302856</text:p>
          </table:table-cell>
          <table:table-cell office:value-type="float" office:value="478.240601" calcext:value-type="float">
            <text:p>478.2406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36.449707" calcext:value-type="float">
            <text:p>436.449707</text:p>
          </table:table-cell>
          <table:table-cell office:value-type="float" office:value="403.388336" calcext:value-type="float">
            <text:p>403.3883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26.152344" calcext:value-type="float">
            <text:p>326.152344</text:p>
          </table:table-cell>
          <table:table-cell office:value-type="float" office:value="342.618561" calcext:value-type="float">
            <text:p>342.61856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14" calcext:value-type="float">
            <text:p>1014</text:p>
          </table:table-cell>
          <table:table-cell office:value-type="float" office:value="199.635712" calcext:value-type="float">
            <text:p>199.635712</text:p>
          </table:table-cell>
          <table:table-cell office:value-type="float" office:value="283.303802" calcext:value-type="float">
            <text:p>283.30380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29" calcext:value-type="float">
            <text:p>1029</text:p>
          </table:table-cell>
          <table:table-cell office:value-type="float" office:value="425.751068" calcext:value-type="float">
            <text:p>425.751068</text:p>
          </table:table-cell>
          <table:table-cell office:value-type="float" office:value="234.70076" calcext:value-type="float">
            <text:p>234.7007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041" calcext:value-type="float">
            <text:p>1041</text:p>
          </table:table-cell>
          <table:table-cell office:value-type="float" office:value="262.20755" calcext:value-type="float">
            <text:p>262.20755</text:p>
          </table:table-cell>
          <table:table-cell office:value-type="float" office:value="182.37381" calcext:value-type="float">
            <text:p>182.3738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54" calcext:value-type="float">
            <text:p>1054</text:p>
          </table:table-cell>
          <table:table-cell office:value-type="float" office:value="244.166565" calcext:value-type="float">
            <text:p>244.166565</text:p>
          </table:table-cell>
          <table:table-cell office:value-type="float" office:value="124.25621" calcext:value-type="float">
            <text:p>124.2562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68" calcext:value-type="float">
            <text:p>1068</text:p>
          </table:table-cell>
          <table:table-cell office:value-type="float" office:value="208.423248" calcext:value-type="float">
            <text:p>208.423248</text:p>
          </table:table-cell>
          <table:table-cell office:value-type="float" office:value="64.855087" calcext:value-type="float">
            <text:p>64.85508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83" calcext:value-type="float">
            <text:p>1083</text:p>
          </table:table-cell>
          <table:table-cell office:value-type="float" office:value="126.622375" calcext:value-type="float">
            <text:p>126.622375</text:p>
          </table:table-cell>
          <table:table-cell office:value-type="float" office:value="13.325489" calcext:value-type="float">
            <text:p>13.32548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96" calcext:value-type="float">
            <text:p>1096</text:p>
          </table:table-cell>
          <table:table-cell office:value-type="float" office:value="65.217262" calcext:value-type="float">
            <text:p>65.217262</text:p>
          </table:table-cell>
          <table:table-cell office:value-type="float" office:value="-27.253511" calcext:value-type="float">
            <text:p>-27.25351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106" calcext:value-type="float">
            <text:p>1106</text:p>
          </table:table-cell>
          <table:table-cell office:value-type="float" office:value="-43.870422" calcext:value-type="float">
            <text:p>-43.870422</text:p>
          </table:table-cell>
          <table:table-cell office:value-type="float" office:value="-88.122513" calcext:value-type="float">
            <text:p>-88.12251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122" calcext:value-type="float">
            <text:p>1122</text:p>
          </table:table-cell>
          <table:table-cell office:value-type="float" office:value="170.17334" calcext:value-type="float">
            <text:p>170.17334</text:p>
          </table:table-cell>
          <table:table-cell office:value-type="float" office:value="-142.804962" calcext:value-type="float">
            <text:p>-142.80496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35" calcext:value-type="float">
            <text:p>1135</text:p>
          </table:table-cell>
          <table:table-cell office:value-type="float" office:value="-71.839043" calcext:value-type="float">
            <text:p>-71.839043</text:p>
          </table:table-cell>
          <table:table-cell office:value-type="float" office:value="-200.519653" calcext:value-type="float">
            <text:p>-200.51965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150" calcext:value-type="float">
            <text:p>1150</text:p>
          </table:table-cell>
          <table:table-cell office:value-type="float" office:value="-83.047684" calcext:value-type="float">
            <text:p>-83.047684</text:p>
          </table:table-cell>
          <table:table-cell office:value-type="float" office:value="-250.817856" calcext:value-type="float">
            <text:p>-250.81785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162" calcext:value-type="float">
            <text:p>1162</text:p>
          </table:table-cell>
          <table:table-cell office:value-type="float" office:value="-194.971985" calcext:value-type="float">
            <text:p>-194.971985</text:p>
          </table:table-cell>
          <table:table-cell office:value-type="float" office:value="-284.793457" calcext:value-type="float">
            <text:p>-284.79345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71" calcext:value-type="float">
            <text:p>1171</text:p>
          </table:table-cell>
          <table:table-cell office:value-type="float" office:value="-194.62619" calcext:value-type="float">
            <text:p>-194.62619</text:p>
          </table:table-cell>
          <table:table-cell office:value-type="float" office:value="-311.781128" calcext:value-type="float">
            <text:p>-311.78112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77" calcext:value-type="float">
            <text:p>1177</text:p>
          </table:table-cell>
          <table:table-cell office:value-type="float" office:value="-198.660522" calcext:value-type="float">
            <text:p>-198.660522</text:p>
          </table:table-cell>
          <table:table-cell office:value-type="float" office:value="-359.638245" calcext:value-type="float">
            <text:p>-359.63824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89" calcext:value-type="float">
            <text:p>1189</text:p>
          </table:table-cell>
          <table:table-cell office:value-type="float" office:value="-328.177948" calcext:value-type="float">
            <text:p>-328.177948</text:p>
          </table:table-cell>
          <table:table-cell office:value-type="float" office:value="-387.435669" calcext:value-type="float">
            <text:p>-387.43566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196" calcext:value-type="float">
            <text:p>1196</text:p>
          </table:table-cell>
          <table:table-cell office:value-type="float" office:value="-449.413574" calcext:value-type="float">
            <text:p>-449.413574</text:p>
          </table:table-cell>
          <table:table-cell office:value-type="float" office:value="-423.062622" calcext:value-type="float">
            <text:p>-423.0626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99.164459" calcext:value-type="float">
            <text:p>-399.164459</text:p>
          </table:table-cell>
          <table:table-cell office:value-type="float" office:value="-452.667206" calcext:value-type="float">
            <text:p>-452.6672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33.975525" calcext:value-type="float">
            <text:p>-433.975525</text:p>
          </table:table-cell>
          <table:table-cell office:value-type="float" office:value="-478.413452" calcext:value-type="float">
            <text:p>-478.4134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72.113983" calcext:value-type="float">
            <text:p>-472.113983</text:p>
          </table:table-cell>
          <table:table-cell office:value-type="float" office:value="-514.998657" calcext:value-type="float">
            <text:p>-514.9986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16.959351" calcext:value-type="float">
            <text:p>-516.959351</text:p>
          </table:table-cell>
          <table:table-cell office:value-type="float" office:value="-543.963074" calcext:value-type="float">
            <text:p>-543.9630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85.920532" calcext:value-type="float">
            <text:p>-585.920532</text:p>
          </table:table-cell>
          <table:table-cell office:value-type="float" office:value="-573.627563" calcext:value-type="float">
            <text:p>-573.6275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62.997742" calcext:value-type="float">
            <text:p>-662.997742</text:p>
          </table:table-cell>
          <table:table-cell office:value-type="float" office:value="-592.704224" calcext:value-type="float">
            <text:p>-592.704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48.754395" calcext:value-type="float">
            <text:p>-548.754395</text:p>
          </table:table-cell>
          <table:table-cell office:value-type="float" office:value="-605.468384" calcext:value-type="float">
            <text:p>-605.4683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75.263855" calcext:value-type="float">
            <text:p>-575.263855</text:p>
          </table:table-cell>
          <table:table-cell office:value-type="float" office:value="-617.432312" calcext:value-type="float">
            <text:p>-617.4323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96.258362" calcext:value-type="float">
            <text:p>-596.258362</text:p>
          </table:table-cell>
          <table:table-cell office:value-type="float" office:value="-635.534668" calcext:value-type="float">
            <text:p>-635.5346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80.752869" calcext:value-type="float">
            <text:p>-680.752869</text:p>
          </table:table-cell>
          <table:table-cell office:value-type="float" office:value="-663.270386" calcext:value-type="float">
            <text:p>-663.270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92.893707" calcext:value-type="float">
            <text:p>-492.893707</text:p>
          </table:table-cell>
          <table:table-cell office:value-type="float" office:value="-679.554077" calcext:value-type="float">
            <text:p>-679.5540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03.665771" calcext:value-type="float">
            <text:p>-703.665771</text:p>
          </table:table-cell>
          <table:table-cell office:value-type="float" office:value="-685.228638" calcext:value-type="float">
            <text:p>-685.2286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07.228455" calcext:value-type="float">
            <text:p>-607.228455</text:p>
          </table:table-cell>
          <table:table-cell office:value-type="float" office:value="-699.865173" calcext:value-type="float">
            <text:p>-699.865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74.390991" calcext:value-type="float">
            <text:p>-674.390991</text:p>
          </table:table-cell>
          <table:table-cell office:value-type="float" office:value="-717.574158" calcext:value-type="float">
            <text:p>-717.5741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66.691284" calcext:value-type="float">
            <text:p>-666.691284</text:p>
          </table:table-cell>
          <table:table-cell office:value-type="float" office:value="-726.664978" calcext:value-type="float">
            <text:p>-726.6649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40.559143" calcext:value-type="float">
            <text:p>-740.559143</text:p>
          </table:table-cell>
          <table:table-cell office:value-type="float" office:value="-737.697754" calcext:value-type="float">
            <text:p>-737.6977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20.409058" calcext:value-type="float">
            <text:p>-720.409058</text:p>
          </table:table-cell>
          <table:table-cell office:value-type="float" office:value="-734.333008" calcext:value-type="float">
            <text:p>-734.333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53.509216" calcext:value-type="float">
            <text:p>-653.509216</text:p>
          </table:table-cell>
          <table:table-cell office:value-type="float" office:value="-739.414917" calcext:value-type="float">
            <text:p>-739.4149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803.810913" calcext:value-type="float">
            <text:p>-803.810913</text:p>
          </table:table-cell>
          <table:table-cell office:value-type="float" office:value="-755.669495" calcext:value-type="float">
            <text:p>-755.6694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43.887695" calcext:value-type="float">
            <text:p>-743.887695</text:p>
          </table:table-cell>
          <table:table-cell office:value-type="float" office:value="-773.34906" calcext:value-type="float">
            <text:p>-773.349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32.115967" calcext:value-type="float">
            <text:p>-732.115967</text:p>
          </table:table-cell>
          <table:table-cell office:value-type="float" office:value="-773.414307" calcext:value-type="float">
            <text:p>-773.4143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98.558105" calcext:value-type="float">
            <text:p>-698.558105</text:p>
          </table:table-cell>
          <table:table-cell office:value-type="float" office:value="-767.427612" calcext:value-type="float">
            <text:p>-767.4276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54.918884" calcext:value-type="float">
            <text:p>-654.918884</text:p>
          </table:table-cell>
          <table:table-cell office:value-type="float" office:value="-739.697327" calcext:value-type="float">
            <text:p>-739.6973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04.730286" calcext:value-type="float">
            <text:p>-604.730286</text:p>
          </table:table-cell>
          <table:table-cell office:value-type="float" office:value="-730.934998" calcext:value-type="float">
            <text:p>-730.9349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25.801025" calcext:value-type="float">
            <text:p>-725.801025</text:p>
          </table:table-cell>
          <table:table-cell office:value-type="float" office:value="-730.584167" calcext:value-type="float">
            <text:p>-730.5841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88.036621" calcext:value-type="float">
            <text:p>-588.036621</text:p>
          </table:table-cell>
          <table:table-cell office:value-type="float" office:value="-715.837769" calcext:value-type="float">
            <text:p>-715.837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54.373718" calcext:value-type="float">
            <text:p>-554.373718</text:p>
          </table:table-cell>
          <table:table-cell office:value-type="float" office:value="-688.788513" calcext:value-type="float">
            <text:p>-688.7885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87.499756" calcext:value-type="float">
            <text:p>-587.499756</text:p>
          </table:table-cell>
          <table:table-cell office:value-type="float" office:value="-656.97699" calcext:value-type="float">
            <text:p>-656.976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63.124756" calcext:value-type="float">
            <text:p>-663.124756</text:p>
          </table:table-cell>
          <table:table-cell office:value-type="float" office:value="-636.779846" calcext:value-type="float">
            <text:p>-636.7798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20.761047" calcext:value-type="float">
            <text:p>-420.761047</text:p>
          </table:table-cell>
          <table:table-cell office:value-type="float" office:value="-598.984558" calcext:value-type="float">
            <text:p>-598.9845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89.852722" calcext:value-type="float">
            <text:p>-389.852722</text:p>
          </table:table-cell>
          <table:table-cell office:value-type="float" office:value="-556.387573" calcext:value-type="float">
            <text:p>-556.3875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06.180298" calcext:value-type="float">
            <text:p>-606.180298</text:p>
          </table:table-cell>
          <table:table-cell office:value-type="float" office:value="-528.831299" calcext:value-type="float">
            <text:p>-528.8312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96.953979" calcext:value-type="float">
            <text:p>-596.953979</text:p>
          </table:table-cell>
          <table:table-cell office:value-type="float" office:value="-495.835724" calcext:value-type="float">
            <text:p>-495.8357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40.600525" calcext:value-type="float">
            <text:p>-540.600525</text:p>
          </table:table-cell>
          <table:table-cell office:value-type="float" office:value="-470.324127" calcext:value-type="float">
            <text:p>-470.3241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08.235657" calcext:value-type="float">
            <text:p>-508.235657</text:p>
          </table:table-cell>
          <table:table-cell office:value-type="float" office:value="-437.795441" calcext:value-type="float">
            <text:p>-437.7954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60.255493" calcext:value-type="float">
            <text:p>-360.255493</text:p>
          </table:table-cell>
          <table:table-cell office:value-type="float" office:value="-403.758667" calcext:value-type="float">
            <text:p>-403.7586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09.959946" calcext:value-type="float">
            <text:p>-209.959946</text:p>
          </table:table-cell>
          <table:table-cell office:value-type="float" office:value="-382.024261" calcext:value-type="float">
            <text:p>-382.02426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195" calcext:value-type="float">
            <text:p>1195</text:p>
          </table:table-cell>
          <table:table-cell office:value-type="float" office:value="-475.64447" calcext:value-type="float">
            <text:p>-475.64447</text:p>
          </table:table-cell>
          <table:table-cell office:value-type="float" office:value="-352.894287" calcext:value-type="float">
            <text:p>-352.89428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88" calcext:value-type="float">
            <text:p>1188</text:p>
          </table:table-cell>
          <table:table-cell office:value-type="float" office:value="-368.594727" calcext:value-type="float">
            <text:p>-368.594727</text:p>
          </table:table-cell>
          <table:table-cell office:value-type="float" office:value="-323.017151" calcext:value-type="float">
            <text:p>-323.01715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80" calcext:value-type="float">
            <text:p>1180</text:p>
          </table:table-cell>
          <table:table-cell office:value-type="float" office:value="-373.069275" calcext:value-type="float">
            <text:p>-373.069275</text:p>
          </table:table-cell>
          <table:table-cell office:value-type="float" office:value="-299.954651" calcext:value-type="float">
            <text:p>-299.95465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74" calcext:value-type="float">
            <text:p>1174</text:p>
          </table:table-cell>
          <table:table-cell office:value-type="float" office:value="-198.437317" calcext:value-type="float">
            <text:p>-198.437317</text:p>
          </table:table-cell>
          <table:table-cell office:value-type="float" office:value="-270.966431" calcext:value-type="float">
            <text:p>-270.96643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167" calcext:value-type="float">
            <text:p>1167</text:p>
          </table:table-cell>
          <table:table-cell office:value-type="float" office:value="-238.083374" calcext:value-type="float">
            <text:p>-238.083374</text:p>
          </table:table-cell>
          <table:table-cell office:value-type="float" office:value="-250.9776" calcext:value-type="float">
            <text:p>-250.977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162" calcext:value-type="float">
            <text:p>1162</text:p>
          </table:table-cell>
          <table:table-cell office:value-type="float" office:value="-120.2882" calcext:value-type="float">
            <text:p>-120.2882</text:p>
          </table:table-cell>
          <table:table-cell office:value-type="float" office:value="-225.750336" calcext:value-type="float">
            <text:p>-225.75033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56" calcext:value-type="float">
            <text:p>1156</text:p>
          </table:table-cell>
          <table:table-cell office:value-type="float" office:value="-263.934753" calcext:value-type="float">
            <text:p>-263.934753</text:p>
          </table:table-cell>
          <table:table-cell office:value-type="float" office:value="-202.475128" calcext:value-type="float">
            <text:p>-202.47512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150" calcext:value-type="float">
            <text:p>1150</text:p>
          </table:table-cell>
          <table:table-cell office:value-type="float" office:value="-303.572144" calcext:value-type="float">
            <text:p>-303.572144</text:p>
          </table:table-cell>
          <table:table-cell office:value-type="float" office:value="-182.646057" calcext:value-type="float">
            <text:p>-182.646057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145" calcext:value-type="float">
            <text:p>1145</text:p>
          </table:table-cell>
          <table:table-cell office:value-type="float" office:value="31.557741" calcext:value-type="float">
            <text:p>31.557741</text:p>
          </table:table-cell>
          <table:table-cell office:value-type="float" office:value="-162.916336" calcext:value-type="float">
            <text:p>-162.91633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 office:value-type="float" office:value="35.9557" calcext:value-type="float">
            <text:p>35.9557</text:p>
          </table:table-cell>
          <table:table-cell office:value-type="float" office:value="-124.980103" calcext:value-type="float">
            <text:p>-124.98010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31" calcext:value-type="float">
            <text:p>1131</text:p>
          </table:table-cell>
          <table:table-cell office:value-type="float" office:value="-9.880075" calcext:value-type="float">
            <text:p>-9.880075</text:p>
          </table:table-cell>
          <table:table-cell office:value-type="float" office:value="-77.438385" calcext:value-type="float">
            <text:p>-77.43838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19" calcext:value-type="float">
            <text:p>1119</text:p>
          </table:table-cell>
          <table:table-cell office:value-type="float" office:value="-23.307556" calcext:value-type="float">
            <text:p>-23.307556</text:p>
          </table:table-cell>
          <table:table-cell office:value-type="float" office:value="-45.626606" calcext:value-type="float">
            <text:p>-45.62660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11" calcext:value-type="float">
            <text:p>1111</text:p>
          </table:table-cell>
          <table:table-cell office:value-type="float" office:value="-105.40358" calcext:value-type="float">
            <text:p>-105.40358</text:p>
          </table:table-cell>
          <table:table-cell office:value-type="float" office:value="-4.996619" calcext:value-type="float">
            <text:p>-4.99661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58.047363" calcext:value-type="float">
            <text:p>-58.047363</text:p>
          </table:table-cell>
          <table:table-cell office:value-type="float" office:value="31.367432" calcext:value-type="float">
            <text:p>31.36743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92" calcext:value-type="float">
            <text:p>1092</text:p>
          </table:table-cell>
          <table:table-cell office:value-type="float" office:value="-62.567413" calcext:value-type="float">
            <text:p>-62.567413</text:p>
          </table:table-cell>
          <table:table-cell office:value-type="float" office:value="55.547668" calcext:value-type="float">
            <text:p>55.54766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86" calcext:value-type="float">
            <text:p>1086</text:p>
          </table:table-cell>
          <table:table-cell office:value-type="float" office:value="41.697304" calcext:value-type="float">
            <text:p>41.697304</text:p>
          </table:table-cell>
          <table:table-cell office:value-type="float" office:value="80.590927" calcext:value-type="float">
            <text:p>80.59092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79" calcext:value-type="float">
            <text:p>1079</text:p>
          </table:table-cell>
          <table:table-cell office:value-type="float" office:value="46.144455" calcext:value-type="float">
            <text:p>46.144455</text:p>
          </table:table-cell>
          <table:table-cell office:value-type="float" office:value="138.311493" calcext:value-type="float">
            <text:p>138.31149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65" calcext:value-type="float">
            <text:p>1065</text:p>
          </table:table-cell>
          <table:table-cell office:value-type="float" office:value="144.828156" calcext:value-type="float">
            <text:p>144.828156</text:p>
          </table:table-cell>
          <table:table-cell office:value-type="float" office:value="216.432678" calcext:value-type="float">
            <text:p>216.43267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45" calcext:value-type="float">
            <text:p>1045</text:p>
          </table:table-cell>
          <table:table-cell office:value-type="float" office:value="345.336914" calcext:value-type="float">
            <text:p>345.336914</text:p>
          </table:table-cell>
          <table:table-cell office:value-type="float" office:value="282.138336" calcext:value-type="float">
            <text:p>282.13833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29" calcext:value-type="float">
            <text:p>1029</text:p>
          </table:table-cell>
          <table:table-cell office:value-type="float" office:value="395.236633" calcext:value-type="float">
            <text:p>395.236633</text:p>
          </table:table-cell>
          <table:table-cell office:value-type="float" office:value="330.777405" calcext:value-type="float">
            <text:p>330.77740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17" calcext:value-type="float">
            <text:p>1017</text:p>
          </table:table-cell>
          <table:table-cell office:value-type="float" office:value="378.4935" calcext:value-type="float">
            <text:p>378.4935</text:p>
          </table:table-cell>
          <table:table-cell office:value-type="float" office:value="410.650574" calcext:value-type="float">
            <text:p>410.65057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62.639771" calcext:value-type="float">
            <text:p>462.639771</text:p>
          </table:table-cell>
          <table:table-cell office:value-type="float" office:value="494.055847" calcext:value-type="float">
            <text:p>494.0558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88.09906" calcext:value-type="float">
            <text:p>588.09906</text:p>
          </table:table-cell>
          <table:table-cell office:value-type="float" office:value="566.209045" calcext:value-type="float">
            <text:p>566.209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67.057434" calcext:value-type="float">
            <text:p>567.057434</text:p>
          </table:table-cell>
          <table:table-cell office:value-type="float" office:value="607.801086" calcext:value-type="float">
            <text:p>607.80108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23.71582" calcext:value-type="float">
            <text:p>623.71582</text:p>
          </table:table-cell>
          <table:table-cell office:value-type="float" office:value="641.69989" calcext:value-type="float">
            <text:p>641.699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52.643066" calcext:value-type="float">
            <text:p>552.643066</text:p>
          </table:table-cell>
          <table:table-cell office:value-type="float" office:value="624.55481" calcext:value-type="float">
            <text:p>624.5548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08.5513" calcext:value-type="float">
            <text:p>508.5513</text:p>
          </table:table-cell>
          <table:table-cell office:value-type="float" office:value="509.370728" calcext:value-type="float">
            <text:p>509.37072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29.293091" calcext:value-type="float">
            <text:p>329.293091</text:p>
          </table:table-cell>
          <table:table-cell office:value-type="float" office:value="411.401978" calcext:value-type="float">
            <text:p>411.4019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30.819824" calcext:value-type="float">
            <text:p>330.819824</text:p>
          </table:table-cell>
          <table:table-cell office:value-type="float" office:value="306.938538" calcext:value-type="float">
            <text:p>306.93853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23" calcext:value-type="float">
            <text:p>1023</text:p>
          </table:table-cell>
          <table:table-cell office:value-type="float" office:value="237.22908" calcext:value-type="float">
            <text:p>237.22908</text:p>
          </table:table-cell>
          <table:table-cell office:value-type="float" office:value="126.3479" calcext:value-type="float">
            <text:p>126.347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68" calcext:value-type="float">
            <text:p>1068</text:p>
          </table:table-cell>
          <table:table-cell office:value-type="float" office:value="-29.581676" calcext:value-type="float">
            <text:p>-29.581676</text:p>
          </table:table-cell>
          <table:table-cell office:value-type="float" office:value="-50.673656" calcext:value-type="float">
            <text:p>-50.67365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12" calcext:value-type="float">
            <text:p>1112</text:p>
          </table:table-cell>
          <table:table-cell office:value-type="float" office:value="-70.618011" calcext:value-type="float">
            <text:p>-70.618011</text:p>
          </table:table-cell>
          <table:table-cell office:value-type="float" office:value="-198.639252" calcext:value-type="float">
            <text:p>-198.63925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49" calcext:value-type="float">
            <text:p>1149</text:p>
          </table:table-cell>
          <table:table-cell office:value-type="float" office:value="-268.788422" calcext:value-type="float">
            <text:p>-268.788422</text:p>
          </table:table-cell>
          <table:table-cell office:value-type="float" office:value="-321.161652" calcext:value-type="float">
            <text:p>-321.16165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80" calcext:value-type="float">
            <text:p>1180</text:p>
          </table:table-cell>
          <table:table-cell office:value-type="float" office:value="-338.753998" calcext:value-type="float">
            <text:p>-338.753998</text:p>
          </table:table-cell>
          <table:table-cell office:value-type="float" office:value="-443.446503" calcext:value-type="float">
            <text:p>-443.4465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20.39563" calcext:value-type="float">
            <text:p>-520.39563</text:p>
          </table:table-cell>
          <table:table-cell office:value-type="float" office:value="-557.160217" calcext:value-type="float">
            <text:p>-557.1602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38.253845" calcext:value-type="float">
            <text:p>-638.253845</text:p>
          </table:table-cell>
          <table:table-cell office:value-type="float" office:value="-647.113647" calcext:value-type="float">
            <text:p>-647.1136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84.525146" calcext:value-type="float">
            <text:p>-684.525146</text:p>
          </table:table-cell>
          <table:table-cell office:value-type="float" office:value="-712.083679" calcext:value-type="float">
            <text:p>-712.0836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51.82373" calcext:value-type="float">
            <text:p>-751.82373</text:p>
          </table:table-cell>
          <table:table-cell office:value-type="float" office:value="-750.87085" calcext:value-type="float">
            <text:p>-750.870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813.193726" calcext:value-type="float">
            <text:p>-813.193726</text:p>
          </table:table-cell>
          <table:table-cell office:value-type="float" office:value="-766.620728" calcext:value-type="float">
            <text:p>-766.6207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96.829285" calcext:value-type="float">
            <text:p>-696.829285</text:p>
          </table:table-cell>
          <table:table-cell office:value-type="float" office:value="-720.817017" calcext:value-type="float">
            <text:p>-720.8170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20.303467" calcext:value-type="float">
            <text:p>-720.303467</text:p>
          </table:table-cell>
          <table:table-cell office:value-type="float" office:value="-603.283752" calcext:value-type="float">
            <text:p>-603.2837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49.322479" calcext:value-type="float">
            <text:p>-449.322479</text:p>
          </table:table-cell>
          <table:table-cell office:value-type="float" office:value="-474.268921" calcext:value-type="float">
            <text:p>-474.2689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87.85553" calcext:value-type="float">
            <text:p>-487.85553</text:p>
          </table:table-cell>
          <table:table-cell office:value-type="float" office:value="-371.212524" calcext:value-type="float">
            <text:p>-371.21252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192" calcext:value-type="float">
            <text:p>1192</text:p>
          </table:table-cell>
          <table:table-cell office:value-type="float" office:value="-414.091431" calcext:value-type="float">
            <text:p>-414.091431</text:p>
          </table:table-cell>
          <table:table-cell office:value-type="float" office:value="-244.305191" calcext:value-type="float">
            <text:p>-244.30519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161" calcext:value-type="float">
            <text:p>1161</text:p>
          </table:table-cell>
          <table:table-cell office:value-type="float" office:value="3.578968" calcext:value-type="float">
            <text:p>3.578968</text:p>
          </table:table-cell>
          <table:table-cell office:value-type="float" office:value="-128.304657" calcext:value-type="float">
            <text:p>-128.30465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32" calcext:value-type="float">
            <text:p>1132</text:p>
          </table:table-cell>
          <table:table-cell office:value-type="float" office:value="108.074203" calcext:value-type="float">
            <text:p>108.074203</text:p>
          </table:table-cell>
          <table:table-cell office:value-type="float" office:value="2.944913" calcext:value-type="float">
            <text:p>2.94491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99" calcext:value-type="float">
            <text:p>1099</text:p>
          </table:table-cell>
          <table:table-cell office:value-type="float" office:value="156.436295" calcext:value-type="float">
            <text:p>156.436295</text:p>
          </table:table-cell>
          <table:table-cell office:value-type="float" office:value="135.562729" calcext:value-type="float">
            <text:p>135.56272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66" calcext:value-type="float">
            <text:p>1066</text:p>
          </table:table-cell>
          <table:table-cell office:value-type="float" office:value="96.578079" calcext:value-type="float">
            <text:p>96.578079</text:p>
          </table:table-cell>
          <table:table-cell office:value-type="float" office:value="246.778854" calcext:value-type="float">
            <text:p>246.77885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38" calcext:value-type="float">
            <text:p>1038</text:p>
          </table:table-cell>
          <table:table-cell office:value-type="float" office:value="261.647308" calcext:value-type="float">
            <text:p>261.647308</text:p>
          </table:table-cell>
          <table:table-cell office:value-type="float" office:value="396.857117" calcext:value-type="float">
            <text:p>396.85711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00" calcext:value-type="float">
            <text:p>1000</text:p>
          </table:table-cell>
          <table:table-cell office:value-type="float" office:value="396.043671" calcext:value-type="float">
            <text:p>396.043671</text:p>
          </table:table-cell>
          <table:table-cell office:value-type="float" office:value="517.65448" calcext:value-type="float">
            <text:p>517.654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93.712311" calcext:value-type="float">
            <text:p>493.712311</text:p>
          </table:table-cell>
          <table:table-cell office:value-type="float" office:value="611.33606" calcext:value-type="float">
            <text:p>611.336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07.251556" calcext:value-type="float">
            <text:p>507.251556</text:p>
          </table:table-cell>
          <table:table-cell office:value-type="float" office:value="678.995483" calcext:value-type="float">
            <text:p>678.99548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92.208923" calcext:value-type="float">
            <text:p>692.208923</text:p>
          </table:table-cell>
          <table:table-cell office:value-type="float" office:value="727.418945" calcext:value-type="float">
            <text:p>727.4189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9.356812" calcext:value-type="float">
            <text:p>599.356812</text:p>
          </table:table-cell>
          <table:table-cell office:value-type="float" office:value="726.085938" calcext:value-type="float">
            <text:p>726.0859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09.887146" calcext:value-type="float">
            <text:p>609.887146</text:p>
          </table:table-cell>
          <table:table-cell office:value-type="float" office:value="684.414917" calcext:value-type="float">
            <text:p>684.41491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80.799988" calcext:value-type="float">
            <text:p>580.799988</text:p>
          </table:table-cell>
          <table:table-cell office:value-type="float" office:value="547.9375" calcext:value-type="float">
            <text:p>547.93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-929.582458" calcext:value-type="float">
            <text:p>-929.582458</text:p>
          </table:table-cell>
          <table:table-cell office:value-type="float" office:value="518.085266" calcext:value-type="float">
            <text:p>518.0852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11.722137" calcext:value-type="float">
            <text:p>211.722137</text:p>
          </table:table-cell>
          <table:table-cell office:value-type="float" office:value="398.651886" calcext:value-type="float">
            <text:p>398.65188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00" calcext:value-type="float">
            <text:p>1000</text:p>
          </table:table-cell>
          <table:table-cell office:value-type="float" office:value="86.359161" calcext:value-type="float">
            <text:p>86.359161</text:p>
          </table:table-cell>
          <table:table-cell office:value-type="float" office:value="207.961365" calcext:value-type="float">
            <text:p>207.96136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048" calcext:value-type="float">
            <text:p>1048</text:p>
          </table:table-cell>
          <table:table-cell office:value-type="float" office:value="-16.525551" calcext:value-type="float">
            <text:p>-16.525551</text:p>
          </table:table-cell>
          <table:table-cell office:value-type="float" office:value="50.148766" calcext:value-type="float">
            <text:p>50.14876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87" calcext:value-type="float">
            <text:p>1087</text:p>
          </table:table-cell>
          <table:table-cell office:value-type="float" office:value="-112.230927" calcext:value-type="float">
            <text:p>-112.230927</text:p>
          </table:table-cell>
          <table:table-cell office:value-type="float" office:value="-135.471191" calcext:value-type="float">
            <text:p>-135.47119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133" calcext:value-type="float">
            <text:p>1133</text:p>
          </table:table-cell>
          <table:table-cell office:value-type="float" office:value="-303.0224" calcext:value-type="float">
            <text:p>-303.0224</text:p>
          </table:table-cell>
          <table:table-cell office:value-type="float" office:value="-284.150177" calcext:value-type="float">
            <text:p>-284.15017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71" calcext:value-type="float">
            <text:p>1171</text:p>
          </table:table-cell>
          <table:table-cell office:value-type="float" office:value="-553.849426" calcext:value-type="float">
            <text:p>-553.849426</text:p>
          </table:table-cell>
          <table:table-cell office:value-type="float" office:value="-390.684631" calcext:value-type="float">
            <text:p>-390.68463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197" calcext:value-type="float">
            <text:p>1197</text:p>
          </table:table-cell>
          <table:table-cell office:value-type="float" office:value="-536.331543" calcext:value-type="float">
            <text:p>-536.331543</text:p>
          </table:table-cell>
          <table:table-cell office:value-type="float" office:value="-448.324585" calcext:value-type="float">
            <text:p>-448.3245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83.693848" calcext:value-type="float">
            <text:p>-683.693848</text:p>
          </table:table-cell>
          <table:table-cell office:value-type="float" office:value="-499.953278" calcext:value-type="float">
            <text:p>-499.9532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67.74176" calcext:value-type="float">
            <text:p>-567.74176</text:p>
          </table:table-cell>
          <table:table-cell office:value-type="float" office:value="-533.556946" calcext:value-type="float">
            <text:p>-533.5569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78.729126" calcext:value-type="float">
            <text:p>-678.729126</text:p>
          </table:table-cell>
          <table:table-cell office:value-type="float" office:value="-521.248718" calcext:value-type="float">
            <text:p>-521.2487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66.951233" calcext:value-type="float">
            <text:p>-666.951233</text:p>
          </table:table-cell>
          <table:table-cell office:value-type="float" office:value="-497.217743" calcext:value-type="float">
            <text:p>-497.2177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62.380127" calcext:value-type="float">
            <text:p>-662.380127</text:p>
          </table:table-cell>
          <table:table-cell office:value-type="float" office:value="-487.474365" calcext:value-type="float">
            <text:p>-487.4743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17.729187" calcext:value-type="float">
            <text:p>-717.729187</text:p>
          </table:table-cell>
          <table:table-cell office:value-type="float" office:value="-436.298157" calcext:value-type="float">
            <text:p>-436.2981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85.046082" calcext:value-type="float">
            <text:p>-585.046082</text:p>
          </table:table-cell>
          <table:table-cell office:value-type="float" office:value="-345.38562" calcext:value-type="float">
            <text:p>-345.3856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186" calcext:value-type="float">
            <text:p>1186</text:p>
          </table:table-cell>
          <table:table-cell office:value-type="float" office:value="-518.539551" calcext:value-type="float">
            <text:p>-518.539551</text:p>
          </table:table-cell>
          <table:table-cell office:value-type="float" office:value="-238.518982" calcext:value-type="float">
            <text:p>-238.51898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59" calcext:value-type="float">
            <text:p>1159</text:p>
          </table:table-cell>
          <table:table-cell office:value-type="float" office:value="-328.671387" calcext:value-type="float">
            <text:p>-328.671387</text:p>
          </table:table-cell>
          <table:table-cell office:value-type="float" office:value="-160.256012" calcext:value-type="float">
            <text:p>-160.25601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 office:value-type="float" office:value="-303.985779" calcext:value-type="float">
            <text:p>-303.985779</text:p>
          </table:table-cell>
          <table:table-cell office:value-type="float" office:value="-82.462578" calcext:value-type="float">
            <text:p>-82.46257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120" calcext:value-type="float">
            <text:p>1120</text:p>
          </table:table-cell>
          <table:table-cell office:value-type="float" office:value="-301.218231" calcext:value-type="float">
            <text:p>-301.218231</text:p>
          </table:table-cell>
          <table:table-cell office:value-type="float" office:value="13.734583" calcext:value-type="float">
            <text:p>13.73458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96" calcext:value-type="float">
            <text:p>1096</text:p>
          </table:table-cell>
          <table:table-cell office:value-type="float" office:value="-215.904572" calcext:value-type="float">
            <text:p>-215.904572</text:p>
          </table:table-cell>
          <table:table-cell office:value-type="float" office:value="119.084976" calcext:value-type="float">
            <text:p>119.084976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70" calcext:value-type="float">
            <text:p>1070</text:p>
          </table:table-cell>
          <table:table-cell office:value-type="float" office:value="52.006763" calcext:value-type="float">
            <text:p>52.006763</text:p>
          </table:table-cell>
          <table:table-cell office:value-type="float" office:value="245.838028" calcext:value-type="float">
            <text:p>245.83802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38" calcext:value-type="float">
            <text:p>1038</text:p>
          </table:table-cell>
          <table:table-cell office:value-type="float" office:value="121.445221" calcext:value-type="float">
            <text:p>121.445221</text:p>
          </table:table-cell>
          <table:table-cell office:value-type="float" office:value="351.365784" calcext:value-type="float">
            <text:p>351.36578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12" calcext:value-type="float">
            <text:p>1012</text:p>
          </table:table-cell>
          <table:table-cell office:value-type="float" office:value="299.496094" calcext:value-type="float">
            <text:p>299.496094</text:p>
          </table:table-cell>
          <table:table-cell office:value-type="float" office:value="466.201599" calcext:value-type="float">
            <text:p>466.2015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73.861664" calcext:value-type="float">
            <text:p>373.861664</text:p>
          </table:table-cell>
          <table:table-cell office:value-type="float" office:value="597.121643" calcext:value-type="float">
            <text:p>597.1216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17.725098" calcext:value-type="float">
            <text:p>517.725098</text:p>
          </table:table-cell>
          <table:table-cell office:value-type="float" office:value="691.834961" calcext:value-type="float">
            <text:p>691.83496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75.927002" calcext:value-type="float">
            <text:p>575.927002</text:p>
          </table:table-cell>
          <table:table-cell office:value-type="float" office:value="282.254456" calcext:value-type="float">
            <text:p>282.25445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29" calcext:value-type="float">
            <text:p>1029</text:p>
          </table:table-cell>
          <table:table-cell office:value-type="float" office:value="-997.32373" calcext:value-type="float">
            <text:p>-997.32373</text:p>
          </table:table-cell>
          <table:table-cell office:value-type="float" office:value="-752.02887" calcext:value-type="float">
            <text:p>-752.028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5:56:40.978432578</dc:date>
    <meta:editing-duration>PT3M26S</meta:editing-duration>
    <meta:editing-cycles>1</meta:editing-cycles>
    <meta:generator>LibreOffice/7.3.7.2$Linux_X86_64 LibreOffice_project/30$Build-2</meta:generator>
    <meta:document-statistic meta:table-count="1" meta:cell-count="16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194cm" svg:height="18.428cm" xlink:href=".." xlink:type="simple" chart:class="chart:line" chart:style-name="ch1">
        <chart:legend chart:legend-position="end" svg:x="40.172cm" svg:y="8.168cm" style:legend-expansion="high" chart:style-name="ch2"/>
        <chart:plot-area chart:style-name="ch3" table:cell-range-address="Pitch_P_controller.A1:Pitch_P_controller.D412" chart:data-source-has-labels="row" svg:x="0.903cm" svg:y="0.368cm" svg:width="38.366cm" svg:height="17.692cm">
          <chart:coordinate-region svg:x="2.001cm" svg:y="0.567cm" svg:width="37.268cm" svg:height="17.2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tch_P_controller.A2:Pitch_P_controller.A412" chart:label-cell-address="Pitch_P_controller.A1:Pitch_P_controller.A1" chart:class="chart:line">
            <chart:data-point chart:repeated="411"/>
          </chart:series>
          <chart:series chart:style-name="ch7" chart:values-cell-range-address="Pitch_P_controller.B2:Pitch_P_controller.B412" chart:label-cell-address="Pitch_P_controller.B1:Pitch_P_controller.B1" chart:class="chart:line">
            <chart:data-point chart:repeated="411"/>
          </chart:series>
          <chart:series chart:style-name="ch8" chart:values-cell-range-address="Pitch_P_controller.C2:Pitch_P_controller.C412" chart:label-cell-address="Pitch_P_controller.C1:Pitch_P_controller.C1" chart:class="chart:line">
            <chart:data-point chart:repeated="411"/>
          </chart:series>
          <chart:series chart:style-name="ch9" chart:values-cell-range-address="Pitch_P_controller.D2:Pitch_P_controller.D412" chart:label-cell-address="Pitch_P_controller.D1:Pitch_P_controller.D1" chart:class="chart:line">
            <chart:data-point chart:repeated="4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0&amp;3</text:p>
                <draw:g>
                  <svg:desc>Pitch_P_controller.A1:Pitch_P_controller.A1</svg:desc>
                </draw:g>
              </table:table-cell>
              <table:table-cell office:value-type="string">
                <text:p>PWM1&amp;2</text:p>
                <draw:g>
                  <svg:desc>Pitch_P_controller.B1:Pitch_P_controller.B1</svg:desc>
                </draw:g>
              </table:table-cell>
              <table:table-cell office:value-type="string">
                <text:p>Accel Pitch angle * 20</text:p>
                <draw:g>
                  <svg:desc>Pitch_P_controller.C1:Pitch_P_controller.C1</svg:desc>
                </draw:g>
              </table:table-cell>
              <table:table-cell office:value-type="string">
                <text:p>Filtered Pitch angel * 20</text:p>
                <draw:g>
                  <svg:desc>Pitch_P_controller.D1:Pitch_P_controll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8">
                <text:p>1098</text:p>
                <draw:g>
                  <svg:desc>Pitch_P_controller.A2:Pitch_P_controller.A412</svg:desc>
                </draw:g>
              </table:table-cell>
              <table:table-cell office:value-type="float" office:value="1101">
                <text:p>1101</text:p>
                <draw:g>
                  <svg:desc>Pitch_P_controller.B2:Pitch_P_controller.B412</svg:desc>
                </draw:g>
              </table:table-cell>
              <table:table-cell office:value-type="float" office:value="1.284227">
                <text:p>1.284227</text:p>
                <draw:g>
                  <svg:desc>Pitch_P_controller.C2:Pitch_P_controller.C412</svg:desc>
                </draw:g>
              </table:table-cell>
              <table:table-cell office:value-type="float" office:value="-7.447391">
                <text:p>-7.447391</text:p>
                <draw:g>
                  <svg:desc>Pitch_P_controller.D2:Pitch_P_controller.D4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2.394669">
                <text:p>-2.394669</text:p>
              </table:table-cell>
              <table:table-cell office:value-type="float" office:value="-7.964026">
                <text:p>-7.964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0.275939">
                <text:p>0.275939</text:p>
              </table:table-cell>
              <table:table-cell office:value-type="float" office:value="-8.62641">
                <text:p>-8.62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39.517895">
                <text:p>-39.517895</text:p>
              </table:table-cell>
              <table:table-cell office:value-type="float" office:value="-9.586405">
                <text:p>-9.586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85.513077">
                <text:p>-85.513077</text:p>
              </table:table-cell>
              <table:table-cell office:value-type="float" office:value="-11.316387">
                <text:p>-11.316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3.52953">
                <text:p>3.52953</text:p>
              </table:table-cell>
              <table:table-cell office:value-type="float" office:value="-12.60968">
                <text:p>-12.60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6">
                <text:p>1096</text:p>
              </table:table-cell>
              <table:table-cell office:value-type="float" office:value="1103">
                <text:p>1103</text:p>
              </table:table-cell>
              <table:table-cell office:value-type="float" office:value="49.103722">
                <text:p>49.103722</text:p>
              </table:table-cell>
              <table:table-cell office:value-type="float" office:value="-13.619198">
                <text:p>-13.619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6">
                <text:p>1096</text:p>
              </table:table-cell>
              <table:table-cell office:value-type="float" office:value="1103">
                <text:p>1103</text:p>
              </table:table-cell>
              <table:table-cell office:value-type="float" office:value="67.646927">
                <text:p>67.646927</text:p>
              </table:table-cell>
              <table:table-cell office:value-type="float" office:value="-11.03886">
                <text:p>-11.03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42.380753">
                <text:p>42.380753</text:p>
              </table:table-cell>
              <table:table-cell office:value-type="float" office:value="-3.020424">
                <text:p>-3.020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-0.476892">
                <text:p>-0.476892</text:p>
              </table:table-cell>
              <table:table-cell office:value-type="float" office:value="-5.580249">
                <text:p>-5.580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76.656815">
                <text:p>76.656815</text:p>
              </table:table-cell>
              <table:table-cell office:value-type="float" office:value="-1.717355">
                <text:p>-1.717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99.293938">
                <text:p>99.293938</text:p>
              </table:table-cell>
              <table:table-cell office:value-type="float" office:value="-1.355258">
                <text:p>-1.355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114.341965">
                <text:p>114.341965</text:p>
              </table:table-cell>
              <table:table-cell office:value-type="float" office:value="13.819197">
                <text:p>13.819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3">
                <text:p>1103</text:p>
              </table:table-cell>
              <table:table-cell office:value-type="float" office:value="1096">
                <text:p>1096</text:p>
              </table:table-cell>
              <table:table-cell office:value-type="float" office:value="-72.571762">
                <text:p>-72.571762</text:p>
              </table:table-cell>
              <table:table-cell office:value-type="float" office:value="-7.268056">
                <text:p>-7.268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68.253845">
                <text:p>68.253845</text:p>
              </table:table-cell>
              <table:table-cell office:value-type="float" office:value="65.889786">
                <text:p>65.889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6">
                <text:p>1116</text:p>
              </table:table-cell>
              <table:table-cell office:value-type="float" office:value="1083">
                <text:p>1083</text:p>
              </table:table-cell>
              <table:table-cell office:value-type="float" office:value="-148.497498">
                <text:p>-148.497498</text:p>
              </table:table-cell>
              <table:table-cell office:value-type="float" office:value="50.722748">
                <text:p>50.722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2">
                <text:p>1112</text:p>
              </table:table-cell>
              <table:table-cell office:value-type="float" office:value="1087">
                <text:p>1087</text:p>
              </table:table-cell>
              <table:table-cell office:value-type="float" office:value="-43.189835">
                <text:p>-43.189835</text:p>
              </table:table-cell>
              <table:table-cell office:value-type="float" office:value="61.487778">
                <text:p>61.487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5">
                <text:p>1115</text:p>
              </table:table-cell>
              <table:table-cell office:value-type="float" office:value="1084">
                <text:p>1084</text:p>
              </table:table-cell>
              <table:table-cell office:value-type="float" office:value="176.743149">
                <text:p>176.743149</text:p>
              </table:table-cell>
              <table:table-cell office:value-type="float" office:value="116.041077">
                <text:p>116.041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9">
                <text:p>1129</text:p>
              </table:table-cell>
              <table:table-cell office:value-type="float" office:value="1070">
                <text:p>1070</text:p>
              </table:table-cell>
              <table:table-cell office:value-type="float" office:value="154.825668">
                <text:p>154.825668</text:p>
              </table:table-cell>
              <table:table-cell office:value-type="float" office:value="115.657166">
                <text:p>115.657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8">
                <text:p>1128</text:p>
              </table:table-cell>
              <table:table-cell office:value-type="float" office:value="1071">
                <text:p>1071</text:p>
              </table:table-cell>
              <table:table-cell office:value-type="float" office:value="80.518799">
                <text:p>80.518799</text:p>
              </table:table-cell>
              <table:table-cell office:value-type="float" office:value="99.339867">
                <text:p>99.339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4">
                <text:p>1124</text:p>
              </table:table-cell>
              <table:table-cell office:value-type="float" office:value="1075">
                <text:p>1075</text:p>
              </table:table-cell>
              <table:table-cell office:value-type="float" office:value="-54.684219">
                <text:p>-54.684219</text:p>
              </table:table-cell>
              <table:table-cell office:value-type="float" office:value="77.917244">
                <text:p>77.9172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9">
                <text:p>1119</text:p>
              </table:table-cell>
              <table:table-cell office:value-type="float" office:value="1080">
                <text:p>1080</text:p>
              </table:table-cell>
              <table:table-cell office:value-type="float" office:value="-70.338776">
                <text:p>-70.338776</text:p>
              </table:table-cell>
              <table:table-cell office:value-type="float" office:value="75.046219">
                <text:p>75.0462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8">
                <text:p>1118</text:p>
              </table:table-cell>
              <table:table-cell office:value-type="float" office:value="1081">
                <text:p>1081</text:p>
              </table:table-cell>
              <table:table-cell office:value-type="float" office:value="-79.138405">
                <text:p>-79.138405</text:p>
              </table:table-cell>
              <table:table-cell office:value-type="float" office:value="32.394066">
                <text:p>32.3940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8">
                <text:p>1108</text:p>
              </table:table-cell>
              <table:table-cell office:value-type="float" office:value="1091">
                <text:p>1091</text:p>
              </table:table-cell>
              <table:table-cell office:value-type="float" office:value="50.545277">
                <text:p>50.545277</text:p>
              </table:table-cell>
              <table:table-cell office:value-type="float" office:value="1.689029">
                <text:p>1.6890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0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-8.685053">
                <text:p>-8.685053</text:p>
              </table:table-cell>
              <table:table-cell office:value-type="float" office:value="-17.433918">
                <text:p>-17.4339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95">
                <text:p>1095</text:p>
              </table:table-cell>
              <table:table-cell office:value-type="float" office:value="1104">
                <text:p>1104</text:p>
              </table:table-cell>
              <table:table-cell office:value-type="float" office:value="-929.582458">
                <text:p>-929.582458</text:p>
              </table:table-cell>
              <table:table-cell office:value-type="float" office:value="-35.987045">
                <text:p>-35.9870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1">
                <text:p>1091</text:p>
              </table:table-cell>
              <table:table-cell office:value-type="float" office:value="1108">
                <text:p>1108</text:p>
              </table:table-cell>
              <table:table-cell office:value-type="float" office:value="-929.582458">
                <text:p>-929.582458</text:p>
              </table:table-cell>
              <table:table-cell office:value-type="float" office:value="-54.162613">
                <text:p>-54.1626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6">
                <text:p>1086</text:p>
              </table:table-cell>
              <table:table-cell office:value-type="float" office:value="1113">
                <text:p>1113</text:p>
              </table:table-cell>
              <table:table-cell office:value-type="float" office:value="-929.582458">
                <text:p>-929.582458</text:p>
              </table:table-cell>
              <table:table-cell office:value-type="float" office:value="-71.976044">
                <text:p>-71.9760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2">
                <text:p>1082</text:p>
              </table:table-cell>
              <table:table-cell office:value-type="float" office:value="1117">
                <text:p>1117</text:p>
              </table:table-cell>
              <table:table-cell office:value-type="float" office:value="-929.582458">
                <text:p>-929.582458</text:p>
              </table:table-cell>
              <table:table-cell office:value-type="float" office:value="-89.434593">
                <text:p>-89.4345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7">
                <text:p>1077</text:p>
              </table:table-cell>
              <table:table-cell office:value-type="float" office:value="1122">
                <text:p>1122</text:p>
              </table:table-cell>
              <table:table-cell office:value-type="float" office:value="-929.582458">
                <text:p>-929.582458</text:p>
              </table:table-cell>
              <table:table-cell office:value-type="float" office:value="-106.539185">
                <text:p>-106.539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3">
                <text:p>1073</text:p>
              </table:table-cell>
              <table:table-cell office:value-type="float" office:value="1126">
                <text:p>1126</text:p>
              </table:table-cell>
              <table:table-cell office:value-type="float" office:value="-227.589401">
                <text:p>-227.589401</text:p>
              </table:table-cell>
              <table:table-cell office:value-type="float" office:value="-138.12149">
                <text:p>-138.121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5">
                <text:p>1065</text:p>
              </table:table-cell>
              <table:table-cell office:value-type="float" office:value="1134">
                <text:p>1134</text:p>
              </table:table-cell>
              <table:table-cell office:value-type="float" office:value="-259.39978">
                <text:p>-259.39978</text:p>
              </table:table-cell>
              <table:table-cell office:value-type="float" office:value="-163.706085">
                <text:p>-163.706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59">
                <text:p>1059</text:p>
              </table:table-cell>
              <table:table-cell office:value-type="float" office:value="1140">
                <text:p>1140</text:p>
              </table:table-cell>
              <table:table-cell office:value-type="float" office:value="-274.656342">
                <text:p>-274.656342</text:p>
              </table:table-cell>
              <table:table-cell office:value-type="float" office:value="-199.444702">
                <text:p>-199.4447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0">
                <text:p>1050</text:p>
              </table:table-cell>
              <table:table-cell office:value-type="float" office:value="1149">
                <text:p>1149</text:p>
              </table:table-cell>
              <table:table-cell office:value-type="float" office:value="-373.225159">
                <text:p>-373.225159</text:p>
              </table:table-cell>
              <table:table-cell office:value-type="float" office:value="-237.911133">
                <text:p>-237.911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0">
                <text:p>1040</text:p>
              </table:table-cell>
              <table:table-cell office:value-type="float" office:value="1159">
                <text:p>1159</text:p>
              </table:table-cell>
              <table:table-cell office:value-type="float" office:value="-929.582458">
                <text:p>-929.582458</text:p>
              </table:table-cell>
              <table:table-cell office:value-type="float" office:value="-252.046204">
                <text:p>-252.046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6">
                <text:p>1036</text:p>
              </table:table-cell>
              <table:table-cell office:value-type="float" office:value="1163">
                <text:p>1163</text:p>
              </table:table-cell>
              <table:table-cell office:value-type="float" office:value="-462.594299">
                <text:p>-462.594299</text:p>
              </table:table-cell>
              <table:table-cell office:value-type="float" office:value="-278.030151">
                <text:p>-278.030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0">
                <text:p>1030</text:p>
              </table:table-cell>
              <table:table-cell office:value-type="float" office:value="1169">
                <text:p>1169</text:p>
              </table:table-cell>
              <table:table-cell office:value-type="float" office:value="-541.067871">
                <text:p>-541.067871</text:p>
              </table:table-cell>
              <table:table-cell office:value-type="float" office:value="-290.60379">
                <text:p>-290.60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7">
                <text:p>1027</text:p>
              </table:table-cell>
              <table:table-cell office:value-type="float" office:value="1172">
                <text:p>1172</text:p>
              </table:table-cell>
              <table:table-cell office:value-type="float" office:value="-491.56958">
                <text:p>-491.56958</text:p>
              </table:table-cell>
              <table:table-cell office:value-type="float" office:value="-303.40564">
                <text:p>-303.405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4">
                <text:p>1024</text:p>
              </table:table-cell>
              <table:table-cell office:value-type="float" office:value="1175">
                <text:p>1175</text:p>
              </table:table-cell>
              <table:table-cell office:value-type="float" office:value="-378.107025">
                <text:p>-378.107025</text:p>
              </table:table-cell>
              <table:table-cell office:value-type="float" office:value="-316.606354">
                <text:p>-316.6063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0">
                <text:p>1020</text:p>
              </table:table-cell>
              <table:table-cell office:value-type="float" office:value="1179">
                <text:p>1179</text:p>
              </table:table-cell>
              <table:table-cell office:value-type="float" office:value="-612.913818">
                <text:p>-612.913818</text:p>
              </table:table-cell>
              <table:table-cell office:value-type="float" office:value="-322.713989">
                <text:p>-322.713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9">
                <text:p>1019</text:p>
              </table:table-cell>
              <table:table-cell office:value-type="float" office:value="1180">
                <text:p>1180</text:p>
              </table:table-cell>
              <table:table-cell office:value-type="float" office:value="-657.113892">
                <text:p>-657.113892</text:p>
              </table:table-cell>
              <table:table-cell office:value-type="float" office:value="-336.406616">
                <text:p>-336.4066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5">
                <text:p>1015</text:p>
              </table:table-cell>
              <table:table-cell office:value-type="float" office:value="1184">
                <text:p>1184</text:p>
              </table:table-cell>
              <table:table-cell office:value-type="float" office:value="-381.672028">
                <text:p>-381.672028</text:p>
              </table:table-cell>
              <table:table-cell office:value-type="float" office:value="-366.943634">
                <text:p>-366.943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8">
                <text:p>1008</text:p>
              </table:table-cell>
              <table:table-cell office:value-type="float" office:value="1191">
                <text:p>1191</text:p>
              </table:table-cell>
              <table:table-cell office:value-type="float" office:value="-396.203888">
                <text:p>-396.203888</text:p>
              </table:table-cell>
              <table:table-cell office:value-type="float" office:value="-395.332703">
                <text:p>-395.3327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1">
                <text:p>1001</text:p>
              </table:table-cell>
              <table:table-cell office:value-type="float" office:value="1198">
                <text:p>1198</text:p>
              </table:table-cell>
              <table:table-cell office:value-type="float" office:value="-511.870789">
                <text:p>-511.870789</text:p>
              </table:table-cell>
              <table:table-cell office:value-type="float" office:value="-441.735229">
                <text:p>-441.735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46.788818">
                <text:p>-646.788818</text:p>
              </table:table-cell>
              <table:table-cell office:value-type="float" office:value="-462.827759">
                <text:p>-462.8277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18.598877">
                <text:p>-518.598877</text:p>
              </table:table-cell>
              <table:table-cell office:value-type="float" office:value="-462.185059">
                <text:p>-462.185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64.711426">
                <text:p>-664.711426</text:p>
              </table:table-cell>
              <table:table-cell office:value-type="float" office:value="-465.710724">
                <text:p>-465.7107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63.672546">
                <text:p>-663.672546</text:p>
              </table:table-cell>
              <table:table-cell office:value-type="float" office:value="-477.749512">
                <text:p>-477.7495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71.724792">
                <text:p>-671.724792</text:p>
              </table:table-cell>
              <table:table-cell office:value-type="float" office:value="-485.006897">
                <text:p>-485.006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08.351929">
                <text:p>-608.351929</text:p>
              </table:table-cell>
              <table:table-cell office:value-type="float" office:value="-471.127136">
                <text:p>-471.127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51.837219">
                <text:p>-551.837219</text:p>
              </table:table-cell>
              <table:table-cell office:value-type="float" office:value="-432.603882">
                <text:p>-432.6038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82.125488">
                <text:p>-682.125488</text:p>
              </table:table-cell>
              <table:table-cell office:value-type="float" office:value="-391.498047">
                <text:p>-391.4980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2">
                <text:p>1002</text:p>
              </table:table-cell>
              <table:table-cell office:value-type="float" office:value="1197">
                <text:p>1197</text:p>
              </table:table-cell>
              <table:table-cell office:value-type="float" office:value="-594.465393">
                <text:p>-594.465393</text:p>
              </table:table-cell>
              <table:table-cell office:value-type="float" office:value="-347.445801">
                <text:p>-347.445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13">
                <text:p>1013</text:p>
              </table:table-cell>
              <table:table-cell office:value-type="float" office:value="1186">
                <text:p>1186</text:p>
              </table:table-cell>
              <table:table-cell office:value-type="float" office:value="-498.364563">
                <text:p>-498.364563</text:p>
              </table:table-cell>
              <table:table-cell office:value-type="float" office:value="-307.754852">
                <text:p>-307.754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3">
                <text:p>1023</text:p>
              </table:table-cell>
              <table:table-cell office:value-type="float" office:value="1176">
                <text:p>1176</text:p>
              </table:table-cell>
              <table:table-cell office:value-type="float" office:value="-507.840698">
                <text:p>-507.840698</text:p>
              </table:table-cell>
              <table:table-cell office:value-type="float" office:value="-277.978546">
                <text:p>-277.9785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30">
                <text:p>1030</text:p>
              </table:table-cell>
              <table:table-cell office:value-type="float" office:value="1169">
                <text:p>1169</text:p>
              </table:table-cell>
              <table:table-cell office:value-type="float" office:value="-396.071808">
                <text:p>-396.071808</text:p>
              </table:table-cell>
              <table:table-cell office:value-type="float" office:value="-246.924164">
                <text:p>-246.9241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8">
                <text:p>1038</text:p>
              </table:table-cell>
              <table:table-cell office:value-type="float" office:value="1161">
                <text:p>1161</text:p>
              </table:table-cell>
              <table:table-cell office:value-type="float" office:value="-380.848999">
                <text:p>-380.848999</text:p>
              </table:table-cell>
              <table:table-cell office:value-type="float" office:value="-200.207901">
                <text:p>-200.2079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9">
                <text:p>1049</text:p>
              </table:table-cell>
              <table:table-cell office:value-type="float" office:value="1150">
                <text:p>1150</text:p>
              </table:table-cell>
              <table:table-cell office:value-type="float" office:value="-488.135406">
                <text:p>-488.135406</text:p>
              </table:table-cell>
              <table:table-cell office:value-type="float" office:value="-152.2603">
                <text:p>-152.26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61">
                <text:p>1061</text:p>
              </table:table-cell>
              <table:table-cell office:value-type="float" office:value="1138">
                <text:p>1138</text:p>
              </table:table-cell>
              <table:table-cell office:value-type="float" office:value="-279.854797">
                <text:p>-279.854797</text:p>
              </table:table-cell>
              <table:table-cell office:value-type="float" office:value="-102.922333">
                <text:p>-102.922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74">
                <text:p>1074</text:p>
              </table:table-cell>
              <table:table-cell office:value-type="float" office:value="1125">
                <text:p>1125</text:p>
              </table:table-cell>
              <table:table-cell office:value-type="float" office:value="-244.992126">
                <text:p>-244.992126</text:p>
              </table:table-cell>
              <table:table-cell office:value-type="float" office:value="-64.351723">
                <text:p>-64.351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83">
                <text:p>1083</text:p>
              </table:table-cell>
              <table:table-cell office:value-type="float" office:value="1116">
                <text:p>1116</text:p>
              </table:table-cell>
              <table:table-cell office:value-type="float" office:value="-302.509796">
                <text:p>-302.509796</text:p>
              </table:table-cell>
              <table:table-cell office:value-type="float" office:value="-38.298344">
                <text:p>-38.2983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90">
                <text:p>1090</text:p>
              </table:table-cell>
              <table:table-cell office:value-type="float" office:value="1109">
                <text:p>1109</text:p>
              </table:table-cell>
              <table:table-cell office:value-type="float" office:value="-49.19334">
                <text:p>-49.19334</text:p>
              </table:table-cell>
              <table:table-cell office:value-type="float" office:value="23.287392">
                <text:p>23.2873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05">
                <text:p>1105</text:p>
              </table:table-cell>
              <table:table-cell office:value-type="float" office:value="1094">
                <text:p>1094</text:p>
              </table:table-cell>
              <table:table-cell office:value-type="float" office:value="-196.80603">
                <text:p>-196.80603</text:p>
              </table:table-cell>
              <table:table-cell office:value-type="float" office:value="75.399544">
                <text:p>75.399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18">
                <text:p>1118</text:p>
              </table:table-cell>
              <table:table-cell office:value-type="float" office:value="1081">
                <text:p>1081</text:p>
              </table:table-cell>
              <table:table-cell office:value-type="float" office:value="-97.701195">
                <text:p>-97.701195</text:p>
              </table:table-cell>
              <table:table-cell office:value-type="float" office:value="104.129982">
                <text:p>104.1299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6">
                <text:p>1126</text:p>
              </table:table-cell>
              <table:table-cell office:value-type="float" office:value="1073">
                <text:p>1073</text:p>
              </table:table-cell>
              <table:table-cell office:value-type="float" office:value="-81.150681">
                <text:p>-81.150681</text:p>
              </table:table-cell>
              <table:table-cell office:value-type="float" office:value="140.061615">
                <text:p>140.061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35">
                <text:p>1135</text:p>
              </table:table-cell>
              <table:table-cell office:value-type="float" office:value="1064">
                <text:p>1064</text:p>
              </table:table-cell>
              <table:table-cell office:value-type="float" office:value="-25.627699">
                <text:p>-25.627699</text:p>
              </table:table-cell>
              <table:table-cell office:value-type="float" office:value="179.118942">
                <text:p>179.1189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4">
                <text:p>1144</text:p>
              </table:table-cell>
              <table:table-cell office:value-type="float" office:value="1055">
                <text:p>1055</text:p>
              </table:table-cell>
              <table:table-cell office:value-type="float" office:value="4.618413">
                <text:p>4.618413</text:p>
              </table:table-cell>
              <table:table-cell office:value-type="float" office:value="210.663849">
                <text:p>210.6638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2">
                <text:p>1152</text:p>
              </table:table-cell>
              <table:table-cell office:value-type="float" office:value="1047">
                <text:p>1047</text:p>
              </table:table-cell>
              <table:table-cell office:value-type="float" office:value="203.615967">
                <text:p>203.615967</text:p>
              </table:table-cell>
              <table:table-cell office:value-type="float" office:value="265.224335">
                <text:p>265.2243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6">
                <text:p>1166</text:p>
              </table:table-cell>
              <table:table-cell office:value-type="float" office:value="1033">
                <text:p>1033</text:p>
              </table:table-cell>
              <table:table-cell office:value-type="float" office:value="263.232452">
                <text:p>263.232452</text:p>
              </table:table-cell>
              <table:table-cell office:value-type="float" office:value="301.232483">
                <text:p>301.2324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5">
                <text:p>1175</text:p>
              </table:table-cell>
              <table:table-cell office:value-type="float" office:value="1024">
                <text:p>1024</text:p>
              </table:table-cell>
              <table:table-cell office:value-type="float" office:value="177.540283">
                <text:p>177.540283</text:p>
              </table:table-cell>
              <table:table-cell office:value-type="float" office:value="322.48291">
                <text:p>322.482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80">
                <text:p>1180</text:p>
              </table:table-cell>
              <table:table-cell office:value-type="float" office:value="1019">
                <text:p>1019</text:p>
              </table:table-cell>
              <table:table-cell office:value-type="float" office:value="323.36795">
                <text:p>323.36795</text:p>
              </table:table-cell>
              <table:table-cell office:value-type="float" office:value="346.283417">
                <text:p>346.283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6">
                <text:p>1186</text:p>
              </table:table-cell>
              <table:table-cell office:value-type="float" office:value="1013">
                <text:p>1013</text:p>
              </table:table-cell>
              <table:table-cell office:value-type="float" office:value="181.805893">
                <text:p>181.805893</text:p>
              </table:table-cell>
              <table:table-cell office:value-type="float" office:value="348.159546">
                <text:p>348.159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7">
                <text:p>1187</text:p>
              </table:table-cell>
              <table:table-cell office:value-type="float" office:value="1012">
                <text:p>1012</text:p>
              </table:table-cell>
              <table:table-cell office:value-type="float" office:value="105.590324">
                <text:p>105.590324</text:p>
              </table:table-cell>
              <table:table-cell office:value-type="float" office:value="364.688263">
                <text:p>364.688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91">
                <text:p>1191</text:p>
              </table:table-cell>
              <table:table-cell office:value-type="float" office:value="1008">
                <text:p>1008</text:p>
              </table:table-cell>
              <table:table-cell office:value-type="float" office:value="202.861862">
                <text:p>202.861862</text:p>
              </table:table-cell>
              <table:table-cell office:value-type="float" office:value="386.521149">
                <text:p>386.5211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6">
                <text:p>1196</text:p>
              </table:table-cell>
              <table:table-cell office:value-type="float" office:value="1003">
                <text:p>1003</text:p>
              </table:table-cell>
              <table:table-cell office:value-type="float" office:value="397.67334">
                <text:p>397.67334</text:p>
              </table:table-cell>
              <table:table-cell office:value-type="float" office:value="392.584259">
                <text:p>392.5842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98">
                <text:p>1198</text:p>
              </table:table-cell>
              <table:table-cell office:value-type="float" office:value="1001">
                <text:p>1001</text:p>
              </table:table-cell>
              <table:table-cell office:value-type="float" office:value="321.847778">
                <text:p>321.847778</text:p>
              </table:table-cell>
              <table:table-cell office:value-type="float" office:value="410.068481">
                <text:p>410.0684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12.338623">
                <text:p>312.338623</text:p>
              </table:table-cell>
              <table:table-cell office:value-type="float" office:value="429.746246">
                <text:p>429.746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12.878571">
                <text:p>312.878571</text:p>
              </table:table-cell>
              <table:table-cell office:value-type="float" office:value="460.818115">
                <text:p>460.8181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04.160431">
                <text:p>404.160431</text:p>
              </table:table-cell>
              <table:table-cell office:value-type="float" office:value="485.532288">
                <text:p>485.5322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44.830048">
                <text:p>444.830048</text:p>
              </table:table-cell>
              <table:table-cell office:value-type="float" office:value="508.239777">
                <text:p>508.239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41.716125">
                <text:p>541.716125</text:p>
              </table:table-cell>
              <table:table-cell office:value-type="float" office:value="529.526733">
                <text:p>529.5267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04.531097">
                <text:p>504.531097</text:p>
              </table:table-cell>
              <table:table-cell office:value-type="float" office:value="543.40979">
                <text:p>543.409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01.32074">
                <text:p>601.32074</text:p>
              </table:table-cell>
              <table:table-cell office:value-type="float" office:value="572.222046">
                <text:p>572.2220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68.81311">
                <text:p>468.81311</text:p>
              </table:table-cell>
              <table:table-cell office:value-type="float" office:value="601.079041">
                <text:p>601.0790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49.560181">
                <text:p>549.560181</text:p>
              </table:table-cell>
              <table:table-cell office:value-type="float" office:value="629.459473">
                <text:p>629.4594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64.149536">
                <text:p>664.149536</text:p>
              </table:table-cell>
              <table:table-cell office:value-type="float" office:value="650.841309">
                <text:p>650.8413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34.022583">
                <text:p>634.022583</text:p>
              </table:table-cell>
              <table:table-cell office:value-type="float" office:value="682.291748">
                <text:p>682.2917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02.13147">
                <text:p>702.13147</text:p>
              </table:table-cell>
              <table:table-cell office:value-type="float" office:value="689.235779">
                <text:p>689.2357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07.163086">
                <text:p>607.163086</text:p>
              </table:table-cell>
              <table:table-cell office:value-type="float" office:value="678.610352">
                <text:p>678.6103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-929.582458">
                <text:p>-929.582458</text:p>
              </table:table-cell>
              <table:table-cell office:value-type="float" office:value="646.144958">
                <text:p>646.1449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8.093933">
                <text:p>598.093933</text:p>
              </table:table-cell>
              <table:table-cell office:value-type="float" office:value="591.276123">
                <text:p>591.2761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00.289185">
                <text:p>600.289185</text:p>
              </table:table-cell>
              <table:table-cell office:value-type="float" office:value="546.040894">
                <text:p>546.040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36.931091">
                <text:p>536.931091</text:p>
              </table:table-cell>
              <table:table-cell office:value-type="float" office:value="511.433136">
                <text:p>511.433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16.078308">
                <text:p>516.078308</text:p>
              </table:table-cell>
              <table:table-cell office:value-type="float" office:value="460.177643">
                <text:p>460.177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95.482849">
                <text:p>395.482849</text:p>
              </table:table-cell>
              <table:table-cell office:value-type="float" office:value="407.579956">
                <text:p>407.5799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38.969055">
                <text:p>438.969055</text:p>
              </table:table-cell>
              <table:table-cell office:value-type="float" office:value="354.34726">
                <text:p>354.34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88">
                <text:p>1188</text:p>
              </table:table-cell>
              <table:table-cell office:value-type="float" office:value="1011">
                <text:p>1011</text:p>
              </table:table-cell>
              <table:table-cell office:value-type="float" office:value="289.679016">
                <text:p>289.679016</text:p>
              </table:table-cell>
              <table:table-cell office:value-type="float" office:value="290.812897">
                <text:p>290.8128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72">
                <text:p>1172</text:p>
              </table:table-cell>
              <table:table-cell office:value-type="float" office:value="1027">
                <text:p>1027</text:p>
              </table:table-cell>
              <table:table-cell office:value-type="float" office:value="370.35434">
                <text:p>370.35434</text:p>
              </table:table-cell>
              <table:table-cell office:value-type="float" office:value="243.262314">
                <text:p>243.2623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0">
                <text:p>1160</text:p>
              </table:table-cell>
              <table:table-cell office:value-type="float" office:value="1039">
                <text:p>1039</text:p>
              </table:table-cell>
              <table:table-cell office:value-type="float" office:value="300.704224">
                <text:p>300.704224</text:p>
              </table:table-cell>
              <table:table-cell office:value-type="float" office:value="196.560577">
                <text:p>196.5605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9">
                <text:p>1149</text:p>
              </table:table-cell>
              <table:table-cell office:value-type="float" office:value="1050">
                <text:p>1050</text:p>
              </table:table-cell>
              <table:table-cell office:value-type="float" office:value="126.824173">
                <text:p>126.824173</text:p>
              </table:table-cell>
              <table:table-cell office:value-type="float" office:value="143.085617">
                <text:p>143.0856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5">
                <text:p>1135</text:p>
              </table:table-cell>
              <table:table-cell office:value-type="float" office:value="1064">
                <text:p>1064</text:p>
              </table:table-cell>
              <table:table-cell office:value-type="float" office:value="161.106964">
                <text:p>161.106964</text:p>
              </table:table-cell>
              <table:table-cell office:value-type="float" office:value="98.871857">
                <text:p>98.871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4">
                <text:p>1124</text:p>
              </table:table-cell>
              <table:table-cell office:value-type="float" office:value="1075">
                <text:p>1075</text:p>
              </table:table-cell>
              <table:table-cell office:value-type="float" office:value="-129.633728">
                <text:p>-129.633728</text:p>
              </table:table-cell>
              <table:table-cell office:value-type="float" office:value="32.843761">
                <text:p>32.8437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8">
                <text:p>1108</text:p>
              </table:table-cell>
              <table:table-cell office:value-type="float" office:value="1091">
                <text:p>1091</text:p>
              </table:table-cell>
              <table:table-cell office:value-type="float" office:value="8.771736">
                <text:p>8.771736</text:p>
              </table:table-cell>
              <table:table-cell office:value-type="float" office:value="-11.293136">
                <text:p>-11.2931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348.605072">
                <text:p>348.605072</text:p>
              </table:table-cell>
              <table:table-cell office:value-type="float" office:value="-38.102219">
                <text:p>-38.1022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0">
                <text:p>1090</text:p>
              </table:table-cell>
              <table:table-cell office:value-type="float" office:value="1109">
                <text:p>1109</text:p>
              </table:table-cell>
              <table:table-cell office:value-type="float" office:value="-154.614655">
                <text:p>-154.614655</text:p>
              </table:table-cell>
              <table:table-cell office:value-type="float" office:value="-110.094719">
                <text:p>-110.0947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2">
                <text:p>1072</text:p>
              </table:table-cell>
              <table:table-cell office:value-type="float" office:value="1127">
                <text:p>1127</text:p>
              </table:table-cell>
              <table:table-cell office:value-type="float" office:value="-155.507233">
                <text:p>-155.507233</text:p>
              </table:table-cell>
              <table:table-cell office:value-type="float" office:value="-175.121994">
                <text:p>-175.1219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6">
                <text:p>1056</text:p>
              </table:table-cell>
              <table:table-cell office:value-type="float" office:value="1143">
                <text:p>1143</text:p>
              </table:table-cell>
              <table:table-cell office:value-type="float" office:value="-96.300888">
                <text:p>-96.300888</text:p>
              </table:table-cell>
              <table:table-cell office:value-type="float" office:value="-224.217285">
                <text:p>-224.2172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3">
                <text:p>1043</text:p>
              </table:table-cell>
              <table:table-cell office:value-type="float" office:value="1156">
                <text:p>1156</text:p>
              </table:table-cell>
              <table:table-cell office:value-type="float" office:value="122.442688">
                <text:p>122.442688</text:p>
              </table:table-cell>
              <table:table-cell office:value-type="float" office:value="-267.341034">
                <text:p>-267.3410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33">
                <text:p>1033</text:p>
              </table:table-cell>
              <table:table-cell office:value-type="float" office:value="1166">
                <text:p>1166</text:p>
              </table:table-cell>
              <table:table-cell office:value-type="float" office:value="-185.143814">
                <text:p>-185.143814</text:p>
              </table:table-cell>
              <table:table-cell office:value-type="float" office:value="-310.255676">
                <text:p>-310.2556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2">
                <text:p>1022</text:p>
              </table:table-cell>
              <table:table-cell office:value-type="float" office:value="1177">
                <text:p>1177</text:p>
              </table:table-cell>
              <table:table-cell office:value-type="float" office:value="-304.771301">
                <text:p>-304.771301</text:p>
              </table:table-cell>
              <table:table-cell office:value-type="float" office:value="-359.402161">
                <text:p>-359.4021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0">
                <text:p>1010</text:p>
              </table:table-cell>
              <table:table-cell office:value-type="float" office:value="1189">
                <text:p>1189</text:p>
              </table:table-cell>
              <table:table-cell office:value-type="float" office:value="-142.262589">
                <text:p>-142.262589</text:p>
              </table:table-cell>
              <table:table-cell office:value-type="float" office:value="-413.097046">
                <text:p>-413.0970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164.093399">
                <text:p>-164.093399</text:p>
              </table:table-cell>
              <table:table-cell office:value-type="float" office:value="-451.358704">
                <text:p>-451.3587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175.087646">
                <text:p>-175.087646</text:p>
              </table:table-cell>
              <table:table-cell office:value-type="float" office:value="-483.410645">
                <text:p>-483.4106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77.361633">
                <text:p>-277.361633</text:p>
              </table:table-cell>
              <table:table-cell office:value-type="float" office:value="-528.216797">
                <text:p>-528.2167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76.987671">
                <text:p>-376.987671</text:p>
              </table:table-cell>
              <table:table-cell office:value-type="float" office:value="-554.140137">
                <text:p>-554.1401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69.924591">
                <text:p>-369.924591</text:p>
              </table:table-cell>
              <table:table-cell office:value-type="float" office:value="-590.009827">
                <text:p>-590.0098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82.813446">
                <text:p>-382.813446</text:p>
              </table:table-cell>
              <table:table-cell office:value-type="float" office:value="-641.023071">
                <text:p>-641.0230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81.879028">
                <text:p>-481.879028</text:p>
              </table:table-cell>
              <table:table-cell office:value-type="float" office:value="-689.283691">
                <text:p>-689.2836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62.338745">
                <text:p>-462.338745</text:p>
              </table:table-cell>
              <table:table-cell office:value-type="float" office:value="-729.288635">
                <text:p>-729.2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44.128723">
                <text:p>-444.128723</text:p>
              </table:table-cell>
              <table:table-cell office:value-type="float" office:value="-753.700684">
                <text:p>-753.700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89.420837">
                <text:p>-489.420837</text:p>
              </table:table-cell>
              <table:table-cell office:value-type="float" office:value="-780.889832">
                <text:p>-780.889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31.817993">
                <text:p>-531.817993</text:p>
              </table:table-cell>
              <table:table-cell office:value-type="float" office:value="-807.30481">
                <text:p>-807.304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98.928833">
                <text:p>-698.928833</text:p>
              </table:table-cell>
              <table:table-cell office:value-type="float" office:value="-813.255737">
                <text:p>-813.2557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34.726562">
                <text:p>-734.726562</text:p>
              </table:table-cell>
              <table:table-cell office:value-type="float" office:value="-812.141846">
                <text:p>-812.1418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59.59906">
                <text:p>-759.59906</text:p>
              </table:table-cell>
              <table:table-cell office:value-type="float" office:value="-806.602844">
                <text:p>-806.6028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842.185059">
                <text:p>-842.185059</text:p>
              </table:table-cell>
              <table:table-cell office:value-type="float" office:value="-792.064575">
                <text:p>-792.0645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02.964111">
                <text:p>-702.964111</text:p>
              </table:table-cell>
              <table:table-cell office:value-type="float" office:value="-764.52002">
                <text:p>-764.52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84.794067">
                <text:p>-684.794067</text:p>
              </table:table-cell>
              <table:table-cell office:value-type="float" office:value="-727.709045">
                <text:p>-727.7090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60.602295">
                <text:p>-660.602295</text:p>
              </table:table-cell>
              <table:table-cell office:value-type="float" office:value="-692.009827">
                <text:p>-692.0098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81.233215">
                <text:p>-581.233215</text:p>
              </table:table-cell>
              <table:table-cell office:value-type="float" office:value="-643.97467">
                <text:p>-643.974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98.678101">
                <text:p>-498.678101</text:p>
              </table:table-cell>
              <table:table-cell office:value-type="float" office:value="-595.979187">
                <text:p>-595.9791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81.513184">
                <text:p>-481.513184</text:p>
              </table:table-cell>
              <table:table-cell office:value-type="float" office:value="-560.507263">
                <text:p>-560.5072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41.832153">
                <text:p>-441.832153</text:p>
              </table:table-cell>
              <table:table-cell office:value-type="float" office:value="-522.605042">
                <text:p>-522.6050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48.526306">
                <text:p>-248.526306</text:p>
              </table:table-cell>
              <table:table-cell office:value-type="float" office:value="-462.635529">
                <text:p>-462.6355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57.801544">
                <text:p>-257.801544</text:p>
              </table:table-cell>
              <table:table-cell office:value-type="float" office:value="-409.369781">
                <text:p>-409.3697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46.071259">
                <text:p>-246.071259</text:p>
              </table:table-cell>
              <table:table-cell office:value-type="float" office:value="-351.701324">
                <text:p>-351.7013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12">
                <text:p>1012</text:p>
              </table:table-cell>
              <table:table-cell office:value-type="float" office:value="1187">
                <text:p>1187</text:p>
              </table:table-cell>
              <table:table-cell office:value-type="float" office:value="-39.424667">
                <text:p>-39.424667</text:p>
              </table:table-cell>
              <table:table-cell office:value-type="float" office:value="-294.453949">
                <text:p>-294.4539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6">
                <text:p>1026</text:p>
              </table:table-cell>
              <table:table-cell office:value-type="float" office:value="1173">
                <text:p>1173</text:p>
              </table:table-cell>
              <table:table-cell office:value-type="float" office:value="-246.813751">
                <text:p>-246.813751</text:p>
              </table:table-cell>
              <table:table-cell office:value-type="float" office:value="-232.499207">
                <text:p>-232.4992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41">
                <text:p>1041</text:p>
              </table:table-cell>
              <table:table-cell office:value-type="float" office:value="1158">
                <text:p>1158</text:p>
              </table:table-cell>
              <table:table-cell office:value-type="float" office:value="-103.999252">
                <text:p>-103.999252</text:p>
              </table:table-cell>
              <table:table-cell office:value-type="float" office:value="-177.301514">
                <text:p>-177.3015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55">
                <text:p>1055</text:p>
              </table:table-cell>
              <table:table-cell office:value-type="float" office:value="1144">
                <text:p>1144</text:p>
              </table:table-cell>
              <table:table-cell office:value-type="float" office:value="-163.099884">
                <text:p>-163.099884</text:p>
              </table:table-cell>
              <table:table-cell office:value-type="float" office:value="-132.395325">
                <text:p>-132.3953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66">
                <text:p>1066</text:p>
              </table:table-cell>
              <table:table-cell office:value-type="float" office:value="1133">
                <text:p>1133</text:p>
              </table:table-cell>
              <table:table-cell office:value-type="float" office:value="201.186066">
                <text:p>201.186066</text:p>
              </table:table-cell>
              <table:table-cell office:value-type="float" office:value="-70.84697">
                <text:p>-70.846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82">
                <text:p>1082</text:p>
              </table:table-cell>
              <table:table-cell office:value-type="float" office:value="1117">
                <text:p>1117</text:p>
              </table:table-cell>
              <table:table-cell office:value-type="float" office:value="108.161583">
                <text:p>108.161583</text:p>
              </table:table-cell>
              <table:table-cell office:value-type="float" office:value="-5.970385">
                <text:p>-5.9703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123.619141">
                <text:p>123.619141</text:p>
              </table:table-cell>
              <table:table-cell office:value-type="float" office:value="52.807144">
                <text:p>52.8071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13">
                <text:p>1113</text:p>
              </table:table-cell>
              <table:table-cell office:value-type="float" office:value="1086">
                <text:p>1086</text:p>
              </table:table-cell>
              <table:table-cell office:value-type="float" office:value="246.751099">
                <text:p>246.751099</text:p>
              </table:table-cell>
              <table:table-cell office:value-type="float" office:value="126.988991">
                <text:p>126.988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1">
                <text:p>1131</text:p>
              </table:table-cell>
              <table:table-cell office:value-type="float" office:value="1068">
                <text:p>1068</text:p>
              </table:table-cell>
              <table:table-cell office:value-type="float" office:value="162.203506">
                <text:p>162.203506</text:p>
              </table:table-cell>
              <table:table-cell office:value-type="float" office:value="218.836441">
                <text:p>218.8364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54">
                <text:p>1154</text:p>
              </table:table-cell>
              <table:table-cell office:value-type="float" office:value="1045">
                <text:p>1045</text:p>
              </table:table-cell>
              <table:table-cell office:value-type="float" office:value="265.106689">
                <text:p>265.106689</text:p>
              </table:table-cell>
              <table:table-cell office:value-type="float" office:value="274.095581">
                <text:p>274.0955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8">
                <text:p>1168</text:p>
              </table:table-cell>
              <table:table-cell office:value-type="float" office:value="1031">
                <text:p>1031</text:p>
              </table:table-cell>
              <table:table-cell office:value-type="float" office:value="370.612488">
                <text:p>370.612488</text:p>
              </table:table-cell>
              <table:table-cell office:value-type="float" office:value="331.764984">
                <text:p>331.7649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82">
                <text:p>1182</text:p>
              </table:table-cell>
              <table:table-cell office:value-type="float" office:value="1017">
                <text:p>1017</text:p>
              </table:table-cell>
              <table:table-cell office:value-type="float" office:value="432.734619">
                <text:p>432.734619</text:p>
              </table:table-cell>
              <table:table-cell office:value-type="float" office:value="349.12085">
                <text:p>349.120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87">
                <text:p>1187</text:p>
              </table:table-cell>
              <table:table-cell office:value-type="float" office:value="1012">
                <text:p>1012</text:p>
              </table:table-cell>
              <table:table-cell office:value-type="float" office:value="341.762543">
                <text:p>341.762543</text:p>
              </table:table-cell>
              <table:table-cell office:value-type="float" office:value="376.754944">
                <text:p>376.7549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94">
                <text:p>1194</text:p>
              </table:table-cell>
              <table:table-cell office:value-type="float" office:value="1005">
                <text:p>1005</text:p>
              </table:table-cell>
              <table:table-cell office:value-type="float" office:value="495.319977">
                <text:p>495.319977</text:p>
              </table:table-cell>
              <table:table-cell office:value-type="float" office:value="413.925598">
                <text:p>413.9255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17.593628">
                <text:p>517.593628</text:p>
              </table:table-cell>
              <table:table-cell office:value-type="float" office:value="444.248047">
                <text:p>444.2480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15.518555">
                <text:p>515.518555</text:p>
              </table:table-cell>
              <table:table-cell office:value-type="float" office:value="489.812378">
                <text:p>489.8123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27.190857">
                <text:p>527.190857</text:p>
              </table:table-cell>
              <table:table-cell office:value-type="float" office:value="528.761841">
                <text:p>528.7618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50.932556">
                <text:p>650.932556</text:p>
              </table:table-cell>
              <table:table-cell office:value-type="float" office:value="557.470154">
                <text:p>557.4701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58.12384">
                <text:p>558.12384</text:p>
              </table:table-cell>
              <table:table-cell office:value-type="float" office:value="580.206848">
                <text:p>580.206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57.416687">
                <text:p>657.416687</text:p>
              </table:table-cell>
              <table:table-cell office:value-type="float" office:value="618.055542">
                <text:p>618.0555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81.662476">
                <text:p>581.662476</text:p>
              </table:table-cell>
              <table:table-cell office:value-type="float" office:value="641.371338">
                <text:p>641.3713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12.552979">
                <text:p>612.552979</text:p>
              </table:table-cell>
              <table:table-cell office:value-type="float" office:value="650.727539">
                <text:p>650.7275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49.905945">
                <text:p>649.905945</text:p>
              </table:table-cell>
              <table:table-cell office:value-type="float" office:value="665.896667">
                <text:p>665.89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49.478638">
                <text:p>649.478638</text:p>
              </table:table-cell>
              <table:table-cell office:value-type="float" office:value="667.568604">
                <text:p>667.5686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70.777954">
                <text:p>670.777954</text:p>
              </table:table-cell>
              <table:table-cell office:value-type="float" office:value="658.708496">
                <text:p>658.7084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77.891479">
                <text:p>777.891479</text:p>
              </table:table-cell>
              <table:table-cell office:value-type="float" office:value="648.092957">
                <text:p>648.0929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21.674561">
                <text:p>721.674561</text:p>
              </table:table-cell>
              <table:table-cell office:value-type="float" office:value="613.335022">
                <text:p>613.3350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16.024902">
                <text:p>516.024902</text:p>
              </table:table-cell>
              <table:table-cell office:value-type="float" office:value="576.109924">
                <text:p>576.1099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81.827759">
                <text:p>581.827759</text:p>
              </table:table-cell>
              <table:table-cell office:value-type="float" office:value="526.595337">
                <text:p>526.5953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91.149933">
                <text:p>391.149933</text:p>
              </table:table-cell>
              <table:table-cell office:value-type="float" office:value="458.14978">
                <text:p>458.149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16.256561">
                <text:p>416.256561</text:p>
              </table:table-cell>
              <table:table-cell office:value-type="float" office:value="404.912964">
                <text:p>404.9129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09.73111">
                <text:p>409.73111</text:p>
              </table:table-cell>
              <table:table-cell office:value-type="float" office:value="355.935516">
                <text:p>355.9355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88">
                <text:p>1188</text:p>
              </table:table-cell>
              <table:table-cell office:value-type="float" office:value="1011">
                <text:p>1011</text:p>
              </table:table-cell>
              <table:table-cell office:value-type="float" office:value="419.30542">
                <text:p>419.30542</text:p>
              </table:table-cell>
              <table:table-cell office:value-type="float" office:value="303.54306">
                <text:p>303.543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75">
                <text:p>1175</text:p>
              </table:table-cell>
              <table:table-cell office:value-type="float" office:value="1024">
                <text:p>1024</text:p>
              </table:table-cell>
              <table:table-cell office:value-type="float" office:value="133.470367">
                <text:p>133.470367</text:p>
              </table:table-cell>
              <table:table-cell office:value-type="float" office:value="247.403809">
                <text:p>247.4038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1">
                <text:p>1161</text:p>
              </table:table-cell>
              <table:table-cell office:value-type="float" office:value="1038">
                <text:p>1038</text:p>
              </table:table-cell>
              <table:table-cell office:value-type="float" office:value="433.637238">
                <text:p>433.637238</text:p>
              </table:table-cell>
              <table:table-cell office:value-type="float" office:value="181.202301">
                <text:p>181.2023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45">
                <text:p>1145</text:p>
              </table:table-cell>
              <table:table-cell office:value-type="float" office:value="1054">
                <text:p>1054</text:p>
              </table:table-cell>
              <table:table-cell office:value-type="float" office:value="136.428619">
                <text:p>136.428619</text:p>
              </table:table-cell>
              <table:table-cell office:value-type="float" office:value="113.723389">
                <text:p>113.7233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28">
                <text:p>1128</text:p>
              </table:table-cell>
              <table:table-cell office:value-type="float" office:value="1071">
                <text:p>1071</text:p>
              </table:table-cell>
              <table:table-cell office:value-type="float" office:value="121.808487">
                <text:p>121.808487</text:p>
              </table:table-cell>
              <table:table-cell office:value-type="float" office:value="31.131124">
                <text:p>31.1311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7">
                <text:p>1107</text:p>
              </table:table-cell>
              <table:table-cell office:value-type="float" office:value="1092">
                <text:p>1092</text:p>
              </table:table-cell>
              <table:table-cell office:value-type="float" office:value="-115.35849">
                <text:p>-115.35849</text:p>
              </table:table-cell>
              <table:table-cell office:value-type="float" office:value="-49.71891">
                <text:p>-49.718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87">
                <text:p>1087</text:p>
              </table:table-cell>
              <table:table-cell office:value-type="float" office:value="1112">
                <text:p>1112</text:p>
              </table:table-cell>
              <table:table-cell office:value-type="float" office:value="111.912346">
                <text:p>111.912346</text:p>
              </table:table-cell>
              <table:table-cell office:value-type="float" office:value="-120.788544">
                <text:p>-120.788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69">
                <text:p>1069</text:p>
              </table:table-cell>
              <table:table-cell office:value-type="float" office:value="1130">
                <text:p>1130</text:p>
              </table:table-cell>
              <table:table-cell office:value-type="float" office:value="-77.686401">
                <text:p>-77.686401</text:p>
              </table:table-cell>
              <table:table-cell office:value-type="float" office:value="-171.026764">
                <text:p>-171.0267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57">
                <text:p>1057</text:p>
              </table:table-cell>
              <table:table-cell office:value-type="float" office:value="1142">
                <text:p>1142</text:p>
              </table:table-cell>
              <table:table-cell office:value-type="float" office:value="-180.876862">
                <text:p>-180.876862</text:p>
              </table:table-cell>
              <table:table-cell office:value-type="float" office:value="-231.239487">
                <text:p>-231.2394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42">
                <text:p>1042</text:p>
              </table:table-cell>
              <table:table-cell office:value-type="float" office:value="1157">
                <text:p>1157</text:p>
              </table:table-cell>
              <table:table-cell office:value-type="float" office:value="-323.143951">
                <text:p>-323.143951</text:p>
              </table:table-cell>
              <table:table-cell office:value-type="float" office:value="-285.737518">
                <text:p>-285.7375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8">
                <text:p>1028</text:p>
              </table:table-cell>
              <table:table-cell office:value-type="float" office:value="1171">
                <text:p>1171</text:p>
              </table:table-cell>
              <table:table-cell office:value-type="float" office:value="-269.529083">
                <text:p>-269.529083</text:p>
              </table:table-cell>
              <table:table-cell office:value-type="float" office:value="-345.376617">
                <text:p>-345.3766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13">
                <text:p>1013</text:p>
              </table:table-cell>
              <table:table-cell office:value-type="float" office:value="1186">
                <text:p>1186</text:p>
              </table:table-cell>
              <table:table-cell office:value-type="float" office:value="-310.306763">
                <text:p>-310.306763</text:p>
              </table:table-cell>
              <table:table-cell office:value-type="float" office:value="-383.92868">
                <text:p>-383.928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4">
                <text:p>1004</text:p>
              </table:table-cell>
              <table:table-cell office:value-type="float" office:value="1195">
                <text:p>1195</text:p>
              </table:table-cell>
              <table:table-cell office:value-type="float" office:value="-448.190125">
                <text:p>-448.190125</text:p>
              </table:table-cell>
              <table:table-cell office:value-type="float" office:value="-423.595032">
                <text:p>-423.5950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07.13559">
                <text:p>-507.13559</text:p>
              </table:table-cell>
              <table:table-cell office:value-type="float" office:value="-471.880432">
                <text:p>-471.8804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59.512024">
                <text:p>-459.512024</text:p>
              </table:table-cell>
              <table:table-cell office:value-type="float" office:value="-511.523499">
                <text:p>-511.5234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85.645477">
                <text:p>-385.645477</text:p>
              </table:table-cell>
              <table:table-cell office:value-type="float" office:value="-538.507751">
                <text:p>-538.5077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27.644165">
                <text:p>-427.644165</text:p>
              </table:table-cell>
              <table:table-cell office:value-type="float" office:value="-569.370544">
                <text:p>-569.3705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50.394836">
                <text:p>-450.394836</text:p>
              </table:table-cell>
              <table:table-cell office:value-type="float" office:value="-604.891357">
                <text:p>-604.8913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38.81189">
                <text:p>-438.81189</text:p>
              </table:table-cell>
              <table:table-cell office:value-type="float" office:value="-638.772278">
                <text:p>-638.7722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85.376617">
                <text:p>-385.376617</text:p>
              </table:table-cell>
              <table:table-cell office:value-type="float" office:value="-672.70166">
                <text:p>-672.701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84.75293">
                <text:p>-584.75293</text:p>
              </table:table-cell>
              <table:table-cell office:value-type="float" office:value="-693.192444">
                <text:p>-693.1924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30.601685">
                <text:p>-530.601685</text:p>
              </table:table-cell>
              <table:table-cell office:value-type="float" office:value="-719.196228">
                <text:p>-719.1962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70.36377">
                <text:p>-570.36377</text:p>
              </table:table-cell>
              <table:table-cell office:value-type="float" office:value="-750.239197">
                <text:p>-750.2391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80.986877">
                <text:p>-580.986877</text:p>
              </table:table-cell>
              <table:table-cell office:value-type="float" office:value="-777.757935">
                <text:p>-777.7579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10.48999">
                <text:p>-710.48999</text:p>
              </table:table-cell>
              <table:table-cell office:value-type="float" office:value="-790.410095">
                <text:p>-790.4100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36.237732">
                <text:p>-736.237732</text:p>
              </table:table-cell>
              <table:table-cell office:value-type="float" office:value="-791.752441">
                <text:p>-791.7524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72.462891">
                <text:p>-772.462891</text:p>
              </table:table-cell>
              <table:table-cell office:value-type="float" office:value="-814.298645">
                <text:p>-814.2986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817.687744">
                <text:p>-817.687744</text:p>
              </table:table-cell>
              <table:table-cell office:value-type="float" office:value="-832.005737">
                <text:p>-832.0057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867.229492">
                <text:p>-867.229492</text:p>
              </table:table-cell>
              <table:table-cell office:value-type="float" office:value="-839.35498">
                <text:p>-839.354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98.455811">
                <text:p>-798.455811</text:p>
              </table:table-cell>
              <table:table-cell office:value-type="float" office:value="-834.8479">
                <text:p>-834.84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89.942749">
                <text:p>-789.942749</text:p>
              </table:table-cell>
              <table:table-cell office:value-type="float" office:value="-823.589966">
                <text:p>-823.5899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54.372864">
                <text:p>-754.372864</text:p>
              </table:table-cell>
              <table:table-cell office:value-type="float" office:value="-834.946533">
                <text:p>-834.9465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11.93103">
                <text:p>-711.93103</text:p>
              </table:table-cell>
              <table:table-cell office:value-type="float" office:value="-828.488464">
                <text:p>-828.488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89.953613">
                <text:p>-789.953613</text:p>
              </table:table-cell>
              <table:table-cell office:value-type="float" office:value="-815.422058">
                <text:p>-815.4220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97.498901">
                <text:p>-697.498901</text:p>
              </table:table-cell>
              <table:table-cell office:value-type="float" office:value="-777.261719">
                <text:p>-777.2617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22.512268">
                <text:p>-722.512268</text:p>
              </table:table-cell>
              <table:table-cell office:value-type="float" office:value="-738.197266">
                <text:p>-738.1972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95.732178">
                <text:p>-695.732178</text:p>
              </table:table-cell>
              <table:table-cell office:value-type="float" office:value="-704.076538">
                <text:p>-704.0765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53.351807">
                <text:p>-653.351807</text:p>
              </table:table-cell>
              <table:table-cell office:value-type="float" office:value="-661.884155">
                <text:p>-661.8841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90.564087">
                <text:p>-590.564087</text:p>
              </table:table-cell>
              <table:table-cell office:value-type="float" office:value="-626.243652">
                <text:p>-626.2436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39.551758">
                <text:p>-539.551758</text:p>
              </table:table-cell>
              <table:table-cell office:value-type="float" office:value="-600.291687">
                <text:p>-600.2916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01.686768">
                <text:p>-601.686768</text:p>
              </table:table-cell>
              <table:table-cell office:value-type="float" office:value="-587.219971">
                <text:p>-587.2199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56.159058">
                <text:p>-456.159058</text:p>
              </table:table-cell>
              <table:table-cell office:value-type="float" office:value="-564.95874">
                <text:p>-564.958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93.724609">
                <text:p>-493.724609</text:p>
              </table:table-cell>
              <table:table-cell office:value-type="float" office:value="-550.455688">
                <text:p>-550.4556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88.503723">
                <text:p>-488.503723</text:p>
              </table:table-cell>
              <table:table-cell office:value-type="float" office:value="-544.273193">
                <text:p>-544.2731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04.600555">
                <text:p>-504.600555</text:p>
              </table:table-cell>
              <table:table-cell office:value-type="float" office:value="-539.97345">
                <text:p>-539.973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97.214996">
                <text:p>-297.214996</text:p>
              </table:table-cell>
              <table:table-cell office:value-type="float" office:value="-525.205811">
                <text:p>-525.2058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63.464233">
                <text:p>-363.464233</text:p>
              </table:table-cell>
              <table:table-cell office:value-type="float" office:value="-509.884186">
                <text:p>-509.8841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23.281006">
                <text:p>-523.281006</text:p>
              </table:table-cell>
              <table:table-cell office:value-type="float" office:value="-497.825592">
                <text:p>-497.8255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83.946381">
                <text:p>-383.946381</text:p>
              </table:table-cell>
              <table:table-cell office:value-type="float" office:value="-490.468506">
                <text:p>-490.4685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90.204407">
                <text:p>-590.204407</text:p>
              </table:table-cell>
              <table:table-cell office:value-type="float" office:value="-478.013">
                <text:p>-478.0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13.36554">
                <text:p>-413.36554</text:p>
              </table:table-cell>
              <table:table-cell office:value-type="float" office:value="-454.8526">
                <text:p>-454.85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96.235962">
                <text:p>-496.235962</text:p>
              </table:table-cell>
              <table:table-cell office:value-type="float" office:value="-438.252411">
                <text:p>-438.2524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93.045471">
                <text:p>-393.045471</text:p>
              </table:table-cell>
              <table:table-cell office:value-type="float" office:value="-420.970459">
                <text:p>-420.970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01.588684">
                <text:p>-301.588684</text:p>
              </table:table-cell>
              <table:table-cell office:value-type="float" office:value="-402.723114">
                <text:p>-402.7231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13.691406">
                <text:p>-313.691406</text:p>
              </table:table-cell>
              <table:table-cell office:value-type="float" office:value="-377.5896">
                <text:p>-377.58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5">
                <text:p>1005</text:p>
              </table:table-cell>
              <table:table-cell office:value-type="float" office:value="1194">
                <text:p>1194</text:p>
              </table:table-cell>
              <table:table-cell office:value-type="float" office:value="-397.754272">
                <text:p>-397.754272</text:p>
              </table:table-cell>
              <table:table-cell office:value-type="float" office:value="-352.419678">
                <text:p>-352.4196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11">
                <text:p>1011</text:p>
              </table:table-cell>
              <table:table-cell office:value-type="float" office:value="1188">
                <text:p>1188</text:p>
              </table:table-cell>
              <table:table-cell office:value-type="float" office:value="-261.278137">
                <text:p>-261.278137</text:p>
              </table:table-cell>
              <table:table-cell office:value-type="float" office:value="-326.607361">
                <text:p>-326.6073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8">
                <text:p>1018</text:p>
              </table:table-cell>
              <table:table-cell office:value-type="float" office:value="1181">
                <text:p>1181</text:p>
              </table:table-cell>
              <table:table-cell office:value-type="float" office:value="-198.532349">
                <text:p>-198.532349</text:p>
              </table:table-cell>
              <table:table-cell office:value-type="float" office:value="-304.665649">
                <text:p>-304.6656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23">
                <text:p>1023</text:p>
              </table:table-cell>
              <table:table-cell office:value-type="float" office:value="1176">
                <text:p>1176</text:p>
              </table:table-cell>
              <table:table-cell office:value-type="float" office:value="-431.186462">
                <text:p>-431.186462</text:p>
              </table:table-cell>
              <table:table-cell office:value-type="float" office:value="-277.315857">
                <text:p>-277.3158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30">
                <text:p>1030</text:p>
              </table:table-cell>
              <table:table-cell office:value-type="float" office:value="1169">
                <text:p>1169</text:p>
              </table:table-cell>
              <table:table-cell office:value-type="float" office:value="-389.16626">
                <text:p>-389.16626</text:p>
              </table:table-cell>
              <table:table-cell office:value-type="float" office:value="-244.665985">
                <text:p>-244.6659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38">
                <text:p>1038</text:p>
              </table:table-cell>
              <table:table-cell office:value-type="float" office:value="1161">
                <text:p>1161</text:p>
              </table:table-cell>
              <table:table-cell office:value-type="float" office:value="-29.049557">
                <text:p>-29.049557</text:p>
              </table:table-cell>
              <table:table-cell office:value-type="float" office:value="-207.960526">
                <text:p>-207.9605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48">
                <text:p>1048</text:p>
              </table:table-cell>
              <table:table-cell office:value-type="float" office:value="1151">
                <text:p>1151</text:p>
              </table:table-cell>
              <table:table-cell office:value-type="float" office:value="-155.758698">
                <text:p>-155.758698</text:p>
              </table:table-cell>
              <table:table-cell office:value-type="float" office:value="-184.920959">
                <text:p>-184.9209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53">
                <text:p>1053</text:p>
              </table:table-cell>
              <table:table-cell office:value-type="float" office:value="1146">
                <text:p>1146</text:p>
              </table:table-cell>
              <table:table-cell office:value-type="float" office:value="-77.19519">
                <text:p>-77.19519</text:p>
              </table:table-cell>
              <table:table-cell office:value-type="float" office:value="-154.737427">
                <text:p>-154.7374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61">
                <text:p>1061</text:p>
              </table:table-cell>
              <table:table-cell office:value-type="float" office:value="1138">
                <text:p>1138</text:p>
              </table:table-cell>
              <table:table-cell office:value-type="float" office:value="-195.036179">
                <text:p>-195.036179</text:p>
              </table:table-cell>
              <table:table-cell office:value-type="float" office:value="-124.434891">
                <text:p>-124.4348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8">
                <text:p>1068</text:p>
              </table:table-cell>
              <table:table-cell office:value-type="float" office:value="1131">
                <text:p>1131</text:p>
              </table:table-cell>
              <table:table-cell office:value-type="float" office:value="-246.773911">
                <text:p>-246.773911</text:p>
              </table:table-cell>
              <table:table-cell office:value-type="float" office:value="-105.53875">
                <text:p>-105.53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73">
                <text:p>1073</text:p>
              </table:table-cell>
              <table:table-cell office:value-type="float" office:value="1126">
                <text:p>1126</text:p>
              </table:table-cell>
              <table:table-cell office:value-type="float" office:value="15.71207">
                <text:p>15.71207</text:p>
              </table:table-cell>
              <table:table-cell office:value-type="float" office:value="-76.792336">
                <text:p>-76.7923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80">
                <text:p>1080</text:p>
              </table:table-cell>
              <table:table-cell office:value-type="float" office:value="1119">
                <text:p>1119</text:p>
              </table:table-cell>
              <table:table-cell office:value-type="float" office:value="-120.118561">
                <text:p>-120.118561</text:p>
              </table:table-cell>
              <table:table-cell office:value-type="float" office:value="-65.73571">
                <text:p>-65.735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3">
                <text:p>1083</text:p>
              </table:table-cell>
              <table:table-cell office:value-type="float" office:value="1116">
                <text:p>1116</text:p>
              </table:table-cell>
              <table:table-cell office:value-type="float" office:value="-113.615074">
                <text:p>-113.615074</text:p>
              </table:table-cell>
              <table:table-cell office:value-type="float" office:value="-48.901825">
                <text:p>-48.9018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87">
                <text:p>1087</text:p>
              </table:table-cell>
              <table:table-cell office:value-type="float" office:value="1112">
                <text:p>1112</text:p>
              </table:table-cell>
              <table:table-cell office:value-type="float" office:value="28.639523">
                <text:p>28.639523</text:p>
              </table:table-cell>
              <table:table-cell office:value-type="float" office:value="-13.39354">
                <text:p>-13.393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96">
                <text:p>1096</text:p>
              </table:table-cell>
              <table:table-cell office:value-type="float" office:value="1103">
                <text:p>1103</text:p>
              </table:table-cell>
              <table:table-cell office:value-type="float" office:value="218.477158">
                <text:p>218.477158</text:p>
              </table:table-cell>
              <table:table-cell office:value-type="float" office:value="37.495049">
                <text:p>37.4950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09">
                <text:p>1109</text:p>
              </table:table-cell>
              <table:table-cell office:value-type="float" office:value="1090">
                <text:p>1090</text:p>
              </table:table-cell>
              <table:table-cell office:value-type="float" office:value="-76.338188">
                <text:p>-76.338188</text:p>
              </table:table-cell>
              <table:table-cell office:value-type="float" office:value="68.306442">
                <text:p>68.3064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17">
                <text:p>1117</text:p>
              </table:table-cell>
              <table:table-cell office:value-type="float" office:value="1082">
                <text:p>1082</text:p>
              </table:table-cell>
              <table:table-cell office:value-type="float" office:value="-13.3472">
                <text:p>-13.3472</text:p>
              </table:table-cell>
              <table:table-cell office:value-type="float" office:value="100.901787">
                <text:p>100.9017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25">
                <text:p>1125</text:p>
              </table:table-cell>
              <table:table-cell office:value-type="float" office:value="1074">
                <text:p>1074</text:p>
              </table:table-cell>
              <table:table-cell office:value-type="float" office:value="170.92868">
                <text:p>170.92868</text:p>
              </table:table-cell>
              <table:table-cell office:value-type="float" office:value="157.70459">
                <text:p>157.704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39">
                <text:p>1139</text:p>
              </table:table-cell>
              <table:table-cell office:value-type="float" office:value="1060">
                <text:p>1060</text:p>
              </table:table-cell>
              <table:table-cell office:value-type="float" office:value="128.053497">
                <text:p>128.053497</text:p>
              </table:table-cell>
              <table:table-cell office:value-type="float" office:value="196.783005">
                <text:p>196.7830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49">
                <text:p>1149</text:p>
              </table:table-cell>
              <table:table-cell office:value-type="float" office:value="1050">
                <text:p>1050</text:p>
              </table:table-cell>
              <table:table-cell office:value-type="float" office:value="121.313629">
                <text:p>121.313629</text:p>
              </table:table-cell>
              <table:table-cell office:value-type="float" office:value="224.578186">
                <text:p>224.5781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56">
                <text:p>1156</text:p>
              </table:table-cell>
              <table:table-cell office:value-type="float" office:value="1043">
                <text:p>1043</text:p>
              </table:table-cell>
              <table:table-cell office:value-type="float" office:value="240.343262">
                <text:p>240.343262</text:p>
              </table:table-cell>
              <table:table-cell office:value-type="float" office:value="262.081787">
                <text:p>262.0817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65">
                <text:p>1165</text:p>
              </table:table-cell>
              <table:table-cell office:value-type="float" office:value="1034">
                <text:p>1034</text:p>
              </table:table-cell>
              <table:table-cell office:value-type="float" office:value="222.165253">
                <text:p>222.165253</text:p>
              </table:table-cell>
              <table:table-cell office:value-type="float" office:value="292.15802">
                <text:p>292.158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73">
                <text:p>1173</text:p>
              </table:table-cell>
              <table:table-cell office:value-type="float" office:value="1026">
                <text:p>1026</text:p>
              </table:table-cell>
              <table:table-cell office:value-type="float" office:value="375.862091">
                <text:p>375.862091</text:p>
              </table:table-cell>
              <table:table-cell office:value-type="float" office:value="308.499756">
                <text:p>308.4997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77">
                <text:p>1177</text:p>
              </table:table-cell>
              <table:table-cell office:value-type="float" office:value="1022">
                <text:p>1022</text:p>
              </table:table-cell>
              <table:table-cell office:value-type="float" office:value="282.782654">
                <text:p>282.782654</text:p>
              </table:table-cell>
              <table:table-cell office:value-type="float" office:value="340.554016">
                <text:p>340.5540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85">
                <text:p>1185</text:p>
              </table:table-cell>
              <table:table-cell office:value-type="float" office:value="1014">
                <text:p>1014</text:p>
              </table:table-cell>
              <table:table-cell office:value-type="float" office:value="428.64505">
                <text:p>428.64505</text:p>
              </table:table-cell>
              <table:table-cell office:value-type="float" office:value="362.669647">
                <text:p>362.6696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90">
                <text:p>1190</text:p>
              </table:table-cell>
              <table:table-cell office:value-type="float" office:value="1009">
                <text:p>1009</text:p>
              </table:table-cell>
              <table:table-cell office:value-type="float" office:value="411.988464">
                <text:p>411.988464</text:p>
              </table:table-cell>
              <table:table-cell office:value-type="float" office:value="391.531097">
                <text:p>391.5310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97">
                <text:p>1197</text:p>
              </table:table-cell>
              <table:table-cell office:value-type="float" office:value="1002">
                <text:p>1002</text:p>
              </table:table-cell>
              <table:table-cell office:value-type="float" office:value="344.29187">
                <text:p>344.29187</text:p>
              </table:table-cell>
              <table:table-cell office:value-type="float" office:value="419.816284">
                <text:p>419.8162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73.234222">
                <text:p>373.234222</text:p>
              </table:table-cell>
              <table:table-cell office:value-type="float" office:value="454.133026">
                <text:p>454.1330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51.183289">
                <text:p>551.183289</text:p>
              </table:table-cell>
              <table:table-cell office:value-type="float" office:value="512.23291">
                <text:p>512.232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18.562958">
                <text:p>418.562958</text:p>
              </table:table-cell>
              <table:table-cell office:value-type="float" office:value="531.54425">
                <text:p>531.544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12.793945">
                <text:p>512.793945</text:p>
              </table:table-cell>
              <table:table-cell office:value-type="float" office:value="548.48645">
                <text:p>548.486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83.570221">
                <text:p>483.570221</text:p>
              </table:table-cell>
              <table:table-cell office:value-type="float" office:value="563.241028">
                <text:p>563.2410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4.82019">
                <text:p>594.82019</text:p>
              </table:table-cell>
              <table:table-cell office:value-type="float" office:value="582.459045">
                <text:p>582.4590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36.058777">
                <text:p>536.058777</text:p>
              </table:table-cell>
              <table:table-cell office:value-type="float" office:value="610.786255">
                <text:p>610.7862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87.10199">
                <text:p>587.10199</text:p>
              </table:table-cell>
              <table:table-cell office:value-type="float" office:value="628.535767">
                <text:p>628.5357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13.765625">
                <text:p>713.765625</text:p>
              </table:table-cell>
              <table:table-cell office:value-type="float" office:value="646.679749">
                <text:p>646.6797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64.980225">
                <text:p>664.980225</text:p>
              </table:table-cell>
              <table:table-cell office:value-type="float" office:value="668.034973">
                <text:p>668.0349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09.144714">
                <text:p>609.144714</text:p>
              </table:table-cell>
              <table:table-cell office:value-type="float" office:value="689.142334">
                <text:p>689.1423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61.430786">
                <text:p>561.430786</text:p>
              </table:table-cell>
              <table:table-cell office:value-type="float" office:value="714.923035">
                <text:p>714.9230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85.985168">
                <text:p>585.985168</text:p>
              </table:table-cell>
              <table:table-cell office:value-type="float" office:value="751.125183">
                <text:p>751.1251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93.911743">
                <text:p>693.911743</text:p>
              </table:table-cell>
              <table:table-cell office:value-type="float" office:value="777.78894">
                <text:p>777.788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57.367676">
                <text:p>757.367676</text:p>
              </table:table-cell>
              <table:table-cell office:value-type="float" office:value="761.840698">
                <text:p>761.8406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818.625549">
                <text:p>818.625549</text:p>
              </table:table-cell>
              <table:table-cell office:value-type="float" office:value="748.627258">
                <text:p>748.6272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25.640808">
                <text:p>725.640808</text:p>
              </table:table-cell>
              <table:table-cell office:value-type="float" office:value="723.530396">
                <text:p>723.5303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27.830688">
                <text:p>727.830688</text:p>
              </table:table-cell>
              <table:table-cell office:value-type="float" office:value="703.586731">
                <text:p>703.5867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64.081665">
                <text:p>564.081665</text:p>
              </table:table-cell>
              <table:table-cell office:value-type="float" office:value="679.044922">
                <text:p>679.0449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84.498352">
                <text:p>684.498352</text:p>
              </table:table-cell>
              <table:table-cell office:value-type="float" office:value="646.515198">
                <text:p>646.5151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89.437744">
                <text:p>589.437744</text:p>
              </table:table-cell>
              <table:table-cell office:value-type="float" office:value="589.940918">
                <text:p>589.9409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15.57959">
                <text:p>515.57959</text:p>
              </table:table-cell>
              <table:table-cell office:value-type="float" office:value="536.288879">
                <text:p>536.2888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93.302856">
                <text:p>393.302856</text:p>
              </table:table-cell>
              <table:table-cell office:value-type="float" office:value="478.240601">
                <text:p>478.2406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36.449707">
                <text:p>436.449707</text:p>
              </table:table-cell>
              <table:table-cell office:value-type="float" office:value="403.388336">
                <text:p>403.3883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26.152344">
                <text:p>326.152344</text:p>
              </table:table-cell>
              <table:table-cell office:value-type="float" office:value="342.618561">
                <text:p>342.6185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85">
                <text:p>1185</text:p>
              </table:table-cell>
              <table:table-cell office:value-type="float" office:value="1014">
                <text:p>1014</text:p>
              </table:table-cell>
              <table:table-cell office:value-type="float" office:value="199.635712">
                <text:p>199.635712</text:p>
              </table:table-cell>
              <table:table-cell office:value-type="float" office:value="283.303802">
                <text:p>283.3038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70">
                <text:p>1170</text:p>
              </table:table-cell>
              <table:table-cell office:value-type="float" office:value="1029">
                <text:p>1029</text:p>
              </table:table-cell>
              <table:table-cell office:value-type="float" office:value="425.751068">
                <text:p>425.751068</text:p>
              </table:table-cell>
              <table:table-cell office:value-type="float" office:value="234.70076">
                <text:p>234.700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58">
                <text:p>1158</text:p>
              </table:table-cell>
              <table:table-cell office:value-type="float" office:value="1041">
                <text:p>1041</text:p>
              </table:table-cell>
              <table:table-cell office:value-type="float" office:value="262.20755">
                <text:p>262.20755</text:p>
              </table:table-cell>
              <table:table-cell office:value-type="float" office:value="182.37381">
                <text:p>182.373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45">
                <text:p>1145</text:p>
              </table:table-cell>
              <table:table-cell office:value-type="float" office:value="1054">
                <text:p>1054</text:p>
              </table:table-cell>
              <table:table-cell office:value-type="float" office:value="244.166565">
                <text:p>244.166565</text:p>
              </table:table-cell>
              <table:table-cell office:value-type="float" office:value="124.25621">
                <text:p>124.256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31">
                <text:p>1131</text:p>
              </table:table-cell>
              <table:table-cell office:value-type="float" office:value="1068">
                <text:p>1068</text:p>
              </table:table-cell>
              <table:table-cell office:value-type="float" office:value="208.423248">
                <text:p>208.423248</text:p>
              </table:table-cell>
              <table:table-cell office:value-type="float" office:value="64.855087">
                <text:p>64.8550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16">
                <text:p>1116</text:p>
              </table:table-cell>
              <table:table-cell office:value-type="float" office:value="1083">
                <text:p>1083</text:p>
              </table:table-cell>
              <table:table-cell office:value-type="float" office:value="126.622375">
                <text:p>126.622375</text:p>
              </table:table-cell>
              <table:table-cell office:value-type="float" office:value="13.325489">
                <text:p>13.3254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03">
                <text:p>1103</text:p>
              </table:table-cell>
              <table:table-cell office:value-type="float" office:value="1096">
                <text:p>1096</text:p>
              </table:table-cell>
              <table:table-cell office:value-type="float" office:value="65.217262">
                <text:p>65.217262</text:p>
              </table:table-cell>
              <table:table-cell office:value-type="float" office:value="-27.253511">
                <text:p>-27.2535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93">
                <text:p>1093</text:p>
              </table:table-cell>
              <table:table-cell office:value-type="float" office:value="1106">
                <text:p>1106</text:p>
              </table:table-cell>
              <table:table-cell office:value-type="float" office:value="-43.870422">
                <text:p>-43.870422</text:p>
              </table:table-cell>
              <table:table-cell office:value-type="float" office:value="-88.122513">
                <text:p>-88.1225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77">
                <text:p>1077</text:p>
              </table:table-cell>
              <table:table-cell office:value-type="float" office:value="1122">
                <text:p>1122</text:p>
              </table:table-cell>
              <table:table-cell office:value-type="float" office:value="170.17334">
                <text:p>170.17334</text:p>
              </table:table-cell>
              <table:table-cell office:value-type="float" office:value="-142.804962">
                <text:p>-142.8049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64">
                <text:p>1064</text:p>
              </table:table-cell>
              <table:table-cell office:value-type="float" office:value="1135">
                <text:p>1135</text:p>
              </table:table-cell>
              <table:table-cell office:value-type="float" office:value="-71.839043">
                <text:p>-71.839043</text:p>
              </table:table-cell>
              <table:table-cell office:value-type="float" office:value="-200.519653">
                <text:p>-200.5196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49">
                <text:p>1049</text:p>
              </table:table-cell>
              <table:table-cell office:value-type="float" office:value="1150">
                <text:p>1150</text:p>
              </table:table-cell>
              <table:table-cell office:value-type="float" office:value="-83.047684">
                <text:p>-83.047684</text:p>
              </table:table-cell>
              <table:table-cell office:value-type="float" office:value="-250.817856">
                <text:p>-250.8178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37">
                <text:p>1037</text:p>
              </table:table-cell>
              <table:table-cell office:value-type="float" office:value="1162">
                <text:p>1162</text:p>
              </table:table-cell>
              <table:table-cell office:value-type="float" office:value="-194.971985">
                <text:p>-194.971985</text:p>
              </table:table-cell>
              <table:table-cell office:value-type="float" office:value="-284.793457">
                <text:p>-284.7934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28">
                <text:p>1028</text:p>
              </table:table-cell>
              <table:table-cell office:value-type="float" office:value="1171">
                <text:p>1171</text:p>
              </table:table-cell>
              <table:table-cell office:value-type="float" office:value="-194.62619">
                <text:p>-194.62619</text:p>
              </table:table-cell>
              <table:table-cell office:value-type="float" office:value="-311.781128">
                <text:p>-311.7811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2">
                <text:p>1022</text:p>
              </table:table-cell>
              <table:table-cell office:value-type="float" office:value="1177">
                <text:p>1177</text:p>
              </table:table-cell>
              <table:table-cell office:value-type="float" office:value="-198.660522">
                <text:p>-198.660522</text:p>
              </table:table-cell>
              <table:table-cell office:value-type="float" office:value="-359.638245">
                <text:p>-359.6382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10">
                <text:p>1010</text:p>
              </table:table-cell>
              <table:table-cell office:value-type="float" office:value="1189">
                <text:p>1189</text:p>
              </table:table-cell>
              <table:table-cell office:value-type="float" office:value="-328.177948">
                <text:p>-328.177948</text:p>
              </table:table-cell>
              <table:table-cell office:value-type="float" office:value="-387.435669">
                <text:p>-387.4356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03">
                <text:p>1003</text:p>
              </table:table-cell>
              <table:table-cell office:value-type="float" office:value="1196">
                <text:p>1196</text:p>
              </table:table-cell>
              <table:table-cell office:value-type="float" office:value="-449.413574">
                <text:p>-449.413574</text:p>
              </table:table-cell>
              <table:table-cell office:value-type="float" office:value="-423.062622">
                <text:p>-423.0626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99.164459">
                <text:p>-399.164459</text:p>
              </table:table-cell>
              <table:table-cell office:value-type="float" office:value="-452.667206">
                <text:p>-452.6672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33.975525">
                <text:p>-433.975525</text:p>
              </table:table-cell>
              <table:table-cell office:value-type="float" office:value="-478.413452">
                <text:p>-478.4134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72.113983">
                <text:p>-472.113983</text:p>
              </table:table-cell>
              <table:table-cell office:value-type="float" office:value="-514.998657">
                <text:p>-514.9986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16.959351">
                <text:p>-516.959351</text:p>
              </table:table-cell>
              <table:table-cell office:value-type="float" office:value="-543.963074">
                <text:p>-543.9630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85.920532">
                <text:p>-585.920532</text:p>
              </table:table-cell>
              <table:table-cell office:value-type="float" office:value="-573.627563">
                <text:p>-573.6275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62.997742">
                <text:p>-662.997742</text:p>
              </table:table-cell>
              <table:table-cell office:value-type="float" office:value="-592.704224">
                <text:p>-592.7042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48.754395">
                <text:p>-548.754395</text:p>
              </table:table-cell>
              <table:table-cell office:value-type="float" office:value="-605.468384">
                <text:p>-605.4683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75.263855">
                <text:p>-575.263855</text:p>
              </table:table-cell>
              <table:table-cell office:value-type="float" office:value="-617.432312">
                <text:p>-617.4323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96.258362">
                <text:p>-596.258362</text:p>
              </table:table-cell>
              <table:table-cell office:value-type="float" office:value="-635.534668">
                <text:p>-635.5346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80.752869">
                <text:p>-680.752869</text:p>
              </table:table-cell>
              <table:table-cell office:value-type="float" office:value="-663.270386">
                <text:p>-663.27038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92.893707">
                <text:p>-492.893707</text:p>
              </table:table-cell>
              <table:table-cell office:value-type="float" office:value="-679.554077">
                <text:p>-679.5540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03.665771">
                <text:p>-703.665771</text:p>
              </table:table-cell>
              <table:table-cell office:value-type="float" office:value="-685.228638">
                <text:p>-685.2286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07.228455">
                <text:p>-607.228455</text:p>
              </table:table-cell>
              <table:table-cell office:value-type="float" office:value="-699.865173">
                <text:p>-699.8651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74.390991">
                <text:p>-674.390991</text:p>
              </table:table-cell>
              <table:table-cell office:value-type="float" office:value="-717.574158">
                <text:p>-717.5741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66.691284">
                <text:p>-666.691284</text:p>
              </table:table-cell>
              <table:table-cell office:value-type="float" office:value="-726.664978">
                <text:p>-726.6649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40.559143">
                <text:p>-740.559143</text:p>
              </table:table-cell>
              <table:table-cell office:value-type="float" office:value="-737.697754">
                <text:p>-737.6977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20.409058">
                <text:p>-720.409058</text:p>
              </table:table-cell>
              <table:table-cell office:value-type="float" office:value="-734.333008">
                <text:p>-734.3330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53.509216">
                <text:p>-653.509216</text:p>
              </table:table-cell>
              <table:table-cell office:value-type="float" office:value="-739.414917">
                <text:p>-739.4149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803.810913">
                <text:p>-803.810913</text:p>
              </table:table-cell>
              <table:table-cell office:value-type="float" office:value="-755.669495">
                <text:p>-755.6694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43.887695">
                <text:p>-743.887695</text:p>
              </table:table-cell>
              <table:table-cell office:value-type="float" office:value="-773.34906">
                <text:p>-773.349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32.115967">
                <text:p>-732.115967</text:p>
              </table:table-cell>
              <table:table-cell office:value-type="float" office:value="-773.414307">
                <text:p>-773.4143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98.558105">
                <text:p>-698.558105</text:p>
              </table:table-cell>
              <table:table-cell office:value-type="float" office:value="-767.427612">
                <text:p>-767.4276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54.918884">
                <text:p>-654.918884</text:p>
              </table:table-cell>
              <table:table-cell office:value-type="float" office:value="-739.697327">
                <text:p>-739.6973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04.730286">
                <text:p>-604.730286</text:p>
              </table:table-cell>
              <table:table-cell office:value-type="float" office:value="-730.934998">
                <text:p>-730.9349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25.801025">
                <text:p>-725.801025</text:p>
              </table:table-cell>
              <table:table-cell office:value-type="float" office:value="-730.584167">
                <text:p>-730.5841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88.036621">
                <text:p>-588.036621</text:p>
              </table:table-cell>
              <table:table-cell office:value-type="float" office:value="-715.837769">
                <text:p>-715.8377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54.373718">
                <text:p>-554.373718</text:p>
              </table:table-cell>
              <table:table-cell office:value-type="float" office:value="-688.788513">
                <text:p>-688.7885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87.499756">
                <text:p>-587.499756</text:p>
              </table:table-cell>
              <table:table-cell office:value-type="float" office:value="-656.97699">
                <text:p>-656.976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63.124756">
                <text:p>-663.124756</text:p>
              </table:table-cell>
              <table:table-cell office:value-type="float" office:value="-636.779846">
                <text:p>-636.7798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20.761047">
                <text:p>-420.761047</text:p>
              </table:table-cell>
              <table:table-cell office:value-type="float" office:value="-598.984558">
                <text:p>-598.9845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89.852722">
                <text:p>-389.852722</text:p>
              </table:table-cell>
              <table:table-cell office:value-type="float" office:value="-556.387573">
                <text:p>-556.3875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06.180298">
                <text:p>-606.180298</text:p>
              </table:table-cell>
              <table:table-cell office:value-type="float" office:value="-528.831299">
                <text:p>-528.8312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96.953979">
                <text:p>-596.953979</text:p>
              </table:table-cell>
              <table:table-cell office:value-type="float" office:value="-495.835724">
                <text:p>-495.8357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40.600525">
                <text:p>-540.600525</text:p>
              </table:table-cell>
              <table:table-cell office:value-type="float" office:value="-470.324127">
                <text:p>-470.3241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08.235657">
                <text:p>-508.235657</text:p>
              </table:table-cell>
              <table:table-cell office:value-type="float" office:value="-437.795441">
                <text:p>-437.7954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60.255493">
                <text:p>-360.255493</text:p>
              </table:table-cell>
              <table:table-cell office:value-type="float" office:value="-403.758667">
                <text:p>-403.758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09.959946">
                <text:p>-209.959946</text:p>
              </table:table-cell>
              <table:table-cell office:value-type="float" office:value="-382.024261">
                <text:p>-382.0242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4">
                <text:p>1004</text:p>
              </table:table-cell>
              <table:table-cell office:value-type="float" office:value="1195">
                <text:p>1195</text:p>
              </table:table-cell>
              <table:table-cell office:value-type="float" office:value="-475.64447">
                <text:p>-475.64447</text:p>
              </table:table-cell>
              <table:table-cell office:value-type="float" office:value="-352.894287">
                <text:p>-352.8942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11">
                <text:p>1011</text:p>
              </table:table-cell>
              <table:table-cell office:value-type="float" office:value="1188">
                <text:p>1188</text:p>
              </table:table-cell>
              <table:table-cell office:value-type="float" office:value="-368.594727">
                <text:p>-368.594727</text:p>
              </table:table-cell>
              <table:table-cell office:value-type="float" office:value="-323.017151">
                <text:p>-323.0171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19">
                <text:p>1019</text:p>
              </table:table-cell>
              <table:table-cell office:value-type="float" office:value="1180">
                <text:p>1180</text:p>
              </table:table-cell>
              <table:table-cell office:value-type="float" office:value="-373.069275">
                <text:p>-373.069275</text:p>
              </table:table-cell>
              <table:table-cell office:value-type="float" office:value="-299.954651">
                <text:p>-299.9546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5">
                <text:p>1025</text:p>
              </table:table-cell>
              <table:table-cell office:value-type="float" office:value="1174">
                <text:p>1174</text:p>
              </table:table-cell>
              <table:table-cell office:value-type="float" office:value="-198.437317">
                <text:p>-198.437317</text:p>
              </table:table-cell>
              <table:table-cell office:value-type="float" office:value="-270.966431">
                <text:p>-270.9664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32">
                <text:p>1032</text:p>
              </table:table-cell>
              <table:table-cell office:value-type="float" office:value="1167">
                <text:p>1167</text:p>
              </table:table-cell>
              <table:table-cell office:value-type="float" office:value="-238.083374">
                <text:p>-238.083374</text:p>
              </table:table-cell>
              <table:table-cell office:value-type="float" office:value="-250.9776">
                <text:p>-250.97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37">
                <text:p>1037</text:p>
              </table:table-cell>
              <table:table-cell office:value-type="float" office:value="1162">
                <text:p>1162</text:p>
              </table:table-cell>
              <table:table-cell office:value-type="float" office:value="-120.2882">
                <text:p>-120.2882</text:p>
              </table:table-cell>
              <table:table-cell office:value-type="float" office:value="-225.750336">
                <text:p>-225.7503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43">
                <text:p>1043</text:p>
              </table:table-cell>
              <table:table-cell office:value-type="float" office:value="1156">
                <text:p>1156</text:p>
              </table:table-cell>
              <table:table-cell office:value-type="float" office:value="-263.934753">
                <text:p>-263.934753</text:p>
              </table:table-cell>
              <table:table-cell office:value-type="float" office:value="-202.475128">
                <text:p>-202.4751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49">
                <text:p>1049</text:p>
              </table:table-cell>
              <table:table-cell office:value-type="float" office:value="1150">
                <text:p>1150</text:p>
              </table:table-cell>
              <table:table-cell office:value-type="float" office:value="-303.572144">
                <text:p>-303.572144</text:p>
              </table:table-cell>
              <table:table-cell office:value-type="float" office:value="-182.646057">
                <text:p>-182.6460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54">
                <text:p>1054</text:p>
              </table:table-cell>
              <table:table-cell office:value-type="float" office:value="1145">
                <text:p>1145</text:p>
              </table:table-cell>
              <table:table-cell office:value-type="float" office:value="31.557741">
                <text:p>31.557741</text:p>
              </table:table-cell>
              <table:table-cell office:value-type="float" office:value="-162.916336">
                <text:p>-162.9163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59">
                <text:p>1059</text:p>
              </table:table-cell>
              <table:table-cell office:value-type="float" office:value="1140">
                <text:p>1140</text:p>
              </table:table-cell>
              <table:table-cell office:value-type="float" office:value="35.9557">
                <text:p>35.9557</text:p>
              </table:table-cell>
              <table:table-cell office:value-type="float" office:value="-124.980103">
                <text:p>-124.9801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68">
                <text:p>1068</text:p>
              </table:table-cell>
              <table:table-cell office:value-type="float" office:value="1131">
                <text:p>1131</text:p>
              </table:table-cell>
              <table:table-cell office:value-type="float" office:value="-9.880075">
                <text:p>-9.880075</text:p>
              </table:table-cell>
              <table:table-cell office:value-type="float" office:value="-77.438385">
                <text:p>-77.4383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80">
                <text:p>1080</text:p>
              </table:table-cell>
              <table:table-cell office:value-type="float" office:value="1119">
                <text:p>1119</text:p>
              </table:table-cell>
              <table:table-cell office:value-type="float" office:value="-23.307556">
                <text:p>-23.307556</text:p>
              </table:table-cell>
              <table:table-cell office:value-type="float" office:value="-45.626606">
                <text:p>-45.6266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88">
                <text:p>1088</text:p>
              </table:table-cell>
              <table:table-cell office:value-type="float" office:value="1111">
                <text:p>1111</text:p>
              </table:table-cell>
              <table:table-cell office:value-type="float" office:value="-105.40358">
                <text:p>-105.40358</text:p>
              </table:table-cell>
              <table:table-cell office:value-type="float" office:value="-4.996619">
                <text:p>-4.9966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58.047363">
                <text:p>-58.047363</text:p>
              </table:table-cell>
              <table:table-cell office:value-type="float" office:value="31.367432">
                <text:p>31.367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07">
                <text:p>1107</text:p>
              </table:table-cell>
              <table:table-cell office:value-type="float" office:value="1092">
                <text:p>1092</text:p>
              </table:table-cell>
              <table:table-cell office:value-type="float" office:value="-62.567413">
                <text:p>-62.567413</text:p>
              </table:table-cell>
              <table:table-cell office:value-type="float" office:value="55.547668">
                <text:p>55.5476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13">
                <text:p>1113</text:p>
              </table:table-cell>
              <table:table-cell office:value-type="float" office:value="1086">
                <text:p>1086</text:p>
              </table:table-cell>
              <table:table-cell office:value-type="float" office:value="41.697304">
                <text:p>41.697304</text:p>
              </table:table-cell>
              <table:table-cell office:value-type="float" office:value="80.590927">
                <text:p>80.5909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20">
                <text:p>1120</text:p>
              </table:table-cell>
              <table:table-cell office:value-type="float" office:value="1079">
                <text:p>1079</text:p>
              </table:table-cell>
              <table:table-cell office:value-type="float" office:value="46.144455">
                <text:p>46.144455</text:p>
              </table:table-cell>
              <table:table-cell office:value-type="float" office:value="138.311493">
                <text:p>138.3114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34">
                <text:p>1134</text:p>
              </table:table-cell>
              <table:table-cell office:value-type="float" office:value="1065">
                <text:p>1065</text:p>
              </table:table-cell>
              <table:table-cell office:value-type="float" office:value="144.828156">
                <text:p>144.828156</text:p>
              </table:table-cell>
              <table:table-cell office:value-type="float" office:value="216.432678">
                <text:p>216.4326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54">
                <text:p>1154</text:p>
              </table:table-cell>
              <table:table-cell office:value-type="float" office:value="1045">
                <text:p>1045</text:p>
              </table:table-cell>
              <table:table-cell office:value-type="float" office:value="345.336914">
                <text:p>345.336914</text:p>
              </table:table-cell>
              <table:table-cell office:value-type="float" office:value="282.138336">
                <text:p>282.1383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70">
                <text:p>1170</text:p>
              </table:table-cell>
              <table:table-cell office:value-type="float" office:value="1029">
                <text:p>1029</text:p>
              </table:table-cell>
              <table:table-cell office:value-type="float" office:value="395.236633">
                <text:p>395.236633</text:p>
              </table:table-cell>
              <table:table-cell office:value-type="float" office:value="330.777405">
                <text:p>330.7774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82">
                <text:p>1182</text:p>
              </table:table-cell>
              <table:table-cell office:value-type="float" office:value="1017">
                <text:p>1017</text:p>
              </table:table-cell>
              <table:table-cell office:value-type="float" office:value="378.4935">
                <text:p>378.4935</text:p>
              </table:table-cell>
              <table:table-cell office:value-type="float" office:value="410.650574">
                <text:p>410.6505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62.639771">
                <text:p>462.639771</text:p>
              </table:table-cell>
              <table:table-cell office:value-type="float" office:value="494.055847">
                <text:p>494.0558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88.09906">
                <text:p>588.09906</text:p>
              </table:table-cell>
              <table:table-cell office:value-type="float" office:value="566.209045">
                <text:p>566.2090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67.057434">
                <text:p>567.057434</text:p>
              </table:table-cell>
              <table:table-cell office:value-type="float" office:value="607.801086">
                <text:p>607.8010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23.71582">
                <text:p>623.71582</text:p>
              </table:table-cell>
              <table:table-cell office:value-type="float" office:value="641.69989">
                <text:p>641.699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52.643066">
                <text:p>552.643066</text:p>
              </table:table-cell>
              <table:table-cell office:value-type="float" office:value="624.55481">
                <text:p>624.554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08.5513">
                <text:p>508.5513</text:p>
              </table:table-cell>
              <table:table-cell office:value-type="float" office:value="509.370728">
                <text:p>509.3707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29.293091">
                <text:p>329.293091</text:p>
              </table:table-cell>
              <table:table-cell office:value-type="float" office:value="411.401978">
                <text:p>411.4019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30.819824">
                <text:p>330.819824</text:p>
              </table:table-cell>
              <table:table-cell office:value-type="float" office:value="306.938538">
                <text:p>306.9385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76">
                <text:p>1176</text:p>
              </table:table-cell>
              <table:table-cell office:value-type="float" office:value="1023">
                <text:p>1023</text:p>
              </table:table-cell>
              <table:table-cell office:value-type="float" office:value="237.22908">
                <text:p>237.22908</text:p>
              </table:table-cell>
              <table:table-cell office:value-type="float" office:value="126.3479">
                <text:p>126.34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31">
                <text:p>1131</text:p>
              </table:table-cell>
              <table:table-cell office:value-type="float" office:value="1068">
                <text:p>1068</text:p>
              </table:table-cell>
              <table:table-cell office:value-type="float" office:value="-29.581676">
                <text:p>-29.581676</text:p>
              </table:table-cell>
              <table:table-cell office:value-type="float" office:value="-50.673656">
                <text:p>-50.6736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87">
                <text:p>1087</text:p>
              </table:table-cell>
              <table:table-cell office:value-type="float" office:value="1112">
                <text:p>1112</text:p>
              </table:table-cell>
              <table:table-cell office:value-type="float" office:value="-70.618011">
                <text:p>-70.618011</text:p>
              </table:table-cell>
              <table:table-cell office:value-type="float" office:value="-198.639252">
                <text:p>-198.6392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50">
                <text:p>1050</text:p>
              </table:table-cell>
              <table:table-cell office:value-type="float" office:value="1149">
                <text:p>1149</text:p>
              </table:table-cell>
              <table:table-cell office:value-type="float" office:value="-268.788422">
                <text:p>-268.788422</text:p>
              </table:table-cell>
              <table:table-cell office:value-type="float" office:value="-321.161652">
                <text:p>-321.1616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19">
                <text:p>1019</text:p>
              </table:table-cell>
              <table:table-cell office:value-type="float" office:value="1180">
                <text:p>1180</text:p>
              </table:table-cell>
              <table:table-cell office:value-type="float" office:value="-338.753998">
                <text:p>-338.753998</text:p>
              </table:table-cell>
              <table:table-cell office:value-type="float" office:value="-443.446503">
                <text:p>-443.4465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20.39563">
                <text:p>-520.39563</text:p>
              </table:table-cell>
              <table:table-cell office:value-type="float" office:value="-557.160217">
                <text:p>-557.1602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38.253845">
                <text:p>-638.253845</text:p>
              </table:table-cell>
              <table:table-cell office:value-type="float" office:value="-647.113647">
                <text:p>-647.1136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84.525146">
                <text:p>-684.525146</text:p>
              </table:table-cell>
              <table:table-cell office:value-type="float" office:value="-712.083679">
                <text:p>-712.0836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51.82373">
                <text:p>-751.82373</text:p>
              </table:table-cell>
              <table:table-cell office:value-type="float" office:value="-750.87085">
                <text:p>-750.870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813.193726">
                <text:p>-813.193726</text:p>
              </table:table-cell>
              <table:table-cell office:value-type="float" office:value="-766.620728">
                <text:p>-766.6207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96.829285">
                <text:p>-696.829285</text:p>
              </table:table-cell>
              <table:table-cell office:value-type="float" office:value="-720.817017">
                <text:p>-720.8170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20.303467">
                <text:p>-720.303467</text:p>
              </table:table-cell>
              <table:table-cell office:value-type="float" office:value="-603.283752">
                <text:p>-603.2837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49.322479">
                <text:p>-449.322479</text:p>
              </table:table-cell>
              <table:table-cell office:value-type="float" office:value="-474.268921">
                <text:p>-474.2689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87.85553">
                <text:p>-487.85553</text:p>
              </table:table-cell>
              <table:table-cell office:value-type="float" office:value="-371.212524">
                <text:p>-371.2125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07">
                <text:p>1007</text:p>
              </table:table-cell>
              <table:table-cell office:value-type="float" office:value="1192">
                <text:p>1192</text:p>
              </table:table-cell>
              <table:table-cell office:value-type="float" office:value="-414.091431">
                <text:p>-414.091431</text:p>
              </table:table-cell>
              <table:table-cell office:value-type="float" office:value="-244.305191">
                <text:p>-244.3051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8">
                <text:p>1038</text:p>
              </table:table-cell>
              <table:table-cell office:value-type="float" office:value="1161">
                <text:p>1161</text:p>
              </table:table-cell>
              <table:table-cell office:value-type="float" office:value="3.578968">
                <text:p>3.578968</text:p>
              </table:table-cell>
              <table:table-cell office:value-type="float" office:value="-128.304657">
                <text:p>-128.3046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67">
                <text:p>1067</text:p>
              </table:table-cell>
              <table:table-cell office:value-type="float" office:value="1132">
                <text:p>1132</text:p>
              </table:table-cell>
              <table:table-cell office:value-type="float" office:value="108.074203">
                <text:p>108.074203</text:p>
              </table:table-cell>
              <table:table-cell office:value-type="float" office:value="2.944913">
                <text:p>2.9449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00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156.436295">
                <text:p>156.436295</text:p>
              </table:table-cell>
              <table:table-cell office:value-type="float" office:value="135.562729">
                <text:p>135.5627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33">
                <text:p>1133</text:p>
              </table:table-cell>
              <table:table-cell office:value-type="float" office:value="1066">
                <text:p>1066</text:p>
              </table:table-cell>
              <table:table-cell office:value-type="float" office:value="96.578079">
                <text:p>96.578079</text:p>
              </table:table-cell>
              <table:table-cell office:value-type="float" office:value="246.778854">
                <text:p>246.7788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61">
                <text:p>1161</text:p>
              </table:table-cell>
              <table:table-cell office:value-type="float" office:value="1038">
                <text:p>1038</text:p>
              </table:table-cell>
              <table:table-cell office:value-type="float" office:value="261.647308">
                <text:p>261.647308</text:p>
              </table:table-cell>
              <table:table-cell office:value-type="float" office:value="396.857117">
                <text:p>396.8571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99">
                <text:p>1199</text:p>
              </table:table-cell>
              <table:table-cell office:value-type="float" office:value="1000">
                <text:p>1000</text:p>
              </table:table-cell>
              <table:table-cell office:value-type="float" office:value="396.043671">
                <text:p>396.043671</text:p>
              </table:table-cell>
              <table:table-cell office:value-type="float" office:value="517.65448">
                <text:p>517.654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93.712311">
                <text:p>493.712311</text:p>
              </table:table-cell>
              <table:table-cell office:value-type="float" office:value="611.33606">
                <text:p>611.336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07.251556">
                <text:p>507.251556</text:p>
              </table:table-cell>
              <table:table-cell office:value-type="float" office:value="678.995483">
                <text:p>678.9954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92.208923">
                <text:p>692.208923</text:p>
              </table:table-cell>
              <table:table-cell office:value-type="float" office:value="727.418945">
                <text:p>727.4189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9.356812">
                <text:p>599.356812</text:p>
              </table:table-cell>
              <table:table-cell office:value-type="float" office:value="726.085938">
                <text:p>726.0859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09.887146">
                <text:p>609.887146</text:p>
              </table:table-cell>
              <table:table-cell office:value-type="float" office:value="684.414917">
                <text:p>684.414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80.799988">
                <text:p>580.799988</text:p>
              </table:table-cell>
              <table:table-cell office:value-type="float" office:value="547.9375">
                <text:p>547.93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-929.582458">
                <text:p>-929.582458</text:p>
              </table:table-cell>
              <table:table-cell office:value-type="float" office:value="518.085266">
                <text:p>518.0852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211.722137">
                <text:p>211.722137</text:p>
              </table:table-cell>
              <table:table-cell office:value-type="float" office:value="398.651886">
                <text:p>398.6518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99">
                <text:p>1199</text:p>
              </table:table-cell>
              <table:table-cell office:value-type="float" office:value="1000">
                <text:p>1000</text:p>
              </table:table-cell>
              <table:table-cell office:value-type="float" office:value="86.359161">
                <text:p>86.359161</text:p>
              </table:table-cell>
              <table:table-cell office:value-type="float" office:value="207.961365">
                <text:p>207.96136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51">
                <text:p>1151</text:p>
              </table:table-cell>
              <table:table-cell office:value-type="float" office:value="1048">
                <text:p>1048</text:p>
              </table:table-cell>
              <table:table-cell office:value-type="float" office:value="-16.525551">
                <text:p>-16.525551</text:p>
              </table:table-cell>
              <table:table-cell office:value-type="float" office:value="50.148766">
                <text:p>50.1487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12">
                <text:p>1112</text:p>
              </table:table-cell>
              <table:table-cell office:value-type="float" office:value="1087">
                <text:p>1087</text:p>
              </table:table-cell>
              <table:table-cell office:value-type="float" office:value="-112.230927">
                <text:p>-112.230927</text:p>
              </table:table-cell>
              <table:table-cell office:value-type="float" office:value="-135.471191">
                <text:p>-135.4711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66">
                <text:p>1066</text:p>
              </table:table-cell>
              <table:table-cell office:value-type="float" office:value="1133">
                <text:p>1133</text:p>
              </table:table-cell>
              <table:table-cell office:value-type="float" office:value="-303.0224">
                <text:p>-303.0224</text:p>
              </table:table-cell>
              <table:table-cell office:value-type="float" office:value="-284.150177">
                <text:p>-284.15017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28">
                <text:p>1028</text:p>
              </table:table-cell>
              <table:table-cell office:value-type="float" office:value="1171">
                <text:p>1171</text:p>
              </table:table-cell>
              <table:table-cell office:value-type="float" office:value="-553.849426">
                <text:p>-553.849426</text:p>
              </table:table-cell>
              <table:table-cell office:value-type="float" office:value="-390.684631">
                <text:p>-390.6846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2">
                <text:p>1002</text:p>
              </table:table-cell>
              <table:table-cell office:value-type="float" office:value="1197">
                <text:p>1197</text:p>
              </table:table-cell>
              <table:table-cell office:value-type="float" office:value="-536.331543">
                <text:p>-536.331543</text:p>
              </table:table-cell>
              <table:table-cell office:value-type="float" office:value="-448.324585">
                <text:p>-448.3245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83.693848">
                <text:p>-683.693848</text:p>
              </table:table-cell>
              <table:table-cell office:value-type="float" office:value="-499.953278">
                <text:p>-499.9532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67.74176">
                <text:p>-567.74176</text:p>
              </table:table-cell>
              <table:table-cell office:value-type="float" office:value="-533.556946">
                <text:p>-533.5569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78.729126">
                <text:p>-678.729126</text:p>
              </table:table-cell>
              <table:table-cell office:value-type="float" office:value="-521.248718">
                <text:p>-521.2487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66.951233">
                <text:p>-666.951233</text:p>
              </table:table-cell>
              <table:table-cell office:value-type="float" office:value="-497.217743">
                <text:p>-497.2177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62.380127">
                <text:p>-662.380127</text:p>
              </table:table-cell>
              <table:table-cell office:value-type="float" office:value="-487.474365">
                <text:p>-487.4743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17.729187">
                <text:p>-717.729187</text:p>
              </table:table-cell>
              <table:table-cell office:value-type="float" office:value="-436.298157">
                <text:p>-436.2981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85.046082">
                <text:p>-585.046082</text:p>
              </table:table-cell>
              <table:table-cell office:value-type="float" office:value="-345.38562">
                <text:p>-345.385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13">
                <text:p>1013</text:p>
              </table:table-cell>
              <table:table-cell office:value-type="float" office:value="1186">
                <text:p>1186</text:p>
              </table:table-cell>
              <table:table-cell office:value-type="float" office:value="-518.539551">
                <text:p>-518.539551</text:p>
              </table:table-cell>
              <table:table-cell office:value-type="float" office:value="-238.518982">
                <text:p>-238.5189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40">
                <text:p>1040</text:p>
              </table:table-cell>
              <table:table-cell office:value-type="float" office:value="1159">
                <text:p>1159</text:p>
              </table:table-cell>
              <table:table-cell office:value-type="float" office:value="-328.671387">
                <text:p>-328.671387</text:p>
              </table:table-cell>
              <table:table-cell office:value-type="float" office:value="-160.256012">
                <text:p>-160.2560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59">
                <text:p>1059</text:p>
              </table:table-cell>
              <table:table-cell office:value-type="float" office:value="1140">
                <text:p>1140</text:p>
              </table:table-cell>
              <table:table-cell office:value-type="float" office:value="-303.985779">
                <text:p>-303.985779</text:p>
              </table:table-cell>
              <table:table-cell office:value-type="float" office:value="-82.462578">
                <text:p>-82.4625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79">
                <text:p>1079</text:p>
              </table:table-cell>
              <table:table-cell office:value-type="float" office:value="1120">
                <text:p>1120</text:p>
              </table:table-cell>
              <table:table-cell office:value-type="float" office:value="-301.218231">
                <text:p>-301.218231</text:p>
              </table:table-cell>
              <table:table-cell office:value-type="float" office:value="13.734583">
                <text:p>13.7345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03">
                <text:p>1103</text:p>
              </table:table-cell>
              <table:table-cell office:value-type="float" office:value="1096">
                <text:p>1096</text:p>
              </table:table-cell>
              <table:table-cell office:value-type="float" office:value="-215.904572">
                <text:p>-215.904572</text:p>
              </table:table-cell>
              <table:table-cell office:value-type="float" office:value="119.084976">
                <text:p>119.0849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29">
                <text:p>1129</text:p>
              </table:table-cell>
              <table:table-cell office:value-type="float" office:value="1070">
                <text:p>1070</text:p>
              </table:table-cell>
              <table:table-cell office:value-type="float" office:value="52.006763">
                <text:p>52.006763</text:p>
              </table:table-cell>
              <table:table-cell office:value-type="float" office:value="245.838028">
                <text:p>245.8380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61">
                <text:p>1161</text:p>
              </table:table-cell>
              <table:table-cell office:value-type="float" office:value="1038">
                <text:p>1038</text:p>
              </table:table-cell>
              <table:table-cell office:value-type="float" office:value="121.445221">
                <text:p>121.445221</text:p>
              </table:table-cell>
              <table:table-cell office:value-type="float" office:value="351.365784">
                <text:p>351.3657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87">
                <text:p>1187</text:p>
              </table:table-cell>
              <table:table-cell office:value-type="float" office:value="1012">
                <text:p>1012</text:p>
              </table:table-cell>
              <table:table-cell office:value-type="float" office:value="299.496094">
                <text:p>299.496094</text:p>
              </table:table-cell>
              <table:table-cell office:value-type="float" office:value="466.201599">
                <text:p>466.2015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73.861664">
                <text:p>373.861664</text:p>
              </table:table-cell>
              <table:table-cell office:value-type="float" office:value="597.121643">
                <text:p>597.1216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17.725098">
                <text:p>517.725098</text:p>
              </table:table-cell>
              <table:table-cell office:value-type="float" office:value="691.834961">
                <text:p>691.8349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75.927002">
                <text:p>575.927002</text:p>
              </table:table-cell>
              <table:table-cell office:value-type="float" office:value="282.254456">
                <text:p>282.2544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70">
                <text:p>1170</text:p>
              </table:table-cell>
              <table:table-cell office:value-type="float" office:value="1029">
                <text:p>1029</text:p>
              </table:table-cell>
              <table:table-cell office:value-type="float" office:value="-997.32373">
                <text:p>-997.32373</text:p>
              </table:table-cell>
              <table:table-cell office:value-type="float" office:value="-752.02887">
                <text:p>-752.02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